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* FileName = D:\ACEX\MCTV001.he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Software Version Seasave V 7.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emperature SN = 48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onductivity SN = 33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Number of Bytes Per Scan = 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Number of Voltage Words =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Number of Scans Averaged by the Deck Unit =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System UpLoad Time = Jun 12 2012 10:34: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NMEA Latitude = <text:s/>25 59.557 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NMEA Longitude = <text:s/>045 32.712 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NMEA UTC (Time) 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Store Lat/Lon Data = Add to Header On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* H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* NHo Cruzeiro do Su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* 2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* MCT V ACE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* Esta��o 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* <text:s/>25 59.557 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* <text:s/>045 32.712 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* <text:s text:c="2"/>12/06/2012 13:33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* <text:s text:c="2"/>4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* 9P46375-08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* <text:s text:c="2"/>CT Bamba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nquan = 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nvalues = 4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units = specifi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name 0 = scan: Scan Co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name 1 = timeJ: Julian Day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name 2 = dz/dtM: Descent Rate [m/s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name 3 = prDM: Pressure, Digiquartz [db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name 4 = t090C: Temperature [ITS-90, deg C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name 5 = c0S/m: Conductivity [S/m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name 6 = sbeox0ML/L: Oxygen, SBE 43 [ml/l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name 7 = depSM: Depth [salt water, m], lat = -29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name 8 = potemp090C: Potential Temperature [ITS-90, deg C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name 9 = sal00: Salinity, Practical [PSU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name 10 = density00: Density [density, kg/m^3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name 11 = sigma-t00: Density [sigma-t, kg/m^3 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name 12 = oxsolML/L: Oxygen Saturation, Garcia &amp; Gordon [ml/l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name 13 = flag: fl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span 0 = <text:s text:c="6"/>5900, <text:s text:c="5"/>357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span 1 = 164.443319, 164.4577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span 2 = <text:s text:c="2"/>-163.087, <text:s text:c="3"/>687.6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span 3 = <text:s text:c="5"/>5.028, <text:s text:c="3"/>449.7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span 4 = <text:s text:c="4"/>8.0123, <text:s text:c="3"/>22.08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span 5 = <text:s text:c="2"/>3.646622, <text:s text:c="2"/>5.1606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span 6 = <text:s text:c="4"/>3.1742, <text:s text:c="4"/>4.53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span 7 = <text:s text:c="5"/>5.000, <text:s text:c="3"/>446.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span 8 = <text:s text:c="4"/>7.9662, <text:s text:c="3"/>22.08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span 9 = <text:s text:c="3"/>30.7209, <text:s text:c="3"/>36.49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span 10 = <text:s/>1020.9669, <text:s/>1029.36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span 11 = <text:s text:c="3"/>20.9449, <text:s text:c="3"/>27.33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span 12 = <text:s text:c="3"/>4.95885, <text:s text:c="3"/>6.595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span 13 = 0.0000e+00,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interval = meters: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start_time = Jun 12 2012 10:34:17 [System UpLoad Tim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bad_flag = -9.990e-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&lt;Sensors count="7" 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2"/>&lt;sensor Channel="1" 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4"/>&lt;!-- Frequency 0, Temperature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4"/>&lt;TemperatureSensor SensorID="55" 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SerialNumber&gt;4821&lt;/SerialNumb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CalibrationDate&gt;05-sep-07&lt;/CalibrationDat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UseG_J&gt;1&lt;/UseG_J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A&gt;0.00000000e+000&lt;/A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B&gt;0.00000000e+000&lt;/B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C&gt;0.00000000e+000&lt;/C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D&gt;0.00000000e+000&lt;/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F0_Old&gt;0.000&lt;/F0_Ol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G&gt;4.38936700e-003&lt;/G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H&gt;6.42490053e-004&lt;/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I&gt;2.16048220e-005&lt;/I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J&gt;1.78439095e-006&lt;/J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F0&gt;1000.000&lt;/F0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Slope&gt;1.00000000&lt;/Slop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Offset&gt;0.0000&lt;/Offse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4"/>&lt;/TemperatureSens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2"/>&lt;/sens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2"/>&lt;sensor Channel="2" 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4"/>&lt;!-- Frequency 1, Conductivity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4"/>&lt;ConductivitySensor SensorID="3" 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SerialNumber&gt;3367&lt;/SerialNumb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CalibrationDate&gt;05-mar-08&lt;/CalibrationDat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UseG_J&gt;1&lt;/UseG_J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!-- Cell const and series R are applicable only for wide range sensors.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SeriesR&gt;0.0000&lt;/Series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CellConst&gt;2000.0000&lt;/CellCons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ConductivityType&gt;0&lt;/ConductivityTyp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Coefficients equation="0" 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A&gt;0.00000000e+000&lt;/A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B&gt;0.00000000e+000&lt;/B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C&gt;0.00000000e+000&lt;/C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D&gt;0.00000000e+000&lt;/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M&gt;0.0&lt;/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CPcor&gt;-9.57000000e-008&lt;/CPc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/Coefficients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Coefficients equation="1" 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G&gt;-1.00394901e+001&lt;/G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H&gt;1.53275836e+000&lt;/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I&gt;-1.40812573e-003&lt;/I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J&gt;2.07124196e-004&lt;/J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CPcor&gt;-9.57000000e-008&lt;/CPc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CTcor&gt;3.2500e-006&lt;/CTc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!-- WBOTC not applicable unless ConductivityType = 1.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WBOTC&gt;0.00000000e+000&lt;/WBOTC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/Coefficients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Slope&gt;1.00000000&lt;/Slop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Offset&gt;0.00000&lt;/Offse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4"/>&lt;/ConductivitySens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2"/>&lt;/sens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2"/>&lt;sensor Channel="3" 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4"/>&lt;!-- Frequency 2, Pressure, Digiquartz with TC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4"/>&lt;PressureSensor SensorID="45" 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SerialNumber&gt;106018&lt;/SerialNumb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CalibrationDate&gt;28-sep-07&lt;/CalibrationDat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C1&gt;-4.775831e+004&lt;/C1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C2&gt;6.115646e-001&lt;/C2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C3&gt;1.314000e-002&lt;/C3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D1&gt;3.536000e-002&lt;/D1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D2&gt;0.000000e+000&lt;/D2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T1&gt;3.003638e+001&lt;/T1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T2&gt;-1.399114e-004&lt;/T2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T3&gt;3.369080e-006&lt;/T3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T4&gt;4.771450e-009&lt;/T4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Slope&gt;1.00000000&lt;/Slop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Offset&gt;0.00000&lt;/Offse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T5&gt;0.000000e+000&lt;/T5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AD590M&gt;1.250000e-002&lt;/AD590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AD590B&gt;-1.000000e+001&lt;/AD590B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4"/>&lt;/PressureSens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2"/>&lt;/sens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2"/>&lt;sensor Channel="4" 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4"/>&lt;!-- A/D voltage 0, Oxygen, SBE 43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4"/>&lt;OxygenSensor SensorID="38" 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SerialNumber&gt;0802&lt;/SerialNumb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CalibrationDate&gt;30-nov-07&lt;/CalibrationDat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Use2007Equation&gt;0&lt;/Use2007Equ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CalibrationCoefficients equation="0" 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!-- Coefficients for Owens-Millard equation.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Boc&gt;0.0000&lt;/Boc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Soc&gt;3.2360e-001&lt;/Soc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offset&gt;-0.7018&lt;/offse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Pcor&gt;1.35e-004&lt;/Pc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Tcor&gt;0.0007&lt;/Tc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Tau&gt;0.0&lt;/Tau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/CalibrationCoefficients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CalibrationCoefficients equation="1" 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!-- Coefficients for Sea-Bird equation - SBE calibration in 2007 and later.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Soc&gt;0.0000e+000&lt;/Soc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offset&gt; 0.0000&lt;/offse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A&gt; 0.0000e+000&lt;/A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B&gt; 0.0000e+000&lt;/B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C&gt; 0.0000e+000&lt;/C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D0&gt; 2.5826e+000&lt;/D0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D1&gt; 1.96400e-004&lt;/D1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D2&gt;-4.17760e-002&lt;/D2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E&gt; 0.0000e+000&lt;/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Tau20&gt; 2.0000&lt;/Tau20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H1&gt;-3.3000e-002&lt;/H1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H2&gt; 5.0000e+003&lt;/H2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H3&gt; 1.4500e+003&lt;/H3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/CalibrationCoefficients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4"/>&lt;/OxygenSens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2"/>&lt;/sens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2"/>&lt;sensor Channel="5" 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4"/>&lt;!-- A/D voltage 1, Free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2"/>&lt;/sens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2"/>&lt;sensor Channel="6" 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4"/>&lt;!-- A/D voltage 2, Fluorometer, Seapoint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4"/>&lt;FluoroSeapointSensor SensorID="11" 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SerialNumber&gt;2987&lt;/SerialNumb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CalibrationDate&gt;2008&lt;/CalibrationDat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!-- The following is an array index, not the actual gain setting.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GainSetting&gt;0&lt;/GainSetting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Offset&gt;0.000&lt;/Offse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4"/>&lt;/FluoroSeapointSens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2"/>&lt;/sens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2"/>&lt;sensor Channel="7" 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4"/>&lt;!-- A/D voltage 3, Free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2"/>&lt;/sens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&lt;/Sensors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atcnv_date = Feb 23 2016 15:22:48, 7.23.2 [datcnv_vars = 8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atcnv_in = C:\Users\Apaluz\Desktop\MARINHA_CHM\Comissoes\PC1481 NHO CRUZEIRO DO SUL - MCT V\POS_PROCESSAMENTO\BRUTOS\MCTV001.hex C:\Users\Apaluz\Desktop\MARINHA_CHM\Comissoes\PC1481 NHO CRUZEIRO DO SUL - MCT V\POS_PROCESSAMENTO\BRUTOS\MCTV001.C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atcnv_skipover = 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atcnv_ox_hysteresis_correction = n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atcnv_ox_tau_correction = y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filter_date = Feb 23 2016 15:35:59, 7.23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filter_in = C:\Users\Apaluz\Desktop\MARINHA_CHM\Comissoes\PC1481 NHO CRUZEIRO DO SUL - MCT V\POS_PROCESSAMENTO\1-DATACNV\MCTV001.cn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filter_low_pass_tc_A = 0.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filter_low_pass_tc_B = 0.1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filter_low_pass_A_vars = t090C c0S/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filter_low_pass_B_vars = prD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alignctd_date = Feb 23 2016 16:08:39, 7.23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alignctd_in = C:\Users\Apaluz\Desktop\MARINHA_CHM\Comissoes\PC1481 NHO CRUZEIRO DO SUL - MCT V\POS_PROCESSAMENTO\2-FILTER\MCTV001.cn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alignctd_adv = c0S/m 0.073, sbeox0ML/L 4.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wildedit_date = Feb 25 2016 12:52:01, 7.23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wildedit_in = C:\Users\Apaluz\Desktop\MARINHA_CHM\Comissoes\PC1481 NHO CRUZEIRO DO SUL - MCT V\POS_PROCESSAMENTO\3-ALIGN\MCTV001.cn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wildedit_pass1_nstd = 2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wildedit_pass2_nstd = 20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wildedit_pass2_mindelta = 1.000e+0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wildedit_npoint = 1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wildedit_vars = dz/dtM prDM t090C c0S/m sbeox0ML/L depS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wildedit_excl_bad_scans = y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elltm_date = Feb 25 2016 12:54:44, 7.23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elltm_in = C:\Users\Apaluz\Desktop\MARINHA_CHM\Comissoes\PC1481 NHO CRUZEIRO DO SUL - MCT V\POS_PROCESSAMENTO\4-WILDEDIT\MCTV001.cn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elltm_alpha = 0.0300, 0.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elltm_tau = 7.0000, 0.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elltm_temp_sensor_use_for_cond = primary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loopedit_date = Feb 25 2016 13:01:16, 7.23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loopedit_in = C:\Users\Apaluz\Desktop\MARINHA_CHM\Comissoes\PC1481 NHO CRUZEIRO DO SUL - MCT V\POS_PROCESSAMENTO\6-CELLTM\MCTV001.cn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loopedit_minVelocity = 0.2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loopedit_surfaceSoak: minDepth = 5.0, maxDepth = 20, useDeckPress =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loopedit_excl_bad_scans = y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erive_date = Feb 25 2016 13:15:05, 7.23.2 [derive_vars = 5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erive_in = C:\Users\Apaluz\Desktop\MARINHA_CHM\Comissoes\PC1481 NHO CRUZEIRO DO SUL - MCT V\POS_PROCESSAMENTO\8-LOOPEDIT\MCTV001.cnv C:\Users\Apaluz\Desktop\MARINHA_CHM\Comissoes\PC1481 NHO CRUZEIRO DO SUL - MCT V\POS_PROCESSAMENTO\BRUTOS\MCTV001.C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binavg_date = Feb 25 2016 14:23:49, 7.23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binavg_in = C:\Users\Apaluz\Desktop\MARINHA_CHM\Comissoes\PC1481 NHO CRUZEIRO DO SUL - MCT V\POS_PROCESSAMENTO\7-DERIVE\MCTV001.cn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binavg_bintype = me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binavg_binsize =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binavg_excl_bad_scans = y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binavg_skipover = 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binavg_surface_bin = no, min = 0.000, max = 0.000, value = 0.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split_date = Feb 25 2016 14:26:22, 7.23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split_in = C:\Users\Apaluz\Desktop\MARINHA_CHM\Comissoes\PC1481 NHO CRUZEIRO DO SUL - MCT V\POS_PROCESSAMENTO\9-BINAVG\MCTV001.cn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split_excl_bad_scans = y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file_type = asc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END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900 164.443319 <text:s text:c="5"/>0.741 <text:s text:c="5"/>5.028 <text:s text:c="3"/>22.0861 <text:s text:c="2"/>4.457540 <text:s text:c="4"/>3.9537 <text:s text:c="5"/>5.000 <text:s text:c="3"/>22.0851 <text:s text:c="3"/>30.7209 <text:s/>1020.9669 <text:s text:c="3"/>20.9449 <text:s text:c="3"/>5.1095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959 164.443348 <text:s text:c="5"/>0.436 <text:s text:c="5"/>6.041 <text:s text:c="3"/>21.8785 <text:s text:c="2"/>5.004584 <text:s text:c="4"/>4.3185 <text:s text:c="5"/>6.000 <text:s text:c="3"/>21.8774 <text:s text:c="3"/>35.1732 <text:s/>1024.4105 <text:s text:c="3"/>24.3842 <text:s text:c="3"/>4.9973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017 164.443376 <text:s text:c="5"/>0.426 <text:s text:c="5"/>7.046 <text:s text:c="3"/>21.7964 <text:s text:c="2"/>5.114373 <text:s text:c="4"/>4.4286 <text:s text:c="5"/>7.000 <text:s text:c="3"/>21.7950 <text:s text:c="3"/>36.0984 <text:s/>1025.1404 <text:s text:c="3"/>25.1098 <text:s text:c="3"/>4.9776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053 164.443393 <text:s text:c="5"/>0.651 <text:s text:c="5"/>8.056 <text:s text:c="3"/>21.8094 <text:s text:c="2"/>5.108877 <text:s text:c="4"/>4.4563 <text:s text:c="5"/>8.000 <text:s text:c="3"/>21.8078 <text:s text:c="3"/>36.0445 <text:s/>1025.1002 <text:s text:c="3"/>25.0653 <text:s text:c="3"/>4.9780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086 164.443409 <text:s text:c="5"/>0.725 <text:s text:c="5"/>9.056 <text:s text:c="3"/>21.8088 <text:s text:c="2"/>5.109418 <text:s text:c="4"/>4.4705 <text:s text:c="5"/>9.000 <text:s text:c="3"/>21.8070 <text:s text:c="3"/>36.0489 <text:s/>1025.1081 <text:s text:c="3"/>25.0688 <text:s text:c="3"/>4.9779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124 164.443428 <text:s text:c="5"/>0.634 <text:s text:c="4"/>10.063 <text:s text:c="3"/>21.8042 <text:s text:c="2"/>5.109452 <text:s text:c="4"/>4.4732 <text:s text:c="4"/>10.000 <text:s text:c="3"/>21.8023 <text:s text:c="3"/>36.0526 <text:s/>1025.1166 <text:s text:c="3"/>25.0729 <text:s text:c="3"/>4.9782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192 164.443460 <text:s text:c="5"/>0.336 <text:s text:c="4"/>11.069 <text:s text:c="3"/>21.8032 <text:s text:c="2"/>5.110038 <text:s text:c="4"/>4.4830 <text:s text:c="4"/>11.000 <text:s text:c="3"/>21.8010 <text:s text:c="3"/>36.0578 <text:s/>1025.1252 <text:s text:c="3"/>25.0772 <text:s text:c="3"/>4.9782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236 164.444928 <text:s text:c="5"/>0.362 <text:s text:c="4"/>12.069 <text:s text:c="3"/>21.8093 <text:s text:c="2"/>5.113653 <text:s text:c="4"/>4.5220 <text:s text:c="4"/>12.000 <text:s text:c="3"/>21.8069 <text:s text:c="3"/>36.0810 <text:s/>1025.1455 <text:s text:c="3"/>25.0931 <text:s text:c="3"/>4.9769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632 164.446084 <text:s text:c="5"/>0.571 <text:s text:c="4"/>13.082 <text:s text:c="3"/>21.8148 <text:s text:c="2"/>5.116705 <text:s text:c="4"/>4.5349 <text:s text:c="4"/>13.000 <text:s text:c="3"/>21.8122 <text:s text:c="3"/>36.1003 <text:s/>1025.1630 <text:s text:c="3"/>25.1062 <text:s text:c="3"/>4.9759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796 164.446163 <text:s text:c="5"/>0.321 <text:s text:c="4"/>14.094 <text:s text:c="3"/>21.8148 <text:s text:c="2"/>5.117453 <text:s text:c="4"/>4.5247 <text:s text:c="4"/>14.000 <text:s text:c="3"/>21.8120 <text:s text:c="3"/>36.1059 <text:s/>1025.1717 <text:s text:c="3"/>25.1105 <text:s text:c="3"/>4.9757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858 164.446192 <text:s text:c="5"/>0.561 <text:s text:c="4"/>15.097 <text:s text:c="3"/>21.8111 <text:s text:c="2"/>5.117300 <text:s text:c="4"/>4.5291 <text:s text:c="4"/>15.000 <text:s text:c="3"/>21.8082 <text:s text:c="3"/>36.1074 <text:s/>1025.1781 <text:s text:c="3"/>25.1126 <text:s text:c="3"/>4.9760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950 164.446237 <text:s text:c="5"/>0.590 <text:s text:c="4"/>16.101 <text:s text:c="3"/>21.8142 <text:s text:c="2"/>5.118962 <text:s text:c="4"/>4.5255 <text:s text:c="4"/>16.000 <text:s text:c="3"/>21.8111 <text:s text:c="3"/>36.1176 <text:s/>1025.1894 <text:s text:c="3"/>25.1195 <text:s text:c="3"/>4.9754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032 164.446276 <text:s text:c="5"/>0.279 <text:s text:c="4"/>17.120 <text:s text:c="3"/>21.8252 <text:s text:c="2"/>5.122187 <text:s text:c="4"/>4.5263 <text:s text:c="4"/>17.000 <text:s text:c="3"/>21.8218 <text:s text:c="3"/>36.1337 <text:s/>1025.2030 <text:s text:c="3"/>25.1287 <text:s text:c="3"/>4.9740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109 164.446314 <text:s text:c="5"/>0.305 <text:s text:c="4"/>18.113 <text:s text:c="3"/>21.8367 <text:s text:c="2"/>5.125265 <text:s text:c="4"/>4.5214 <text:s text:c="4"/>18.000 <text:s text:c="3"/>21.8332 <text:s text:c="3"/>36.1481 <text:s/>1025.2150 <text:s text:c="3"/>25.1364 <text:s text:c="3"/>4.9726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215 164.446365 <text:s text:c="5"/>0.242 <text:s text:c="4"/>19.113 <text:s text:c="3"/>21.8412 <text:s text:c="2"/>5.126445 <text:s text:c="4"/>4.5208 <text:s text:c="4"/>19.000 <text:s text:c="3"/>21.8374 <text:s text:c="3"/>36.1534 <text:s/>1025.2221 <text:s text:c="3"/>25.1392 <text:s text:c="3"/>4.9720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291 164.446401 <text:s text:c="5"/>0.468 <text:s text:c="4"/>20.134 <text:s text:c="3"/>21.8516 <text:s text:c="2"/>5.128581 <text:s text:c="4"/>4.5178 <text:s text:c="4"/>20.000 <text:s text:c="3"/>21.8476 <text:s text:c="3"/>36.1613 <text:s/>1025.2296 <text:s text:c="3"/>25.1423 <text:s text:c="3"/>4.9709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350 164.446430 <text:s text:c="5"/>0.392 <text:s text:c="4"/>21.141 <text:s text:c="3"/>21.8568 <text:s text:c="2"/>5.129559 <text:s text:c="4"/>4.5169 <text:s text:c="4"/>21.000 <text:s text:c="3"/>21.8527 <text:s text:c="3"/>36.1643 <text:s/>1025.2348 <text:s text:c="3"/>25.1430 <text:s text:c="3"/>4.9703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417 164.446462 <text:s text:c="5"/>0.398 <text:s text:c="4"/>22.149 <text:s text:c="3"/>21.8590 <text:s text:c="2"/>5.130279 <text:s text:c="4"/>4.5146 <text:s text:c="4"/>22.000 <text:s text:c="3"/>21.8546 <text:s text:c="3"/>36.1678 <text:s/>1025.2412 <text:s text:c="3"/>25.1451 <text:s text:c="3"/>4.9700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457 164.446482 <text:s text:c="5"/>0.586 <text:s text:c="4"/>23.156 <text:s text:c="3"/>21.8644 <text:s text:c="2"/>5.131817 <text:s text:c="4"/>4.5160 <text:s text:c="4"/>23.000 <text:s text:c="3"/>21.8598 <text:s text:c="3"/>36.1752 <text:s/>1025.2497 <text:s text:c="3"/>25.1492 <text:s text:c="3"/>4.9693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497 164.446501 <text:s text:c="5"/>0.613 <text:s text:c="4"/>24.163 <text:s text:c="3"/>21.8778 <text:s text:c="2"/>5.135099 <text:s text:c="4"/>4.5160 <text:s text:c="4"/>24.000 <text:s text:c="3"/>21.8731 <text:s text:c="3"/>36.1895 <text:s/>1025.2612 <text:s text:c="3"/>25.1564 <text:s text:c="3"/>4.9677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542 164.446523 <text:s text:c="5"/>0.533 <text:s text:c="4"/>25.165 <text:s text:c="3"/>21.8847 <text:s text:c="2"/>5.137447 <text:s text:c="4"/>4.5054 <text:s text:c="4"/>25.000 <text:s text:c="3"/>21.8797 <text:s text:c="3"/>36.2021 <text:s/>1025.2732 <text:s text:c="3"/>25.1640 <text:s text:c="3"/>4.9668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613 164.446557 <text:s text:c="5"/>0.332 <text:s text:c="4"/>26.178 <text:s text:c="3"/>21.8834 <text:s text:c="2"/>5.138382 <text:s text:c="4"/>4.5041 <text:s text:c="4"/>26.000 <text:s text:c="3"/>21.8782 <text:s text:c="3"/>36.2102 <text:s/>1025.2841 <text:s text:c="3"/>25.1705 <text:s text:c="3"/>4.9667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686 164.446592 <text:s text:c="5"/>0.487 <text:s text:c="4"/>27.187 <text:s text:c="3"/>21.8850 <text:s text:c="2"/>5.139854 <text:s text:c="4"/>4.5049 <text:s text:c="4"/>27.000 <text:s text:c="3"/>21.8797 <text:s text:c="3"/>36.2201 <text:s/>1025.2956 <text:s text:c="3"/>25.1776 <text:s text:c="3"/>4.9662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721 164.446609 <text:s text:c="5"/>0.663 <text:s text:c="4"/>28.187 <text:s text:c="3"/>21.8823 <text:s text:c="2"/>5.141027 <text:s text:c="4"/>4.5050 <text:s text:c="4"/>28.000 <text:s text:c="3"/>21.8768 <text:s text:c="3"/>36.2313 <text:s/>1025.3092 <text:s text:c="3"/>25.1869 <text:s text:c="3"/>4.9661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764 164.446630 <text:s text:c="5"/>0.564 <text:s text:c="4"/>29.196 <text:s text:c="3"/>21.8862 <text:s text:c="2"/>5.144129 <text:s text:c="4"/>4.4952 <text:s text:c="4"/>29.000 <text:s text:c="3"/>21.8804 <text:s text:c="3"/>36.2524 <text:s/>1025.3285 <text:s text:c="3"/>25.2018 <text:s text:c="3"/>4.9652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820 164.446656 <text:s text:c="5"/>0.429 <text:s text:c="4"/>30.200 <text:s text:c="3"/>21.8992 <text:s text:c="2"/>5.148059 <text:s text:c="4"/>4.4943 <text:s text:c="4"/>30.000 <text:s text:c="3"/>21.8932 <text:s text:c="3"/>36.2722 <text:s/>1025.3443 <text:s text:c="3"/>25.2133 <text:s text:c="3"/>4.9635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884 164.446687 <text:s text:c="5"/>0.376 <text:s text:c="4"/>31.211 <text:s text:c="3"/>21.9083 <text:s text:c="2"/>5.150497 <text:s text:c="4"/>4.4865 <text:s text:c="4"/>31.000 <text:s text:c="3"/>21.9021 <text:s text:c="3"/>36.2835 <text:s/>1025.3547 <text:s text:c="3"/>25.2193 <text:s text:c="3"/>4.9623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925 164.446707 <text:s text:c="5"/>0.591 <text:s text:c="4"/>32.214 <text:s text:c="3"/>21.9127 <text:s text:c="2"/>5.151690 <text:s text:c="4"/>4.4876 <text:s text:c="4"/>32.000 <text:s text:c="3"/>21.9063 <text:s text:c="3"/>36.2890 <text:s/>1025.3619 <text:s text:c="3"/>25.2222 <text:s text:c="3"/>4.9618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984 164.446736 <text:s text:c="5"/>0.366 <text:s text:c="4"/>33.215 <text:s text:c="3"/>21.9149 <text:s text:c="2"/>5.152610 <text:s text:c="4"/>4.4897 <text:s text:c="4"/>33.000 <text:s text:c="3"/>21.9083 <text:s text:c="3"/>36.2941 <text:s/>1025.3695 <text:s text:c="3"/>25.2255 <text:s text:c="3"/>4.9614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025 164.446755 <text:s text:c="5"/>0.592 <text:s text:c="4"/>34.230 <text:s text:c="3"/>21.9185 <text:s text:c="2"/>5.154420 <text:s text:c="4"/>4.4910 <text:s text:c="4"/>34.000 <text:s text:c="3"/>21.9117 <text:s text:c="3"/>36.3050 <text:s/>1025.3812 <text:s text:c="3"/>25.2328 <text:s text:c="3"/>4.9608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061 164.446773 <text:s text:c="5"/>0.686 <text:s text:c="4"/>35.234 <text:s text:c="3"/>21.9125 <text:s text:c="2"/>5.154811 <text:s text:c="4"/>4.4833 <text:s text:c="4"/>35.000 <text:s text:c="3"/>21.9056 <text:s text:c="3"/>36.3128 <text:s/>1025.3931 <text:s text:c="3"/>25.2404 <text:s text:c="3"/>4.9611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116 164.446799 <text:s text:c="5"/>0.398 <text:s text:c="4"/>36.237 <text:s text:c="3"/>21.9083 <text:s text:c="2"/>5.155821 <text:s text:c="4"/>4.4856 <text:s text:c="4"/>36.000 <text:s text:c="3"/>21.9011 <text:s text:c="3"/>36.3240 <text:s/>1025.4072 <text:s text:c="3"/>25.2501 <text:s text:c="3"/>4.9612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224 164.446851 <text:s text:c="5"/>0.283 <text:s text:c="4"/>37.254 <text:s text:c="3"/>21.9193 <text:s text:c="2"/>5.158749 <text:s text:c="4"/>4.4852 <text:s text:c="4"/>37.000 <text:s text:c="3"/>21.9119 <text:s text:c="3"/>36.3376 <text:s/>1025.4189 <text:s text:c="3"/>25.2574 <text:s text:c="3"/>4.9598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313 164.446894 <text:s text:c="5"/>0.265 <text:s text:c="4"/>38.261 <text:s text:c="3"/>21.9283 <text:s text:c="2"/>5.160608 <text:s text:c="4"/>4.4729 <text:s text:c="4"/>38.000 <text:s text:c="3"/>21.9208 <text:s text:c="3"/>36.3444 <text:s/>1025.4259 <text:s text:c="3"/>25.2600 <text:s text:c="3"/>4.9588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385 164.446929 <text:s text:c="5"/>0.388 <text:s text:c="4"/>39.235 <text:s text:c="3"/>21.8725 <text:s text:c="2"/>5.157533 <text:s text:c="4"/>4.4563 <text:s text:c="4"/>39.000 <text:s text:c="3"/>21.8648 <text:s text:c="3"/>36.3666 <text:s/>1025.4627 <text:s text:c="3"/>25.2926 <text:s text:c="3"/>4.9631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474 164.446972 <text:s text:c="5"/>0.276 <text:s text:c="4"/>40.285 <text:s text:c="3"/>21.7617 <text:s text:c="2"/>5.150134 <text:s text:c="4"/>4.4332 <text:s text:c="4"/>40.000 <text:s text:c="3"/>21.7537 <text:s text:c="3"/>36.4010 <text:s/>1025.5246 <text:s text:c="3"/>25.3498 <text:s text:c="3"/>4.9718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578 164.447022 <text:s text:c="5"/>0.399 <text:s text:c="4"/>41.269 <text:s text:c="3"/>21.7260 <text:s text:c="2"/>5.146157 <text:s text:c="4"/>4.4202 <text:s text:c="4"/>41.000 <text:s text:c="3"/>21.7179 <text:s text:c="3"/>36.3991 <text:s/>1025.5374 <text:s text:c="3"/>25.3584 <text:s text:c="3"/>4.9751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643 164.447053 <text:s text:c="5"/>0.683 <text:s text:c="4"/>42.289 <text:s text:c="3"/>21.6742 <text:s text:c="2"/>5.141315 <text:s text:c="4"/>4.4044 <text:s text:c="4"/>42.000 <text:s text:c="3"/>21.6659 <text:s text:c="3"/>36.4040 <text:s/>1025.5601 <text:s text:c="3"/>25.3766 <text:s text:c="3"/>4.9795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670 164.447066 <text:s text:c="5"/>0.826 <text:s text:c="4"/>43.281 <text:s text:c="3"/>21.6369 <text:s text:c="2"/>5.140871 <text:s text:c="4"/>4.3916 <text:s text:c="4"/>43.000 <text:s text:c="3"/>21.6284 <text:s text:c="3"/>36.4317 <text:s/>1025.5959 <text:s text:c="3"/>25.4081 <text:s text:c="3"/>4.9820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736 164.447098 <text:s text:c="5"/>0.355 <text:s text:c="4"/>44.293 <text:s text:c="3"/>21.5652 <text:s text:c="2"/>5.136833 <text:s text:c="4"/>4.3869 <text:s text:c="4"/>44.000 <text:s text:c="3"/>21.5565 <text:s text:c="3"/>36.4599 <text:s/>1025.6418 <text:s text:c="3"/>25.4495 <text:s text:c="3"/>4.9875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793 164.447126 <text:s text:c="5"/>0.471 <text:s text:c="4"/>45.312 <text:s text:c="3"/>21.4832 <text:s text:c="2"/>5.130910 <text:s text:c="4"/>4.3704 <text:s text:c="4"/>45.000 <text:s text:c="3"/>21.4743 <text:s text:c="3"/>36.4818 <text:s/>1025.6858 <text:s text:c="3"/>25.4891 <text:s text:c="3"/>4.9942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839 164.447148 <text:s text:c="5"/>0.531 <text:s text:c="4"/>46.315 <text:s text:c="3"/>21.3194 <text:s text:c="2"/>5.114848 <text:s text:c="4"/>4.3470 <text:s text:c="4"/>46.000 <text:s text:c="3"/>21.3103 <text:s text:c="3"/>36.4922 <text:s/>1025.7435 <text:s text:c="3"/>25.5424 <text:s text:c="3"/>5.0085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883 164.447169 <text:s text:c="5"/>0.551 <text:s text:c="4"/>47.319 <text:s text:c="3"/>21.1443 <text:s text:c="2"/>5.095619 <text:s text:c="4"/>4.3636 <text:s text:c="4"/>47.000 <text:s text:c="3"/>21.1352 <text:s text:c="3"/>36.4865 <text:s/>1025.7920 <text:s text:c="3"/>25.5864 <text:s text:c="3"/>5.0244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980 164.447216 <text:s text:c="5"/>0.249 <text:s text:c="4"/>48.333 <text:s text:c="3"/>20.7447 <text:s text:c="2"/>5.048679 <text:s text:c="4"/>4.2993 <text:s text:c="4"/>48.000 <text:s text:c="3"/>20.7355 <text:s text:c="3"/>36.4485 <text:s/>1025.8769 <text:s text:c="3"/>25.6667 <text:s text:c="3"/>5.0618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040 164.447245 <text:s text:c="5"/>0.392 <text:s text:c="4"/>49.337 <text:s text:c="3"/>20.3429 <text:s text:c="2"/>5.003642 <text:s text:c="4"/>4.2696 <text:s text:c="4"/>49.000 <text:s text:c="3"/>20.3336 <text:s text:c="3"/>36.4268 <text:s/>1025.9736 <text:s text:c="3"/>25.7588 <text:s text:c="3"/>5.0994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103 164.447275 <text:s text:c="5"/>0.404 <text:s text:c="4"/>50.342 <text:s text:c="3"/>19.8233 <text:s text:c="2"/>4.943271 <text:s text:c="4"/>4.2500 <text:s text:c="4"/>50.000 <text:s text:c="3"/>19.8140 <text:s text:c="3"/>36.3792 <text:s/>1026.0805 <text:s text:c="3"/>25.8610 <text:s text:c="3"/>5.1494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167 164.447306 <text:s text:c="5"/>0.355 <text:s text:c="4"/>51.359 <text:s text:c="3"/>19.6136 <text:s text:c="2"/>4.919314 <text:s text:c="4"/>4.2401 <text:s text:c="4"/>51.000 <text:s text:c="3"/>19.6041 <text:s text:c="3"/>36.3626 <text:s/>1026.1277 <text:s text:c="3"/>25.9036 <text:s text:c="3"/>5.1697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201 164.447323 <text:s text:c="5"/>0.654 <text:s text:c="4"/>52.358 <text:s text:c="3"/>19.3411 <text:s text:c="2"/>4.889194 <text:s text:c="4"/>4.2332 <text:s text:c="4"/>52.000 <text:s text:c="3"/>19.3316 <text:s text:c="3"/>36.3489 <text:s/>1026.1930 <text:s text:c="3"/>25.9643 <text:s text:c="3"/>5.1961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236 164.447339 <text:s text:c="5"/>0.727 <text:s text:c="4"/>53.361 <text:s text:c="3"/>19.1931 <text:s text:c="2"/>4.874855 <text:s text:c="4"/>4.2421 <text:s text:c="4"/>53.000 <text:s text:c="3"/>19.1835 <text:s text:c="3"/>36.3580 <text:s/>1026.2428 <text:s text:c="3"/>26.0097 <text:s text:c="3"/>5.2100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276 164.447358 <text:s text:c="5"/>0.591 <text:s text:c="4"/>54.376 <text:s text:c="3"/>19.0119 <text:s text:c="2"/>4.854967 <text:s text:c="4"/>4.2267 <text:s text:c="4"/>54.000 <text:s text:c="3"/>19.0022 <text:s text:c="3"/>36.3494 <text:s/>1026.2876 <text:s text:c="3"/>26.0500 <text:s text:c="3"/>5.2278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308 164.447374 <text:s text:c="5"/>0.715 <text:s text:c="4"/>55.379 <text:s text:c="3"/>18.8399 <text:s text:c="2"/>4.833468 <text:s text:c="4"/>4.2291 <text:s text:c="4"/>55.000 <text:s text:c="3"/>18.8300 <text:s text:c="3"/>36.3190 <text:s/>1026.3130 <text:s text:c="3"/>26.0708 <text:s text:c="3"/>5.2455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350 164.447394 <text:s text:c="5"/>0.611 <text:s text:c="4"/>56.383 <text:s text:c="3"/>18.4966 <text:s text:c="2"/>4.794327 <text:s text:c="4"/>4.2475 <text:s text:c="4"/>56.000 <text:s text:c="3"/>18.4867 <text:s text:c="3"/>36.2895 <text:s/>1026.3824 <text:s text:c="3"/>26.1356 <text:s text:c="3"/>5.2801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406 164.447421 <text:s text:c="5"/>0.384 <text:s text:c="4"/>57.398 <text:s text:c="3"/>18.2701 <text:s text:c="2"/>4.765198 <text:s text:c="4"/>4.2202 <text:s text:c="4"/>57.000 <text:s text:c="3"/>18.2601 <text:s text:c="3"/>36.2411 <text:s/>1026.4069 <text:s text:c="3"/>26.1555 <text:s text:c="3"/>5.3041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434 164.447435 <text:s text:c="5"/>0.731 <text:s text:c="4"/>58.404 <text:s text:c="3"/>17.8040 <text:s text:c="2"/>4.714706 <text:s text:c="4"/>4.2130 <text:s text:c="4"/>58.000 <text:s text:c="3"/>17.7940 <text:s text:c="3"/>36.2211 <text:s/>1026.5125 <text:s text:c="3"/>26.2563 <text:s text:c="3"/>5.3515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459 164.447447 <text:s text:c="5"/>0.934 <text:s text:c="4"/>59.404 <text:s text:c="3"/>17.7665 <text:s text:c="2"/>4.711769 <text:s text:c="4"/>4.2369 <text:s text:c="4"/>59.000 <text:s text:c="3"/>17.7563 <text:s text:c="3"/>36.2288 <text:s/>1026.5321 <text:s text:c="3"/>26.2714 <text:s text:c="3"/>5.3550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496 164.447465 <text:s text:c="5"/>0.743 <text:s text:c="4"/>60.409 <text:s text:c="3"/>17.7111 <text:s text:c="2"/>4.705262 <text:s text:c="4"/>4.2340 <text:s text:c="4"/>60.000 <text:s text:c="3"/>17.7008 <text:s text:c="3"/>36.2216 <text:s/>1026.5446 <text:s text:c="3"/>26.2796 <text:s text:c="3"/>5.3609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551 164.447491 <text:s text:c="5"/>0.371 <text:s text:c="4"/>61.427 <text:s text:c="3"/>17.4572 <text:s text:c="2"/>4.674548 <text:s text:c="4"/>4.1681 <text:s text:c="4"/>61.000 <text:s text:c="3"/>17.4469 <text:s text:c="3"/>36.1815 <text:s/>1026.5806 <text:s text:c="3"/>26.3108 <text:s text:c="3"/>5.3881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580 164.447505 <text:s text:c="5"/>0.705 <text:s text:c="4"/>62.431 <text:s text:c="3"/>17.0156 <text:s text:c="2"/>4.625329 <text:s text:c="4"/>4.1462 <text:s text:c="4"/>62.000 <text:s text:c="3"/>17.0052 <text:s text:c="3"/>36.1477 <text:s/>1026.6665 <text:s text:c="3"/>26.3919 <text:s text:c="3"/>5.4347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607 164.447518 <text:s text:c="5"/>0.897 <text:s text:c="4"/>63.429 <text:s text:c="3"/>16.8727 <text:s text:c="2"/>4.609992 <text:s text:c="4"/>4.1334 <text:s text:c="4"/>63.000 <text:s text:c="3"/>16.8622 <text:s text:c="3"/>36.1412 <text:s/>1026.7001 <text:s text:c="3"/>26.4210 <text:s text:c="3"/>5.4499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645 164.447537 <text:s text:c="5"/>0.682 <text:s text:c="4"/>64.438 <text:s text:c="3"/>16.7553 <text:s text:c="2"/>4.596575 <text:s text:c="4"/>4.0552 <text:s text:c="4"/>64.000 <text:s text:c="3"/>16.7447 <text:s text:c="3"/>36.1285 <text:s/>1026.7228 <text:s text:c="3"/>26.4392 <text:s text:c="3"/>5.4626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689 164.447558 <text:s text:c="5"/>0.530 <text:s text:c="4"/>65.455 <text:s text:c="3"/>16.3439 <text:s text:c="2"/>4.546955 <text:s text:c="4"/>3.9710 <text:s text:c="4"/>65.000 <text:s text:c="3"/>16.3334 <text:s text:c="3"/>36.0604 <text:s/>1026.7723 <text:s text:c="3"/>26.4838 <text:s text:c="3"/>5.5085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723 164.447574 <text:s text:c="5"/>0.690 <text:s text:c="4"/>66.453 <text:s text:c="3"/>16.0896 <text:s text:c="2"/>4.519753 <text:s text:c="4"/>3.9448 <text:s text:c="4"/>66.000 <text:s text:c="3"/>16.0790 <text:s text:c="3"/>36.0483 <text:s/>1026.8268 <text:s text:c="3"/>26.5336 <text:s text:c="3"/>5.5361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773 164.447598 <text:s text:c="5"/>0.473 <text:s text:c="4"/>67.468 <text:s text:c="3"/>16.0374 <text:s text:c="2"/>4.514355 <text:s text:c="4"/>3.9218 <text:s text:c="4"/>67.000 <text:s text:c="3"/>16.0267 <text:s text:c="3"/>36.0470 <text:s/>1026.8425 <text:s text:c="3"/>26.5448 <text:s text:c="3"/>5.5418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807 164.447615 <text:s text:c="5"/>0.635 <text:s text:c="4"/>68.476 <text:s text:c="3"/>16.0124 <text:s text:c="2"/>4.511507 <text:s text:c="4"/>3.8995 <text:s text:c="4"/>68.000 <text:s text:c="3"/>16.0015 <text:s text:c="3"/>36.0439 <text:s/>1026.8503 <text:s text:c="3"/>26.5481 <text:s text:c="3"/>5.5446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830 164.447626 <text:s text:c="5"/>0.928 <text:s text:c="4"/>69.475 <text:s text:c="3"/>15.9808 <text:s text:c="2"/>4.507816 <text:s text:c="4"/>3.8815 <text:s text:c="4"/>69.000 <text:s text:c="3"/>15.9698 <text:s text:c="3"/>36.0392 <text:s/>1026.8584 <text:s text:c="3"/>26.5518 <text:s text:c="3"/>5.5482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861 164.447641 <text:s text:c="5"/>0.884 <text:s text:c="4"/>70.479 <text:s text:c="3"/>15.9181 <text:s text:c="2"/>4.500894 <text:s text:c="4"/>3.8785 <text:s text:c="4"/>70.000 <text:s text:c="3"/>15.9070 <text:s text:c="3"/>36.0337 <text:s/>1026.8731 <text:s text:c="3"/>26.5620 <text:s text:c="3"/>5.5551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915 164.447667 <text:s text:c="5"/>0.407 <text:s text:c="4"/>71.491 <text:s text:c="3"/>15.8920 <text:s text:c="2"/>4.498253 <text:s text:c="4"/>3.8755 <text:s text:c="4"/>71.000 <text:s text:c="3"/>15.8807 <text:s text:c="3"/>36.0334 <text:s/>1026.8834 <text:s text:c="3"/>26.5678 <text:s text:c="3"/>5.5580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960 164.447689 <text:s text:c="5"/>0.534 <text:s text:c="4"/>72.504 <text:s text:c="3"/>15.8720 <text:s text:c="2"/>4.496083 <text:s text:c="4"/>3.8684 <text:s text:c="4"/>72.000 <text:s text:c="3"/>15.8606 <text:s text:c="3"/>36.0317 <text:s/>1026.8912 <text:s text:c="3"/>26.5711 <text:s text:c="3"/>5.5602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992 164.447704 <text:s text:c="5"/>0.717 <text:s text:c="4"/>73.510 <text:s text:c="3"/>15.8671 <text:s text:c="2"/>4.495643 <text:s text:c="4"/>3.8624 <text:s text:c="4"/>73.000 <text:s text:c="3"/>15.8555 <text:s text:c="3"/>36.0319 <text:s/>1026.8968 <text:s text:c="3"/>26.5723 <text:s text:c="3"/>5.5607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020 164.447718 <text:s text:c="5"/>0.835 <text:s text:c="4"/>74.512 <text:s text:c="3"/>15.8605 <text:s text:c="2"/>4.494996 <text:s text:c="4"/>3.8548 <text:s text:c="4"/>74.000 <text:s text:c="3"/>15.8487 <text:s text:c="3"/>36.0317 <text:s/>1026.9026 <text:s text:c="3"/>26.5736 <text:s text:c="3"/>5.5615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056 164.447735 <text:s text:c="5"/>0.727 <text:s text:c="4"/>75.518 <text:s text:c="3"/>15.8326 <text:s text:c="2"/>4.491769 <text:s text:c="4"/>3.8536 <text:s text:c="4"/>75.000 <text:s text:c="3"/>15.8207 <text:s text:c="3"/>36.0276 <text:s/>1026.9104 <text:s text:c="3"/>26.5769 <text:s text:c="3"/>5.5646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098 164.447755 <text:s text:c="5"/>0.556 <text:s text:c="4"/>76.530 <text:s text:c="3"/>15.7805 <text:s text:c="2"/>4.485525 <text:s text:c="4"/>3.8363 <text:s text:c="4"/>76.000 <text:s text:c="3"/>15.7685 <text:s text:c="3"/>36.0186 <text:s/>1026.9199 <text:s text:c="3"/>26.5819 <text:s text:c="3"/>5.5706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134 164.447773 <text:s text:c="5"/>0.650 <text:s text:c="4"/>77.537 <text:s text:c="3"/>15.6722 <text:s text:c="2"/>4.472629 <text:s text:c="4"/>3.8183 <text:s text:c="4"/>77.000 <text:s text:c="3"/>15.6601 <text:s text:c="3"/>36.0008 <text:s/>1026.9355 <text:s text:c="3"/>26.5929 <text:s text:c="3"/>5.5830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167 164.447788 <text:s text:c="5"/>0.742 <text:s text:c="4"/>78.537 <text:s text:c="3"/>15.5892 <text:s text:c="2"/>4.463842 <text:s text:c="4"/>3.8076 <text:s text:c="4"/>78.000 <text:s text:c="3"/>15.5770 <text:s text:c="3"/>35.9969 <text:s/>1026.9559 <text:s text:c="3"/>26.6088 <text:s text:c="3"/>5.5923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213 164.447811 <text:s text:c="5"/>0.536 <text:s text:c="4"/>79.549 <text:s text:c="3"/>15.5789 <text:s text:c="2"/>4.462886 <text:s text:c="4"/>3.8067 <text:s text:c="4"/>79.000 <text:s text:c="3"/>15.5665 <text:s text:c="3"/>35.9973 <text:s/>1026.9630 <text:s text:c="3"/>26.6115 <text:s text:c="3"/>5.5934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260 164.447833 <text:s text:c="5"/>0.504 <text:s text:c="4"/>80.560 <text:s text:c="3"/>15.5728 <text:s text:c="2"/>4.462146 <text:s text:c="4"/>3.8007 <text:s text:c="4"/>80.000 <text:s text:c="3"/>15.5602 <text:s text:c="3"/>35.9958 <text:s/>1026.9677 <text:s text:c="3"/>26.6117 <text:s text:c="3"/>5.5941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293 164.447849 <text:s text:c="5"/>0.703 <text:s text:c="4"/>81.565 <text:s text:c="3"/>15.5520 <text:s text:c="2"/>4.459716 <text:s text:c="4"/>3.7919 <text:s text:c="4"/>81.000 <text:s text:c="3"/>15.5393 <text:s text:c="3"/>35.9924 <text:s/>1026.9742 <text:s text:c="3"/>26.6137 <text:s text:c="3"/>5.5965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325 164.447865 <text:s text:c="5"/>0.763 <text:s text:c="4"/>82.572 <text:s text:c="3"/>15.5268 <text:s text:c="2"/>4.456956 <text:s text:c="4"/>3.7854 <text:s text:c="4"/>82.000 <text:s text:c="3"/>15.5139 <text:s text:c="3"/>35.9902 <text:s/>1026.9827 <text:s text:c="3"/>26.6177 <text:s text:c="3"/>5.5994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359 164.447881 <text:s text:c="5"/>0.720 <text:s text:c="4"/>83.579 <text:s text:c="3"/>15.4894 <text:s text:c="2"/>4.452416 <text:s text:c="4"/>3.7770 <text:s text:c="4"/>83.000 <text:s text:c="3"/>15.4764 <text:s text:c="3"/>35.9829 <text:s/>1026.9901 <text:s text:c="3"/>26.6206 <text:s text:c="3"/>5.6037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390 164.447896 <text:s text:c="5"/>0.758 <text:s text:c="4"/>84.585 <text:s text:c="3"/>15.4467 <text:s text:c="2"/>4.447826 <text:s text:c="4"/>3.7657 <text:s text:c="4"/>84.000 <text:s text:c="3"/>15.4336 <text:s text:c="3"/>35.9799 <text:s/>1027.0019 <text:s text:c="3"/>26.6279 <text:s text:c="3"/>5.6085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428 164.447914 <text:s text:c="5"/>0.675 <text:s text:c="4"/>85.589 <text:s text:c="3"/>15.3799 <text:s text:c="2"/>4.440023 <text:s text:c="4"/>3.7624 <text:s text:c="4"/>85.000 <text:s text:c="3"/>15.3666 <text:s text:c="3"/>35.9699 <text:s/>1027.0138 <text:s text:c="3"/>26.6353 <text:s text:c="3"/>5.6163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491 164.447945 <text:s text:c="5"/>0.312 <text:s text:c="4"/>86.606 <text:s text:c="3"/>15.3458 <text:s text:c="2"/>4.436336 <text:s text:c="4"/>3.7555 <text:s text:c="4"/>86.000 <text:s text:c="3"/>15.3324 <text:s text:c="3"/>35.9673 <text:s/>1027.0239 <text:s text:c="3"/>26.6409 <text:s text:c="3"/>5.6201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524 164.447961 <text:s text:c="5"/>0.645 <text:s text:c="4"/>87.612 <text:s text:c="3"/>15.3110 <text:s text:c="2"/>4.432467 <text:s text:c="4"/>3.7494 <text:s text:c="4"/>87.000 <text:s text:c="3"/>15.2974 <text:s text:c="3"/>35.9637 <text:s/>1027.0335 <text:s text:c="3"/>26.6460 <text:s text:c="3"/>5.6241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548 164.447972 <text:s text:c="5"/>0.920 <text:s text:c="4"/>88.612 <text:s text:c="3"/>15.3117 <text:s text:c="2"/>4.432592 <text:s text:c="4"/>3.7502 <text:s text:c="4"/>88.000 <text:s text:c="3"/>15.2981 <text:s text:c="3"/>35.9637 <text:s/>1027.0378 <text:s text:c="3"/>26.6458 <text:s text:c="3"/>5.6240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575 164.447985 <text:s text:c="5"/>0.947 <text:s text:c="4"/>89.617 <text:s text:c="3"/>15.3092 <text:s text:c="2"/>4.432360 <text:s text:c="4"/>3.7496 <text:s text:c="4"/>89.000 <text:s text:c="3"/>15.2953 <text:s text:c="3"/>35.9635 <text:s/>1027.0427 <text:s text:c="3"/>26.6462 <text:s text:c="3"/>5.6243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611 164.448003 <text:s text:c="5"/>0.725 <text:s text:c="4"/>90.625 <text:s text:c="3"/>15.3008 <text:s text:c="2"/>4.431409 <text:s text:c="4"/>3.7448 <text:s text:c="4"/>90.000 <text:s text:c="3"/>15.2868 <text:s text:c="3"/>35.9622 <text:s/>1027.0479 <text:s text:c="3"/>26.6471 <text:s text:c="3"/>5.6253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661 164.448027 <text:s text:c="5"/>0.465 <text:s text:c="4"/>91.640 <text:s text:c="3"/>15.2823 <text:s text:c="2"/>4.429365 <text:s text:c="4"/>3.7438 <text:s text:c="4"/>91.000 <text:s text:c="3"/>15.2682 <text:s text:c="3"/>35.9601 <text:s/>1027.0550 <text:s text:c="3"/>26.6496 <text:s text:c="3"/>5.6274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700 164.448046 <text:s text:c="5"/>0.601 <text:s text:c="4"/>92.645 <text:s text:c="3"/>15.2781 <text:s text:c="2"/>4.428959 <text:s text:c="4"/>3.7450 <text:s text:c="4"/>92.000 <text:s text:c="3"/>15.2639 <text:s text:c="3"/>35.9598 <text:s/>1027.0602 <text:s text:c="3"/>26.6503 <text:s text:c="3"/>5.6279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738 164.448064 <text:s text:c="5"/>0.660 <text:s text:c="4"/>93.649 <text:s text:c="3"/>15.2773 <text:s text:c="2"/>4.428945 <text:s text:c="4"/>3.7424 <text:s text:c="4"/>93.000 <text:s text:c="3"/>15.2629 <text:s text:c="3"/>35.9600 <text:s/>1027.0650 <text:s text:c="3"/>26.6507 <text:s text:c="3"/>5.6280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777 164.448083 <text:s text:c="5"/>0.597 <text:s text:c="4"/>94.660 <text:s text:c="3"/>15.2663 <text:s text:c="2"/>4.427561 <text:s text:c="4"/>3.7410 <text:s text:c="4"/>94.000 <text:s text:c="3"/>15.2517 <text:s text:c="3"/>35.9572 <text:s/>1027.0697 <text:s text:c="3"/>26.6509 <text:s text:c="3"/>5.6293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812 164.448099 <text:s text:c="5"/>0.695 <text:s text:c="4"/>95.664 <text:s text:c="3"/>15.2300 <text:s text:c="2"/>4.423270 <text:s text:c="4"/>3.7293 <text:s text:c="4"/>95.000 <text:s text:c="3"/>15.2153 <text:s text:c="3"/>35.9510 <text:s/>1027.0776 <text:s text:c="3"/>26.6543 <text:s text:c="3"/>5.6335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850 164.448118 <text:s text:c="5"/>0.650 <text:s text:c="4"/>96.672 <text:s text:c="3"/>15.1771 <text:s text:c="2"/>4.417328 <text:s text:c="4"/>3.7275 <text:s text:c="4"/>96.000 <text:s text:c="3"/>15.1623 <text:s text:c="3"/>35.9450 <text:s/>1027.0893 <text:s text:c="3"/>26.6615 <text:s text:c="3"/>5.6396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888 164.448136 <text:s text:c="5"/>0.618 <text:s text:c="4"/>97.681 <text:s text:c="3"/>15.1445 <text:s text:c="2"/>4.413652 <text:s text:c="4"/>3.7191 <text:s text:c="4"/>97.000 <text:s text:c="3"/>15.1295 <text:s text:c="3"/>35.9410 <text:s/>1027.0980 <text:s text:c="3"/>26.6657 <text:s text:c="3"/>5.6434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922 164.448153 <text:s text:c="5"/>0.703 <text:s text:c="4"/>98.687 <text:s text:c="3"/>15.0998 <text:s text:c="2"/>4.408383 <text:s text:c="4"/>3.7008 <text:s text:c="4"/>98.000 <text:s text:c="3"/>15.0847 <text:s text:c="3"/>35.9336 <text:s/>1027.1067 <text:s text:c="3"/>26.6699 <text:s text:c="3"/>5.6486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957 164.448170 <text:s text:c="5"/>0.688 <text:s text:c="4"/>99.693 <text:s text:c="3"/>15.0139 <text:s text:c="2"/>4.398202 <text:s text:c="4"/>3.6926 <text:s text:c="4"/>99.000 <text:s text:c="3"/>14.9987 <text:s text:c="3"/>35.9191 <text:s/>1027.1192 <text:s text:c="3"/>26.6778 <text:s text:c="3"/>5.6588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993 164.448187 <text:s text:c="5"/>0.686 <text:s text:c="3"/>100.701 <text:s text:c="3"/>14.9598 <text:s text:c="2"/>4.392610 <text:s text:c="4"/>3.6871 <text:s text:c="3"/>100.000 <text:s text:c="3"/>14.9445 <text:s text:c="3"/>35.9173 <text:s/>1027.1343 <text:s text:c="3"/>26.6884 <text:s text:c="3"/>5.6649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033 164.448206 <text:s text:c="5"/>0.613 <text:s text:c="3"/>101.707 <text:s text:c="3"/>14.9531 <text:s text:c="2"/>4.391923 <text:s text:c="4"/>3.6794 <text:s text:c="3"/>101.000 <text:s text:c="3"/>14.9377 <text:s text:c="3"/>35.9168 <text:s/>1027.1399 <text:s text:c="3"/>26.6895 <text:s text:c="3"/>5.6657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080 164.448229 <text:s text:c="5"/>0.508 <text:s text:c="3"/>102.719 <text:s text:c="3"/>14.9371 <text:s text:c="2"/>4.389913 <text:s text:c="4"/>3.6698 <text:s text:c="3"/>102.000 <text:s text:c="3"/>14.9215 <text:s text:c="3"/>35.9127 <text:s/>1027.1448 <text:s text:c="3"/>26.6899 <text:s text:c="3"/>5.6676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116 164.448246 <text:s text:c="5"/>0.641 <text:s text:c="3"/>103.726 <text:s text:c="3"/>14.9076 <text:s text:c="2"/>4.386729 <text:s text:c="4"/>3.6665 <text:s text:c="3"/>103.000 <text:s text:c="3"/>14.8919 <text:s text:c="3"/>35.9102 <text:s/>1027.1539 <text:s text:c="3"/>26.6945 <text:s text:c="3"/>5.6710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147 164.448261 <text:s text:c="5"/>0.766 <text:s text:c="3"/>104.728 <text:s text:c="3"/>14.9025 <text:s text:c="2"/>4.386216 <text:s text:c="4"/>3.6661 <text:s text:c="3"/>104.000 <text:s text:c="3"/>14.8866 <text:s text:c="3"/>35.9098 <text:s/>1027.1591 <text:s text:c="3"/>26.6953 <text:s text:c="3"/>5.6716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185 164.448279 <text:s text:c="5"/>0.671 <text:s text:c="3"/>105.734 <text:s text:c="3"/>14.8996 <text:s text:c="2"/>4.385941 <text:s text:c="4"/>3.6589 <text:s text:c="3"/>105.000 <text:s text:c="3"/>14.8835 <text:s text:c="3"/>35.9096 <text:s/>1027.1641 <text:s text:c="3"/>26.6958 <text:s text:c="3"/>5.6720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229 164.448300 <text:s text:c="5"/>0.544 <text:s text:c="3"/>106.748 <text:s text:c="3"/>14.8788 <text:s text:c="2"/>4.383458 <text:s text:c="4"/>3.6511 <text:s text:c="3"/>106.000 <text:s text:c="3"/>14.8627 <text:s text:c="3"/>35.9055 <text:s/>1027.1700 <text:s text:c="3"/>26.6971 <text:s text:c="3"/>5.6744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265 164.448318 <text:s text:c="5"/>0.651 <text:s text:c="3"/>107.752 <text:s text:c="3"/>14.8600 <text:s text:c="2"/>4.381401 <text:s text:c="4"/>3.6502 <text:s text:c="3"/>107.000 <text:s text:c="3"/>14.8437 <text:s text:c="3"/>35.9036 <text:s/>1027.1771 <text:s text:c="3"/>26.6998 <text:s text:c="3"/>5.6766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299 164.448334 <text:s text:c="5"/>0.700 <text:s text:c="3"/>108.760 <text:s text:c="3"/>14.8463 <text:s text:c="2"/>4.379839 <text:s text:c="4"/>3.6498 <text:s text:c="3"/>108.000 <text:s text:c="3"/>14.8299 <text:s text:c="3"/>35.9014 <text:s/>1027.1830 <text:s text:c="3"/>26.7012 <text:s text:c="3"/>5.6782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336 164.448352 <text:s text:c="5"/>0.665 <text:s text:c="3"/>109.764 <text:s text:c="3"/>14.8138 <text:s text:c="2"/>4.376055 <text:s text:c="4"/>3.6607 <text:s text:c="3"/>109.000 <text:s text:c="3"/>14.7972 <text:s text:c="3"/>35.8962 <text:s/>1027.1906 <text:s text:c="3"/>26.7043 <text:s text:c="3"/>5.6821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375 164.448371 <text:s text:c="5"/>0.622 <text:s text:c="3"/>110.777 <text:s text:c="3"/>14.7590 <text:s text:c="2"/>4.369848 <text:s text:c="4"/>3.6794 <text:s text:c="3"/>110.000 <text:s text:c="3"/>14.7423 <text:s text:c="3"/>35.8893 <text:s/>1027.2019 <text:s text:c="3"/>26.7110 <text:s text:c="3"/>5.6885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408 164.448387 <text:s text:c="5"/>0.710 <text:s text:c="3"/>111.780 <text:s text:c="3"/>14.7147 <text:s text:c="2"/>4.364885 <text:s text:c="4"/>3.6943 <text:s text:c="3"/>111.000 <text:s text:c="3"/>14.6980 <text:s text:c="3"/>35.8841 <text:s/>1027.2120 <text:s text:c="3"/>26.7166 <text:s text:c="3"/>5.6937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446 164.448405 <text:s text:c="5"/>0.659 <text:s text:c="3"/>112.789 <text:s text:c="3"/>14.6664 <text:s text:c="2"/>4.359199 <text:s text:c="4"/>3.6918 <text:s text:c="3"/>112.000 <text:s text:c="3"/>14.6495 <text:s text:c="3"/>35.8759 <text:s/>1027.2208 <text:s text:c="3"/>26.7209 <text:s text:c="3"/>5.6995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483 164.448423 <text:s text:c="5"/>0.627 <text:s text:c="3"/>113.796 <text:s text:c="3"/>14.5903 <text:s text:c="2"/>4.350519 <text:s text:c="4"/>3.6433 <text:s text:c="3"/>113.000 <text:s text:c="3"/>14.5733 <text:s text:c="3"/>35.8658 <text:s/>1027.2343 <text:s text:c="3"/>26.7297 <text:s text:c="3"/>5.7085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518 164.448440 <text:s text:c="5"/>0.691 <text:s text:c="3"/>114.803 <text:s text:c="3"/>14.5150 <text:s text:c="2"/>4.341683 <text:s text:c="4"/>3.6008 <text:s text:c="3"/>114.000 <text:s text:c="3"/>14.4979 <text:s text:c="3"/>35.8533 <text:s/>1027.2456 <text:s text:c="3"/>26.7364 <text:s text:c="3"/>5.7176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561 164.448460 <text:s text:c="5"/>0.590 <text:s text:c="3"/>115.808 <text:s text:c="3"/>14.4438 <text:s text:c="2"/>4.333914 <text:s text:c="4"/>3.5928 <text:s text:c="3"/>115.000 <text:s text:c="3"/>14.4266 <text:s text:c="3"/>35.8469 <text:s/>1027.2606 <text:s text:c="3"/>26.7469 <text:s text:c="3"/>5.7259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618 164.448488 <text:s text:c="5"/>0.380 <text:s text:c="3"/>116.825 <text:s text:c="3"/>14.4281 <text:s text:c="2"/>4.332228 <text:s text:c="4"/>3.5974 <text:s text:c="3"/>116.000 <text:s text:c="3"/>14.4108 <text:s text:c="3"/>35.8454 <text:s/>1027.2674 <text:s text:c="3"/>26.7491 <text:s text:c="3"/>5.7278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650 164.448503 <text:s text:c="5"/>0.681 <text:s text:c="3"/>117.823 <text:s text:c="3"/>14.4175 <text:s text:c="2"/>4.331126 <text:s text:c="4"/>3.6127 <text:s text:c="3"/>117.000 <text:s text:c="3"/>14.4001 <text:s text:c="3"/>35.8446 <text:s/>1027.2735 <text:s text:c="3"/>26.7508 <text:s text:c="3"/>5.7290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681 164.448519 <text:s text:c="5"/>0.807 <text:s text:c="3"/>118.823 <text:s text:c="3"/>14.4132 <text:s text:c="2"/>4.330750 <text:s text:c="4"/>3.6361 <text:s text:c="3"/>118.000 <text:s text:c="3"/>14.3956 <text:s text:c="3"/>35.8447 <text:s/>1027.2789 <text:s text:c="3"/>26.7517 <text:s text:c="3"/>5.7295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764 164.448559 <text:s text:c="5"/>0.280 <text:s text:c="3"/>119.847 <text:s text:c="3"/>14.3513 <text:s text:c="2"/>4.323276 <text:s text:c="4"/>3.7268 <text:s text:c="3"/>119.000 <text:s text:c="3"/>14.3336 <text:s text:c="3"/>35.8324 <text:s/>1027.2874 <text:s text:c="3"/>26.7556 <text:s text:c="3"/>5.7371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802 164.448577 <text:s text:c="5"/>0.621 <text:s text:c="3"/>120.844 <text:s text:c="3"/>14.2860 <text:s text:c="2"/>4.316176 <text:s text:c="4"/>3.7627 <text:s text:c="3"/>120.000 <text:s text:c="3"/>14.2683 <text:s text:c="3"/>35.8265 <text:s/>1027.3015 <text:s text:c="3"/>26.7651 <text:s text:c="3"/>5.7448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852 164.448601 <text:s text:c="5"/>0.499 <text:s text:c="3"/>121.854 <text:s text:c="3"/>14.2533 <text:s text:c="2"/>4.312765 <text:s text:c="4"/>3.7850 <text:s text:c="3"/>121.000 <text:s text:c="3"/>14.2354 <text:s text:c="3"/>35.8248 <text:s/>1027.3117 <text:s text:c="3"/>26.7708 <text:s text:c="3"/>5.7486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912 164.448630 <text:s text:c="5"/>0.391 <text:s text:c="3"/>122.868 <text:s text:c="3"/>14.2067 <text:s text:c="2"/>4.307085 <text:s text:c="4"/>3.8099 <text:s text:c="3"/>122.000 <text:s text:c="3"/>14.1887 <text:s text:c="3"/>35.8147 <text:s/>1027.3185 <text:s text:c="3"/>26.7730 <text:s text:c="3"/>5.7544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945 164.448646 <text:s text:c="5"/>0.673 <text:s text:c="3"/>123.867 <text:s text:c="3"/>14.1650 <text:s text:c="2"/>4.302506 <text:s text:c="4"/>3.8229 <text:s text:c="3"/>123.000 <text:s text:c="3"/>14.1468 <text:s text:c="3"/>35.8104 <text:s/>1027.3286 <text:s text:c="3"/>26.7786 <text:s text:c="3"/>5.7593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014 164.448679 <text:s text:c="5"/>0.359 <text:s text:c="3"/>124.879 <text:s text:c="3"/>14.1230 <text:s text:c="2"/>4.297690 <text:s text:c="4"/>3.8334 <text:s text:c="3"/>124.000 <text:s text:c="3"/>14.1048 <text:s text:c="3"/>35.8041 <text:s/>1027.3373 <text:s text:c="3"/>26.7826 <text:s text:c="3"/>5.7644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071 164.448706 <text:s text:c="5"/>0.561 <text:s text:c="3"/>125.886 <text:s text:c="3"/>14.0852 <text:s text:c="2"/>4.293522 <text:s text:c="4"/>3.8456 <text:s text:c="3"/>125.000 <text:s text:c="3"/>14.0669 <text:s text:c="3"/>35.7999 <text:s/>1027.3466 <text:s text:c="3"/>26.7875 <text:s text:c="3"/>5.7690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101 164.448721 <text:s text:c="5"/>0.829 <text:s text:c="3"/>126.883 <text:s text:c="3"/>14.0610 <text:s text:c="2"/>4.291017 <text:s text:c="4"/>3.8537 <text:s text:c="3"/>126.000 <text:s text:c="3"/>14.0425 <text:s text:c="3"/>35.7987 <text:s/>1027.3553 <text:s text:c="3"/>26.7917 <text:s text:c="3"/>5.7718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186 164.448762 <text:s text:c="5"/>0.241 <text:s text:c="3"/>127.904 <text:s text:c="3"/>14.0582 <text:s text:c="2"/>4.290748 <text:s text:c="4"/>3.8634 <text:s text:c="3"/>127.000 <text:s text:c="3"/>14.0395 <text:s text:c="3"/>35.7983 <text:s/>1027.3602 <text:s text:c="3"/>26.7920 <text:s text:c="3"/>5.7722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231 164.448784 <text:s text:c="5"/>0.520 <text:s text:c="3"/>128.902 <text:s text:c="3"/>14.0448 <text:s text:c="2"/>4.289188 <text:s text:c="4"/>3.8622 <text:s text:c="3"/>128.000 <text:s text:c="3"/>14.0261 <text:s text:c="3"/>35.7957 <text:s/>1027.3655 <text:s text:c="3"/>26.7928 <text:s text:c="3"/>5.7738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286 164.448810 <text:s text:c="5"/>0.420 <text:s text:c="3"/>129.919 <text:s text:c="3"/>13.9947 <text:s text:c="2"/>4.283216 <text:s text:c="4"/>3.8638 <text:s text:c="3"/>129.000 <text:s text:c="3"/>13.9758 <text:s text:c="3"/>35.7861 <text:s/>1027.3733 <text:s text:c="3"/>26.7960 <text:s text:c="3"/>5.7800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321 164.448827 <text:s text:c="5"/>0.639 <text:s text:c="3"/>130.920 <text:s text:c="3"/>13.9596 <text:s text:c="2"/>4.279434 <text:s text:c="4"/>3.8684 <text:s text:c="3"/>130.000 <text:s text:c="3"/>13.9406 <text:s text:c="3"/>35.7830 <text:s/>1027.3828 <text:s text:c="3"/>26.8010 <text:s text:c="3"/>5.7842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359 164.448845 <text:s text:c="5"/>0.697 <text:s text:c="3"/>131.919 <text:s text:c="3"/>13.9349 <text:s text:c="2"/>4.276686 <text:s text:c="4"/>3.8811 <text:s text:c="3"/>131.000 <text:s text:c="3"/>13.9158 <text:s text:c="3"/>35.7799 <text:s/>1027.3901 <text:s text:c="3"/>26.8039 <text:s text:c="3"/>5.7872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463 164.448895 <text:s text:c="5"/>0.245 <text:s text:c="3"/>132.942 <text:s text:c="3"/>13.9232 <text:s text:c="2"/>4.275435 <text:s text:c="4"/>3.8953 <text:s text:c="3"/>132.000 <text:s text:c="3"/>13.9039 <text:s text:c="3"/>35.7786 <text:s/>1027.3962 <text:s text:c="3"/>26.8054 <text:s text:c="3"/>5.7886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502 164.448915 <text:s text:c="5"/>0.557 <text:s text:c="3"/>133.942 <text:s text:c="3"/>13.9192 <text:s text:c="2"/>4.275059 <text:s text:c="4"/>3.8955 <text:s text:c="3"/>133.000 <text:s text:c="3"/>13.8998 <text:s text:c="3"/>35.7784 <text:s/>1027.4013 <text:s text:c="3"/>26.8060 <text:s text:c="3"/>5.7891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546 164.448936 <text:s text:c="5"/>0.550 <text:s text:c="3"/>134.952 <text:s text:c="3"/>13.9169 <text:s text:c="2"/>4.274838 <text:s text:c="4"/>3.8967 <text:s text:c="3"/>134.000 <text:s text:c="3"/>13.8974 <text:s text:c="3"/>35.7780 <text:s/>1027.4060 <text:s text:c="3"/>26.8062 <text:s text:c="3"/>5.7894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589 164.448957 <text:s text:c="5"/>0.562 <text:s text:c="3"/>135.957 <text:s text:c="3"/>13.9057 <text:s text:c="2"/>4.273597 <text:s text:c="4"/>3.8987 <text:s text:c="3"/>135.000 <text:s text:c="3"/>13.8861 <text:s text:c="3"/>35.7764 <text:s/>1027.4116 <text:s text:c="3"/>26.8073 <text:s text:c="3"/>5.7907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675 164.448998 <text:s text:c="5"/>0.266 <text:s text:c="3"/>136.969 <text:s text:c="3"/>13.9036 <text:s text:c="2"/>4.273425 <text:s text:c="4"/>3.8978 <text:s text:c="3"/>136.000 <text:s text:c="3"/>13.8838 <text:s text:c="3"/>35.7764 <text:s/>1027.4165 <text:s text:c="3"/>26.8078 <text:s text:c="3"/>5.7910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733 164.449026 <text:s text:c="5"/>0.528 <text:s text:c="3"/>137.974 <text:s text:c="3"/>13.9048 <text:s text:c="2"/>4.273643 <text:s text:c="4"/>3.8990 <text:s text:c="3"/>137.000 <text:s text:c="3"/>13.8849 <text:s text:c="3"/>35.7768 <text:s/>1027.4210 <text:s text:c="3"/>26.8078 <text:s text:c="3"/>5.7908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759 164.449038 <text:s text:c="5"/>0.873 <text:s text:c="3"/>138.977 <text:s text:c="3"/>13.9046 <text:s text:c="2"/>4.273632 <text:s text:c="4"/>3.8995 <text:s text:c="3"/>138.000 <text:s text:c="3"/>13.8845 <text:s text:c="3"/>35.7765 <text:s/>1027.4253 <text:s text:c="3"/>26.8077 <text:s text:c="3"/>5.7909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791 164.449054 <text:s text:c="5"/>0.818 <text:s text:c="3"/>139.987 <text:s text:c="3"/>13.9026 <text:s text:c="2"/>4.273431 <text:s text:c="4"/>3.9009 <text:s text:c="3"/>139.000 <text:s text:c="3"/>13.8824 <text:s text:c="3"/>35.7760 <text:s/>1027.4298 <text:s text:c="3"/>26.8077 <text:s text:c="3"/>5.7911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831 164.449073 <text:s text:c="5"/>0.622 <text:s text:c="3"/>140.990 <text:s text:c="3"/>13.8926 <text:s text:c="2"/>4.272342 <text:s text:c="4"/>3.9047 <text:s text:c="3"/>140.000 <text:s text:c="3"/>13.8722 <text:s text:c="3"/>35.7747 <text:s/>1027.4354 <text:s text:c="3"/>26.8088 <text:s text:c="3"/>5.7923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916 164.449114 <text:s text:c="5"/>0.258 <text:s text:c="3"/>142.008 <text:s text:c="3"/>13.8755 <text:s text:c="2"/>4.270316 <text:s text:c="4"/>3.9103 <text:s text:c="3"/>141.000 <text:s text:c="3"/>13.8550 <text:s text:c="3"/>35.7712 <text:s/>1027.4409 <text:s text:c="3"/>26.8097 <text:s text:c="3"/>5.7945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958 164.449134 <text:s text:c="5"/>0.574 <text:s text:c="3"/>143.013 <text:s text:c="3"/>13.8667 <text:s text:c="2"/>4.269467 <text:s text:c="4"/>3.9198 <text:s text:c="3"/>142.000 <text:s text:c="3"/>13.8461 <text:s text:c="3"/>35.7711 <text:s/>1027.4471 <text:s text:c="3"/>26.8114 <text:s text:c="3"/>5.7955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990 164.449150 <text:s text:c="5"/>0.734 <text:s text:c="3"/>144.017 <text:s text:c="3"/>13.8657 <text:s text:c="2"/>4.269401 <text:s text:c="4"/>3.9242 <text:s text:c="3"/>143.000 <text:s text:c="3"/>13.8449 <text:s text:c="3"/>35.7709 <text:s/>1027.4517 <text:s text:c="3"/>26.8116 <text:s text:c="3"/>5.7956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28 164.449168 <text:s text:c="5"/>0.658 <text:s text:c="3"/>145.024 <text:s text:c="3"/>13.8499 <text:s text:c="2"/>4.267484 <text:s text:c="4"/>3.9306 <text:s text:c="3"/>144.000 <text:s text:c="3"/>13.8290 <text:s text:c="3"/>35.7673 <text:s/>1027.4567 <text:s text:c="3"/>26.8120 <text:s text:c="3"/>5.7976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86 164.449196 <text:s text:c="5"/>0.406 <text:s text:c="3"/>146.033 <text:s text:c="3"/>13.8028 <text:s text:c="2"/>4.262338 <text:s text:c="4"/>3.9413 <text:s text:c="3"/>145.000 <text:s text:c="3"/>13.7818 <text:s text:c="3"/>35.7624 <text:s/>1027.4674 <text:s text:c="3"/>26.8182 <text:s text:c="3"/>5.8033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148 164.449226 <text:s text:c="5"/>0.395 <text:s text:c="3"/>147.043 <text:s text:c="3"/>13.7848 <text:s text:c="2"/>4.260267 <text:s text:c="4"/>3.9491 <text:s text:c="3"/>146.000 <text:s text:c="3"/>13.7636 <text:s text:c="3"/>35.7594 <text:s/>1027.4734 <text:s text:c="3"/>26.8197 <text:s text:c="3"/>5.8055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196 164.449249 <text:s text:c="5"/>0.529 <text:s text:c="3"/>148.043 <text:s text:c="3"/>13.7785 <text:s text:c="2"/>4.259703 <text:s text:c="4"/>3.9494 <text:s text:c="3"/>147.000 <text:s text:c="3"/>13.7572 <text:s text:c="3"/>35.7595 <text:s/>1027.4792 <text:s text:c="3"/>26.8210 <text:s text:c="3"/>5.8063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82 164.449290 <text:s text:c="5"/>0.276 <text:s text:c="3"/>149.063 <text:s text:c="3"/>13.7792 <text:s text:c="2"/>4.259818 <text:s text:c="4"/>3.9555 <text:s text:c="3"/>148.000 <text:s text:c="3"/>13.7577 <text:s text:c="3"/>35.7595 <text:s/>1027.4837 <text:s text:c="3"/>26.8209 <text:s text:c="3"/>5.8062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3 164.449306 <text:s text:c="5"/>0.653 <text:s text:c="3"/>150.064 <text:s text:c="3"/>13.7752 <text:s text:c="2"/>4.259414 <text:s text:c="4"/>3.9605 <text:s text:c="3"/>149.000 <text:s text:c="3"/>13.7536 <text:s text:c="3"/>35.7591 <text:s/>1027.4886 <text:s text:c="3"/>26.8214 <text:s text:c="3"/>5.8067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44 164.449321 <text:s text:c="5"/>0.808 <text:s text:c="3"/>151.066 <text:s text:c="3"/>13.7679 <text:s text:c="2"/>4.258579 <text:s text:c="4"/>3.9650 <text:s text:c="3"/>150.000 <text:s text:c="3"/>13.7462 <text:s text:c="3"/>35.7576 <text:s/>1027.4934 <text:s text:c="3"/>26.8218 <text:s text:c="3"/>5.8076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90 164.449343 <text:s text:c="5"/>0.527 <text:s text:c="3"/>152.080 <text:s text:c="3"/>13.7558 <text:s text:c="2"/>4.257258 <text:s text:c="4"/>3.9655 <text:s text:c="3"/>151.000 <text:s text:c="3"/>13.7339 <text:s text:c="3"/>35.7560 <text:s/>1027.4993 <text:s text:c="3"/>26.8231 <text:s text:c="3"/>5.8091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431 164.449363 <text:s text:c="5"/>0.583 <text:s text:c="3"/>153.083 <text:s text:c="3"/>13.7480 <text:s text:c="2"/>4.256413 <text:s text:c="4"/>3.9668 <text:s text:c="3"/>152.000 <text:s text:c="3"/>13.7260 <text:s text:c="3"/>35.7550 <text:s/>1027.5046 <text:s text:c="3"/>26.8239 <text:s text:c="3"/>5.8100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514 164.449402 <text:s text:c="5"/>0.306 <text:s text:c="3"/>154.095 <text:s text:c="3"/>13.7366 <text:s text:c="2"/>4.255157 <text:s text:c="4"/>3.9709 <text:s text:c="3"/>153.000 <text:s text:c="3"/>13.7145 <text:s text:c="3"/>35.7533 <text:s/>1027.5102 <text:s text:c="3"/>26.8251 <text:s text:c="3"/>5.8114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573 164.449431 <text:s text:c="5"/>0.535 <text:s text:c="3"/>155.099 <text:s text:c="3"/>13.7263 <text:s text:c="2"/>4.254029 <text:s text:c="4"/>3.9757 <text:s text:c="3"/>154.000 <text:s text:c="3"/>13.7040 <text:s text:c="3"/>35.7519 <text:s/>1027.5158 <text:s text:c="3"/>26.8261 <text:s text:c="3"/>5.8127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627 164.449457 <text:s text:c="5"/>0.499 <text:s text:c="3"/>156.107 <text:s text:c="3"/>13.7178 <text:s text:c="2"/>4.253128 <text:s text:c="4"/>3.9797 <text:s text:c="3"/>155.000 <text:s text:c="3"/>13.6954 <text:s text:c="3"/>35.7510 <text:s/>1027.5213 <text:s text:c="3"/>26.8272 <text:s text:c="3"/>5.8137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704 164.449494 <text:s text:c="5"/>0.376 <text:s text:c="3"/>157.116 <text:s text:c="3"/>13.7137 <text:s text:c="2"/>4.252718 <text:s text:c="4"/>3.9765 <text:s text:c="3"/>156.000 <text:s text:c="3"/>13.6912 <text:s text:c="3"/>35.7505 <text:s/>1027.5263 <text:s text:c="3"/>26.8276 <text:s text:c="3"/>5.8142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801 164.449541 <text:s text:c="5"/>0.352 <text:s text:c="3"/>158.119 <text:s text:c="3"/>13.7109 <text:s text:c="2"/>4.252460 <text:s text:c="4"/>3.9726 <text:s text:c="3"/>157.000 <text:s text:c="3"/>13.6882 <text:s text:c="3"/>35.7503 <text:s/>1027.5312 <text:s text:c="3"/>26.8281 <text:s text:c="3"/>5.8146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915 164.449596 <text:s text:c="5"/>0.373 <text:s text:c="3"/>159.130 <text:s text:c="3"/>13.6658 <text:s text:c="2"/>4.246906 <text:s text:c="4"/>3.9870 <text:s text:c="3"/>158.000 <text:s text:c="3"/>13.6430 <text:s text:c="3"/>35.7397 <text:s/>1027.5370 <text:s text:c="3"/>26.8293 <text:s text:c="3"/>5.8203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047 164.449660 <text:s text:c="5"/>0.179 <text:s text:c="3"/>160.139 <text:s text:c="3"/>13.6386 <text:s text:c="2"/>4.244174 <text:s text:c="4"/>3.9893 <text:s text:c="3"/>159.000 <text:s text:c="3"/>13.6158 <text:s text:c="3"/>35.7388 <text:s/>1027.5466 <text:s text:c="3"/>26.8343 <text:s text:c="3"/>5.8235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172 164.449720 <text:s text:c="5"/>0.232 <text:s text:c="3"/>161.147 <text:s text:c="3"/>13.6015 <text:s text:c="2"/>4.240004 <text:s text:c="4"/>4.0075 <text:s text:c="3"/>160.000 <text:s text:c="3"/>13.5785 <text:s text:c="3"/>35.7338 <text:s/>1027.5550 <text:s text:c="3"/>26.8381 <text:s text:c="3"/>5.8281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252 164.449759 <text:s text:c="5"/>0.343 <text:s text:c="3"/>162.158 <text:s text:c="3"/>13.5832 <text:s text:c="2"/>4.237851 <text:s text:c="4"/>4.0097 <text:s text:c="3"/>161.000 <text:s text:c="3"/>13.5601 <text:s text:c="3"/>35.7302 <text:s/>1027.5606 <text:s text:c="3"/>26.8392 <text:s text:c="3"/>5.8304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301 164.449782 <text:s text:c="5"/>0.558 <text:s text:c="3"/>163.158 <text:s text:c="3"/>13.5528 <text:s text:c="2"/>4.234457 <text:s text:c="4"/>4.0164 <text:s text:c="3"/>162.000 <text:s text:c="3"/>13.5296 <text:s text:c="3"/>35.7262 <text:s/>1027.5683 <text:s text:c="3"/>26.8424 <text:s text:c="3"/>5.8341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427 164.449843 <text:s text:c="5"/>0.492 <text:s text:c="3"/>164.168 <text:s text:c="3"/>13.5164 <text:s text:c="2"/>4.230118 <text:s text:c="4"/>4.0395 <text:s text:c="3"/>163.000 <text:s text:c="3"/>13.4931 <text:s text:c="3"/>35.7188 <text:s/>1027.5747 <text:s text:c="3"/>26.8442 <text:s text:c="3"/>5.8387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468 164.449863 <text:s text:c="5"/>0.565 <text:s text:c="3"/>165.176 <text:s text:c="3"/>13.4735 <text:s text:c="2"/>4.225682 <text:s text:c="4"/>4.0652 <text:s text:c="3"/>164.000 <text:s text:c="3"/>13.4501 <text:s text:c="3"/>35.7166 <text:s/>1027.5865 <text:s text:c="3"/>26.8514 <text:s text:c="3"/>5.8439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512 164.449884 <text:s text:c="5"/>0.542 <text:s text:c="3"/>166.185 <text:s text:c="3"/>13.4546 <text:s text:c="2"/>4.223507 <text:s text:c="4"/>4.0838 <text:s text:c="3"/>165.000 <text:s text:c="3"/>13.4311 <text:s text:c="3"/>35.7133 <text:s/>1027.5924 <text:s text:c="3"/>26.8527 <text:s text:c="3"/>5.8463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551 164.449903 <text:s text:c="5"/>0.621 <text:s text:c="3"/>167.190 <text:s text:c="3"/>13.4108 <text:s text:c="2"/>4.218339 <text:s text:c="4"/>4.0986 <text:s text:c="3"/>166.000 <text:s text:c="3"/>13.3872 <text:s text:c="3"/>35.7049 <text:s/>1027.5995 <text:s text:c="3"/>26.8553 <text:s text:c="3"/>5.8518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692 164.449970 <text:s text:c="5"/>0.391 <text:s text:c="3"/>168.199 <text:s text:c="3"/>13.3336 <text:s text:c="2"/>4.210022 <text:s text:c="4"/>4.1092 <text:s text:c="3"/>167.000 <text:s text:c="3"/>13.3099 <text:s text:c="3"/>35.6980 <text:s/>1027.6148 <text:s text:c="3"/>26.8659 <text:s text:c="3"/>5.8613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430 164.450809 <text:s text:c="5"/>0.398 <text:s text:c="3"/>169.208 <text:s text:c="3"/>13.2846 <text:s text:c="2"/>4.204429 <text:s text:c="4"/>4.1177 <text:s text:c="3"/>168.000 <text:s text:c="3"/>13.2608 <text:s text:c="3"/>35.6905 <text:s/>1027.6237 <text:s text:c="3"/>26.8701 <text:s text:c="3"/>5.8674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206 164.452148 <text:s text:c="5"/>0.512 <text:s text:c="3"/>170.213 <text:s text:c="3"/>13.2436 <text:s text:c="2"/>4.199912 <text:s text:c="4"/>4.1198 <text:s text:c="3"/>169.000 <text:s text:c="3"/>13.2198 <text:s text:c="3"/>35.6855 <text:s/>1027.6328 <text:s text:c="3"/>26.8747 <text:s text:c="3"/>5.8725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345 164.452215 <text:s text:c="5"/>0.367 <text:s text:c="3"/>171.221 <text:s text:c="3"/>13.2264 <text:s text:c="2"/>4.197918 <text:s text:c="4"/>4.1242 <text:s text:c="3"/>170.000 <text:s text:c="3"/>13.2025 <text:s text:c="3"/>35.6823 <text:s/>1027.6383 <text:s text:c="3"/>26.8756 <text:s text:c="3"/>5.8747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447 164.452264 <text:s text:c="5"/>0.195 <text:s text:c="3"/>172.230 <text:s text:c="3"/>13.1942 <text:s text:c="2"/>4.194335 <text:s text:c="4"/>4.1300 <text:s text:c="3"/>171.000 <text:s text:c="3"/>13.1702 <text:s text:c="3"/>35.6780 <text:s/>1027.6462 <text:s text:c="3"/>26.8789 <text:s text:c="3"/>5.8787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557 164.452317 <text:s text:c="5"/>0.312 <text:s text:c="3"/>173.236 <text:s text:c="3"/>13.1411 <text:s text:c="2"/>4.188099 <text:s text:c="4"/>4.1250 <text:s text:c="3"/>172.000 <text:s text:c="3"/>13.1170 <text:s text:c="3"/>35.6681 <text:s/>1027.6540 <text:s text:c="3"/>26.8821 <text:s text:c="3"/>5.8855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606 164.452341 <text:s text:c="5"/>0.470 <text:s text:c="3"/>174.245 <text:s text:c="3"/>13.0875 <text:s text:c="2"/>4.182256 <text:s text:c="4"/>4.1269 <text:s text:c="3"/>173.000 <text:s text:c="3"/>13.0633 <text:s text:c="3"/>35.6623 <text:s/>1027.6650 <text:s text:c="3"/>26.8885 <text:s text:c="3"/>5.8921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678 164.452375 <text:s text:c="5"/>0.314 <text:s text:c="3"/>175.251 <text:s text:c="3"/>13.0461 <text:s text:c="2"/>4.177540 <text:s text:c="4"/>4.1348 <text:s text:c="3"/>174.000 <text:s text:c="3"/>13.0217 <text:s text:c="3"/>35.6559 <text:s/>1027.6731 <text:s text:c="3"/>26.8919 <text:s text:c="3"/>5.8974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769 164.452419 <text:s text:c="5"/>0.318 <text:s text:c="3"/>176.264 <text:s text:c="3"/>12.9707 <text:s text:c="2"/>4.168927 <text:s text:c="4"/>4.1587 <text:s text:c="3"/>175.000 <text:s text:c="3"/>12.9464 <text:s text:c="3"/>35.6440 <text:s/>1027.6839 <text:s text:c="3"/>26.8980 <text:s text:c="3"/>5.9069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803 164.452435 <text:s text:c="5"/>0.643 <text:s text:c="3"/>177.266 <text:s text:c="3"/>12.9288 <text:s text:c="2"/>4.164282 <text:s text:c="4"/>4.1628 <text:s text:c="3"/>176.000 <text:s text:c="3"/>12.9044 <text:s text:c="3"/>35.6386 <text:s/>1027.6928 <text:s text:c="3"/>26.9022 <text:s text:c="3"/>5.9122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845 164.452456 <text:s text:c="5"/>0.587 <text:s text:c="3"/>178.275 <text:s text:c="3"/>12.8473 <text:s text:c="2"/>4.154991 <text:s text:c="4"/>4.1722 <text:s text:c="3"/>177.000 <text:s text:c="3"/>12.8229 <text:s text:c="3"/>35.6259 <text:s/>1027.7041 <text:s text:c="3"/>26.9088 <text:s text:c="3"/>5.9226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889 164.452477 <text:s text:c="5"/>0.548 <text:s text:c="3"/>179.282 <text:s text:c="3"/>12.7240 <text:s text:c="2"/>4.141392 <text:s text:c="4"/>4.1904 <text:s text:c="3"/>178.000 <text:s text:c="3"/>12.6996 <text:s text:c="3"/>35.6112 <text:s/>1027.7222 <text:s text:c="3"/>26.9221 <text:s text:c="3"/>5.9382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965 164.452514 <text:s text:c="5"/>0.319 <text:s text:c="3"/>180.291 <text:s text:c="3"/>12.6944 <text:s text:c="2"/>4.138429 <text:s text:c="4"/>4.2041 <text:s text:c="3"/>179.000 <text:s text:c="3"/>12.6698 <text:s text:c="3"/>35.6103 <text:s/>1027.7320 <text:s text:c="3"/>26.9273 <text:s text:c="3"/>5.9419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029 164.452544 <text:s text:c="5"/>0.480 <text:s text:c="3"/>181.302 <text:s text:c="3"/>12.6855 <text:s text:c="2"/>4.137372 <text:s text:c="4"/>4.2127 <text:s text:c="3"/>180.000 <text:s text:c="3"/>12.6608 <text:s text:c="3"/>35.6080 <text:s/>1027.7366 <text:s text:c="3"/>26.9273 <text:s text:c="3"/>5.9431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055 164.452557 <text:s text:c="5"/>0.824 <text:s text:c="3"/>182.303 <text:s text:c="3"/>12.6675 <text:s text:c="2"/>4.135395 <text:s text:c="4"/>4.2142 <text:s text:c="3"/>181.000 <text:s text:c="3"/>12.6427 <text:s text:c="3"/>35.6056 <text:s/>1027.7428 <text:s text:c="3"/>26.9290 <text:s text:c="3"/>5.9454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087 164.452572 <text:s text:c="5"/>0.835 <text:s text:c="3"/>183.303 <text:s text:c="3"/>12.6495 <text:s text:c="2"/>4.133536 <text:s text:c="4"/>4.2161 <text:s text:c="3"/>182.000 <text:s text:c="3"/>12.6246 <text:s text:c="3"/>35.6043 <text:s/>1027.7498 <text:s text:c="3"/>26.9315 <text:s text:c="3"/>5.9476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183 164.452618 <text:s text:c="5"/>0.224 <text:s text:c="3"/>184.327 <text:s text:c="3"/>12.6404 <text:s text:c="2"/>4.132610 <text:s text:c="4"/>4.2255 <text:s text:c="3"/>183.000 <text:s text:c="3"/>12.6154 <text:s text:c="3"/>35.6034 <text:s/>1027.7556 <text:s text:c="3"/>26.9327 <text:s text:c="3"/>5.9488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222 164.452637 <text:s text:c="5"/>0.573 <text:s text:c="3"/>185.330 <text:s text:c="3"/>12.6334 <text:s text:c="2"/>4.131919 <text:s text:c="4"/>4.2247 <text:s text:c="3"/>184.000 <text:s text:c="3"/>12.6082 <text:s text:c="3"/>35.6031 <text:s/>1027.7612 <text:s text:c="3"/>26.9338 <text:s text:c="3"/>5.9497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253 164.452652 <text:s text:c="5"/>0.753 <text:s text:c="3"/>186.330 <text:s text:c="3"/>12.6319 <text:s text:c="2"/>4.131814 <text:s text:c="4"/>4.2268 <text:s text:c="3"/>185.000 <text:s text:c="3"/>12.6066 <text:s text:c="3"/>35.6030 <text:s/>1027.7659 <text:s text:c="3"/>26.9340 <text:s text:c="3"/>5.9498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324 164.452686 <text:s text:c="5"/>0.322 <text:s text:c="3"/>187.347 <text:s text:c="3"/>12.6276 <text:s text:c="2"/>4.131338 <text:s text:c="4"/>4.2417 <text:s text:c="3"/>186.000 <text:s text:c="3"/>12.6022 <text:s text:c="3"/>35.6020 <text:s/>1027.7705 <text:s text:c="3"/>26.9341 <text:s text:c="3"/>5.9504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368 164.452708 <text:s text:c="5"/>0.581 <text:s text:c="3"/>188.353 <text:s text:c="3"/>12.6021 <text:s text:c="2"/>4.128390 <text:s text:c="4"/>4.2523 <text:s text:c="3"/>187.000 <text:s text:c="3"/>12.5766 <text:s text:c="3"/>35.5973 <text:s/>1027.7765 <text:s text:c="3"/>26.9355 <text:s text:c="3"/>5.9537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408 164.452727 <text:s text:c="5"/>0.720 <text:s text:c="3"/>189.352 <text:s text:c="3"/>12.5762 <text:s text:c="2"/>4.125762 <text:s text:c="4"/>4.2600 <text:s text:c="3"/>188.000 <text:s text:c="3"/>12.5506 <text:s text:c="3"/>35.5959 <text:s/>1027.7851 <text:s text:c="3"/>26.9396 <text:s text:c="3"/>5.9570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525 164.452784 <text:s text:c="5"/>0.261 <text:s text:c="3"/>190.374 <text:s text:c="3"/>12.5343 <text:s text:c="2"/>4.120891 <text:s text:c="4"/>4.2748 <text:s text:c="3"/>189.000 <text:s text:c="3"/>12.5086 <text:s text:c="3"/>35.5882 <text:s/>1027.7921 <text:s text:c="3"/>26.9419 <text:s text:c="3"/>5.9624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556 164.452798 <text:s text:c="5"/>0.659 <text:s text:c="3"/>191.376 <text:s text:c="3"/>12.4774 <text:s text:c="2"/>4.114738 <text:s text:c="4"/>4.2805 <text:s text:c="3"/>190.000 <text:s text:c="3"/>12.4517 <text:s text:c="3"/>35.5821 <text:s/>1027.8032 <text:s text:c="3"/>26.9484 <text:s text:c="3"/>5.9697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592 164.452816 <text:s text:c="5"/>0.684 <text:s text:c="3"/>192.380 <text:s text:c="3"/>12.4645 <text:s text:c="2"/>4.113384 <text:s text:c="4"/>4.2840 <text:s text:c="3"/>191.000 <text:s text:c="3"/>12.4386 <text:s text:c="3"/>35.5808 <text:s/>1027.8093 <text:s text:c="3"/>26.9499 <text:s text:c="3"/>5.9713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649 164.452843 <text:s text:c="5"/>0.428 <text:s text:c="3"/>193.387 <text:s text:c="3"/>12.4373 <text:s text:c="2"/>4.110330 <text:s text:c="4"/>4.2868 <text:s text:c="3"/>192.000 <text:s text:c="3"/>12.4114 <text:s text:c="3"/>35.5765 <text:s/>1027.8159 <text:s text:c="3"/>26.9520 <text:s text:c="3"/>5.9748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760 164.452897 <text:s text:c="5"/>0.313 <text:s text:c="3"/>194.399 <text:s text:c="3"/>12.4037 <text:s text:c="2"/>4.106651 <text:s text:c="4"/>4.2863 <text:s text:c="3"/>193.000 <text:s text:c="3"/>12.3777 <text:s text:c="3"/>35.5723 <text:s/>1027.8239 <text:s text:c="3"/>26.9553 <text:s text:c="3"/>5.9792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818 164.452925 <text:s text:c="5"/>0.412 <text:s text:c="3"/>195.407 <text:s text:c="3"/>12.3917 <text:s text:c="2"/>4.105378 <text:s text:c="4"/>4.2854 <text:s text:c="3"/>194.000 <text:s text:c="3"/>12.3655 <text:s text:c="3"/>35.5710 <text:s/>1027.8298 <text:s text:c="3"/>26.9566 <text:s text:c="3"/>5.9807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855 164.452943 <text:s text:c="5"/>0.620 <text:s text:c="3"/>196.412 <text:s text:c="3"/>12.3844 <text:s text:c="2"/>4.104628 <text:s text:c="4"/>4.2846 <text:s text:c="3"/>195.000 <text:s text:c="3"/>12.3581 <text:s text:c="3"/>35.5702 <text:s/>1027.8351 <text:s text:c="3"/>26.9574 <text:s text:c="3"/>5.9817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904 164.452966 <text:s text:c="5"/>0.502 <text:s text:c="3"/>197.420 <text:s text:c="3"/>12.3742 <text:s text:c="2"/>4.103568 <text:s text:c="4"/>4.2873 <text:s text:c="3"/>196.000 <text:s text:c="3"/>12.3478 <text:s text:c="3"/>35.5691 <text:s/>1027.8408 <text:s text:c="3"/>26.9586 <text:s text:c="3"/>5.9830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988 164.453007 <text:s text:c="5"/>0.249 <text:s text:c="3"/>198.432 <text:s text:c="3"/>12.3668 <text:s text:c="2"/>4.102722 <text:s text:c="4"/>4.2906 <text:s text:c="3"/>197.000 <text:s text:c="3"/>12.3403 <text:s text:c="3"/>35.5675 <text:s/>1027.8455 <text:s text:c="3"/>26.9588 <text:s text:c="3"/>5.9839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051 164.453037 <text:s text:c="5"/>0.457 <text:s text:c="3"/>199.442 <text:s text:c="3"/>12.3584 <text:s text:c="2"/>4.101818 <text:s text:c="4"/>4.2925 <text:s text:c="3"/>198.000 <text:s text:c="3"/>12.3317 <text:s text:c="3"/>35.5662 <text:s/>1027.8507 <text:s text:c="3"/>26.9595 <text:s text:c="3"/>5.9850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082 164.453052 <text:s text:c="5"/>0.721 <text:s text:c="3"/>200.440 <text:s text:c="3"/>12.3408 <text:s text:c="2"/>4.099829 <text:s text:c="4"/>4.2919 <text:s text:c="3"/>199.000 <text:s text:c="3"/>12.3141 <text:s text:c="3"/>35.5632 <text:s/>1027.8563 <text:s text:c="3"/>26.9605 <text:s text:c="3"/>5.9873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128 164.453074 <text:s text:c="5"/>0.533 <text:s text:c="3"/>201.455 <text:s text:c="3"/>12.3258 <text:s text:c="2"/>4.098192 <text:s text:c="4"/>4.2935 <text:s text:c="3"/>200.000 <text:s text:c="3"/>12.2989 <text:s text:c="3"/>35.5611 <text:s/>1027.8623 <text:s text:c="3"/>26.9619 <text:s text:c="3"/>5.9893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169 164.453094 <text:s text:c="5"/>0.563 <text:s text:c="3"/>202.462 <text:s text:c="3"/>12.3141 <text:s text:c="2"/>4.096857 <text:s text:c="4"/>4.2971 <text:s text:c="3"/>201.000 <text:s text:c="3"/>12.2871 <text:s text:c="3"/>35.5588 <text:s/>1027.8673 <text:s text:c="3"/>26.9624 <text:s text:c="3"/>5.9908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204 164.453111 <text:s text:c="5"/>0.697 <text:s text:c="3"/>203.462 <text:s text:c="3"/>12.2956 <text:s text:c="2"/>4.094739 <text:s text:c="4"/>4.3042 <text:s text:c="3"/>202.000 <text:s text:c="3"/>12.2685 <text:s text:c="3"/>35.5554 <text:s/>1027.8727 <text:s text:c="3"/>26.9633 <text:s text:c="3"/>5.9933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281 164.453148 <text:s text:c="5"/>0.281 <text:s text:c="3"/>204.483 <text:s text:c="3"/>12.2492 <text:s text:c="2"/>4.089198 <text:s text:c="4"/>4.3044 <text:s text:c="3"/>203.000 <text:s text:c="3"/>12.2220 <text:s text:c="3"/>35.5451 <text:s/>1027.8786 <text:s text:c="3"/>26.9645 <text:s text:c="3"/>5.9994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319 164.453167 <text:s text:c="5"/>0.626 <text:s text:c="3"/>205.483 <text:s text:c="3"/>12.1917 <text:s text:c="2"/>4.082913 <text:s text:c="4"/>4.3079 <text:s text:c="3"/>204.000 <text:s text:c="3"/>12.1644 <text:s text:c="3"/>35.5382 <text:s/>1027.8890 <text:s text:c="3"/>26.9702 <text:s text:c="3"/>6.0069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362 164.453187 <text:s text:c="5"/>0.579 <text:s text:c="3"/>206.489 <text:s text:c="3"/>12.1729 <text:s text:c="2"/>4.080965 <text:s text:c="4"/>4.3118 <text:s text:c="3"/>205.000 <text:s text:c="3"/>12.1455 <text:s text:c="3"/>35.5366 <text:s/>1027.8961 <text:s text:c="3"/>26.9727 <text:s text:c="3"/>6.0093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421 164.453216 <text:s text:c="5"/>0.394 <text:s text:c="3"/>207.500 <text:s text:c="3"/>12.1608 <text:s text:c="2"/>4.079637 <text:s text:c="4"/>4.3138 <text:s text:c="3"/>206.000 <text:s text:c="3"/>12.1333 <text:s text:c="3"/>35.5348 <text:s/>1027.9015 <text:s text:c="3"/>26.9736 <text:s text:c="3"/>6.0109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465 164.453237 <text:s text:c="5"/>0.542 <text:s text:c="3"/>208.508 <text:s text:c="3"/>12.1536 <text:s text:c="2"/>4.078823 <text:s text:c="4"/>4.3137 <text:s text:c="3"/>207.000 <text:s text:c="3"/>12.1260 <text:s text:c="3"/>35.5332 <text:s/>1027.9062 <text:s text:c="3"/>26.9738 <text:s text:c="3"/>6.0118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500 164.453254 <text:s text:c="5"/>0.678 <text:s text:c="3"/>209.510 <text:s text:c="3"/>12.1405 <text:s text:c="2"/>4.077332 <text:s text:c="4"/>4.3145 <text:s text:c="3"/>208.000 <text:s text:c="3"/>12.1128 <text:s text:c="3"/>35.5307 <text:s/>1027.9113 <text:s text:c="3"/>26.9744 <text:s text:c="3"/>6.0136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544 164.453275 <text:s text:c="5"/>0.573 <text:s text:c="3"/>210.518 <text:s text:c="3"/>12.1259 <text:s text:c="2"/>4.075800 <text:s text:c="4"/>4.3188 <text:s text:c="3"/>209.000 <text:s text:c="3"/>12.0981 <text:s text:c="3"/>35.5292 <text:s/>1027.9175 <text:s text:c="3"/>26.9760 <text:s text:c="3"/>6.0154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624 164.453313 <text:s text:c="5"/>0.279 <text:s text:c="3"/>211.538 <text:s text:c="3"/>12.1131 <text:s text:c="2"/>4.074228 <text:s text:c="4"/>4.3288 <text:s text:c="3"/>210.000 <text:s text:c="3"/>12.0852 <text:s text:c="3"/>35.5256 <text:s/>1027.9218 <text:s text:c="3"/>26.9757 <text:s text:c="3"/>6.0172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654 164.453328 <text:s text:c="5"/>0.672 <text:s text:c="3"/>212.540 <text:s text:c="3"/>12.0875 <text:s text:c="2"/>4.071061 <text:s text:c="4"/>4.3285 <text:s text:c="3"/>211.000 <text:s text:c="3"/>12.0595 <text:s text:c="3"/>35.5186 <text:s/>1027.9259 <text:s text:c="3"/>26.9752 <text:s text:c="3"/>6.0207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681 164.453341 <text:s text:c="5"/>0.867 <text:s text:c="3"/>213.538 <text:s text:c="3"/>12.0477 <text:s text:c="2"/>4.066936 <text:s text:c="4"/>4.3345 <text:s text:c="3"/>212.000 <text:s text:c="3"/>12.0196 <text:s text:c="3"/>35.5158 <text:s/>1027.9360 <text:s text:c="3"/>26.9807 <text:s text:c="3"/>6.0258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750 164.453374 <text:s text:c="5"/>0.353 <text:s text:c="3"/>214.556 <text:s text:c="3"/>12.0291 <text:s text:c="2"/>4.064660 <text:s text:c="4"/>4.3379 <text:s text:c="3"/>213.000 <text:s text:c="3"/>12.0009 <text:s text:c="3"/>35.5108 <text:s/>1027.9403 <text:s text:c="3"/>26.9804 <text:s text:c="3"/>6.0283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800 164.453399 <text:s text:c="5"/>0.547 <text:s text:c="3"/>215.562 <text:s text:c="3"/>11.9782 <text:s text:c="2"/>4.059116 <text:s text:c="4"/>4.3346 <text:s text:c="3"/>214.000 <text:s text:c="3"/>11.9499 <text:s text:c="3"/>35.5046 <text:s/>1027.9501 <text:s text:c="3"/>26.9854 <text:s text:c="3"/>6.0350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833 164.453415 <text:s text:c="5"/>0.732 <text:s text:c="3"/>216.567 <text:s text:c="3"/>11.9501 <text:s text:c="2"/>4.055950 <text:s text:c="4"/>4.3275 <text:s text:c="3"/>215.000 <text:s text:c="3"/>11.9217 <text:s text:c="3"/>35.5000 <text:s/>1027.9564 <text:s text:c="3"/>26.9872 <text:s text:c="3"/>6.0387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872 164.453433 <text:s text:c="5"/>0.622 <text:s text:c="3"/>217.578 <text:s text:c="3"/>11.8921 <text:s text:c="2"/>4.049424 <text:s text:c="4"/>4.3221 <text:s text:c="3"/>216.000 <text:s text:c="3"/>11.8637 <text:s text:c="3"/>35.4909 <text:s/>1027.9652 <text:s text:c="3"/>26.9912 <text:s text:c="3"/>6.0464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910 164.453451 <text:s text:c="5"/>0.653 <text:s text:c="3"/>218.580 <text:s text:c="3"/>11.8578 <text:s text:c="2"/>4.045802 <text:s text:c="4"/>4.3226 <text:s text:c="3"/>217.000 <text:s text:c="3"/>11.8294 <text:s text:c="3"/>35.4876 <text:s/>1027.9738 <text:s text:c="3"/>26.9952 <text:s text:c="3"/>6.0508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999 164.453494 <text:s text:c="5"/>0.209 <text:s text:c="3"/>219.601 <text:s text:c="3"/>11.8541 <text:s text:c="2"/>4.045289 <text:s text:c="4"/>4.3217 <text:s text:c="3"/>218.000 <text:s text:c="3"/>11.8255 <text:s text:c="3"/>35.4857 <text:s/>1027.9776 <text:s text:c="3"/>26.9944 <text:s text:c="3"/>6.0514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032 164.453510 <text:s text:c="5"/>0.657 <text:s text:c="3"/>220.602 <text:s text:c="3"/>11.8409 <text:s text:c="2"/>4.044002 <text:s text:c="4"/>4.3245 <text:s text:c="3"/>219.000 <text:s text:c="3"/>11.8122 <text:s text:c="3"/>35.4852 <text:s/>1027.9843 <text:s text:c="3"/>26.9966 <text:s text:c="3"/>6.0531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060 164.453524 <text:s text:c="5"/>0.858 <text:s text:c="3"/>221.603 <text:s text:c="3"/>11.8342 <text:s text:c="2"/>4.043329 <text:s text:c="4"/>4.3304 <text:s text:c="3"/>220.000 <text:s text:c="3"/>11.8054 <text:s text:c="3"/>35.4845 <text:s/>1027.9896 <text:s text:c="3"/>26.9974 <text:s text:c="3"/>6.0539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110 164.453548 <text:s text:c="5"/>0.497 <text:s text:c="3"/>222.617 <text:s text:c="3"/>11.8241 <text:s text:c="2"/>4.042234 <text:s text:c="4"/>4.3346 <text:s text:c="3"/>221.000 <text:s text:c="3"/>11.7951 <text:s text:c="3"/>35.4830 <text:s/>1027.9949 <text:s text:c="3"/>26.9981 <text:s text:c="3"/>6.0553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159 164.453572 <text:s text:c="5"/>0.496 <text:s text:c="3"/>223.626 <text:s text:c="3"/>11.8152 <text:s text:c="2"/>4.041293 <text:s text:c="4"/>4.3334 <text:s text:c="3"/>222.000 <text:s text:c="3"/>11.7861 <text:s text:c="3"/>35.4818 <text:s/>1028.0002 <text:s text:c="3"/>26.9989 <text:s text:c="3"/>6.0565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199 164.453591 <text:s text:c="5"/>0.617 <text:s text:c="3"/>224.627 <text:s text:c="3"/>11.8111 <text:s text:c="2"/>4.040914 <text:s text:c="4"/>4.3357 <text:s text:c="3"/>223.000 <text:s text:c="3"/>11.7819 <text:s text:c="3"/>35.4816 <text:s/>1028.0053 <text:s text:c="3"/>26.9995 <text:s text:c="3"/>6.0570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274 164.453627 <text:s text:c="5"/>0.283 <text:s text:c="3"/>225.646 <text:s text:c="3"/>11.8104 <text:s text:c="2"/>4.040845 <text:s text:c="4"/>4.3446 <text:s text:c="3"/>224.000 <text:s text:c="3"/>11.7811 <text:s text:c="3"/>35.4811 <text:s/>1028.0096 <text:s text:c="3"/>26.9992 <text:s text:c="3"/>6.0571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313 164.453646 <text:s text:c="5"/>0.600 <text:s text:c="3"/>226.648 <text:s text:c="3"/>11.7984 <text:s text:c="2"/>4.039540 <text:s text:c="4"/>4.3445 <text:s text:c="3"/>225.000 <text:s text:c="3"/>11.7689 <text:s text:c="3"/>35.4793 <text:s/>1028.0150 <text:s text:c="3"/>27.0001 <text:s text:c="3"/>6.0587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349 164.453663 <text:s text:c="5"/>0.678 <text:s text:c="3"/>227.654 <text:s text:c="3"/>11.7831 <text:s text:c="2"/>4.037903 <text:s text:c="4"/>4.3475 <text:s text:c="3"/>226.000 <text:s text:c="3"/>11.7535 <text:s text:c="3"/>35.4774 <text:s/>1028.0210 <text:s text:c="3"/>27.0016 <text:s text:c="3"/>6.0607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389 164.453683 <text:s text:c="5"/>0.578 <text:s text:c="3"/>228.670 <text:s text:c="3"/>11.7766 <text:s text:c="2"/>4.037247 <text:s text:c="4"/>4.3497 <text:s text:c="3"/>227.000 <text:s text:c="3"/>11.7469 <text:s text:c="3"/>35.4767 <text:s/>1028.0262 <text:s text:c="3"/>27.0022 <text:s text:c="3"/>6.0616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417 164.453696 <text:s text:c="5"/>0.759 <text:s text:c="3"/>229.672 <text:s text:c="3"/>11.7755 <text:s text:c="2"/>4.037171 <text:s text:c="4"/>4.3526 <text:s text:c="3"/>228.000 <text:s text:c="3"/>11.7457 <text:s text:c="3"/>35.4765 <text:s/>1028.0308 <text:s text:c="3"/>27.0023 <text:s text:c="3"/>6.0617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443 164.453708 <text:s text:c="5"/>0.943 <text:s text:c="3"/>230.674 <text:s text:c="3"/>11.7728 <text:s text:c="2"/>4.036907 <text:s text:c="4"/>4.3539 <text:s text:c="3"/>229.000 <text:s text:c="3"/>11.7429 <text:s text:c="3"/>35.4760 <text:s/>1028.0354 <text:s text:c="3"/>27.0024 <text:s text:c="3"/>6.0621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491 164.453732 <text:s text:c="5"/>0.578 <text:s text:c="3"/>231.686 <text:s text:c="3"/>11.7693 <text:s text:c="2"/>4.036557 <text:s text:c="4"/>4.3608 <text:s text:c="3"/>230.000 <text:s text:c="3"/>11.7392 <text:s text:c="3"/>35.4756 <text:s/>1028.0403 <text:s text:c="3"/>27.0027 <text:s text:c="3"/>6.0625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552 164.453761 <text:s text:c="5"/>0.399 <text:s text:c="3"/>232.703 <text:s text:c="3"/>11.7573 <text:s text:c="2"/>4.035169 <text:s text:c="4"/>4.3690 <text:s text:c="3"/>231.000 <text:s text:c="3"/>11.7271 <text:s text:c="3"/>35.4729 <text:s/>1028.0451 <text:s text:c="3"/>27.0030 <text:s text:c="3"/>6.0642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577 164.453773 <text:s text:c="5"/>0.815 <text:s text:c="3"/>233.703 <text:s text:c="3"/>11.7541 <text:s text:c="2"/>4.034984 <text:s text:c="4"/>4.3701 <text:s text:c="3"/>232.000 <text:s text:c="3"/>11.7238 <text:s text:c="3"/>35.4737 <text:s/>1028.0508 <text:s text:c="3"/>27.0042 <text:s text:c="3"/>6.0645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608 164.453788 <text:s text:c="5"/>0.849 <text:s text:c="3"/>234.705 <text:s text:c="3"/>11.7476 <text:s text:c="2"/>4.034222 <text:s text:c="4"/>4.3722 <text:s text:c="3"/>233.000 <text:s text:c="3"/>11.7173 <text:s text:c="3"/>35.4719 <text:s/>1028.0551 <text:s text:c="3"/>27.0040 <text:s text:c="3"/>6.0654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657 164.453812 <text:s text:c="5"/>0.455 <text:s text:c="3"/>235.723 <text:s text:c="3"/>11.7172 <text:s text:c="2"/>4.030793 <text:s text:c="4"/>4.3709 <text:s text:c="3"/>234.000 <text:s text:c="3"/>11.6867 <text:s text:c="3"/>35.4668 <text:s/>1028.0616 <text:s text:c="3"/>27.0058 <text:s text:c="3"/>6.0695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694 164.453830 <text:s text:c="5"/>0.621 <text:s text:c="3"/>236.731 <text:s text:c="3"/>11.6891 <text:s text:c="2"/>4.027662 <text:s text:c="4"/>4.3678 <text:s text:c="3"/>235.000 <text:s text:c="3"/>11.6585 <text:s text:c="3"/>35.4624 <text:s/>1028.0681 <text:s text:c="3"/>27.0077 <text:s text:c="3"/>6.0733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721 164.453843 <text:s text:c="5"/>0.839 <text:s text:c="3"/>237.732 <text:s text:c="3"/>11.6759 <text:s text:c="2"/>4.026281 <text:s text:c="4"/>4.3676 <text:s text:c="3"/>236.000 <text:s text:c="3"/>11.6452 <text:s text:c="3"/>35.4610 <text:s/>1028.0740 <text:s text:c="3"/>27.0091 <text:s text:c="3"/>6.0750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789 164.453876 <text:s text:c="5"/>0.466 <text:s text:c="3"/>238.742 <text:s text:c="3"/>11.6696 <text:s text:c="2"/>4.025670 <text:s text:c="4"/>4.3695 <text:s text:c="3"/>237.000 <text:s text:c="3"/>11.6388 <text:s text:c="3"/>35.4606 <text:s/>1028.0795 <text:s text:c="3"/>27.0100 <text:s text:c="3"/>6.0758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863 164.453911 <text:s text:c="5"/>0.463 <text:s text:c="3"/>239.755 <text:s text:c="3"/>11.6612 <text:s text:c="2"/>4.024720 <text:s text:c="4"/>4.3676 <text:s text:c="3"/>238.000 <text:s text:c="3"/>11.6303 <text:s text:c="3"/>35.4587 <text:s/>1028.0842 <text:s text:c="3"/>27.0101 <text:s text:c="3"/>6.0770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892 164.453925 <text:s text:c="5"/>0.739 <text:s text:c="3"/>240.759 <text:s text:c="3"/>11.6420 <text:s text:c="2"/>4.022642 <text:s text:c="4"/>4.3677 <text:s text:c="3"/>239.000 <text:s text:c="3"/>11.6110 <text:s text:c="3"/>35.4562 <text:s/>1028.0904 <text:s text:c="3"/>27.0118 <text:s text:c="3"/>6.0795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918 164.453938 <text:s text:c="5"/>0.870 <text:s text:c="3"/>241.766 <text:s text:c="3"/>11.6326 <text:s text:c="2"/>4.021726 <text:s text:c="4"/>4.3630 <text:s text:c="3"/>240.000 <text:s text:c="3"/>11.6015 <text:s text:c="3"/>35.4557 <text:s/>1028.0963 <text:s text:c="3"/>27.0132 <text:s text:c="3"/>6.0807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943 164.453950 <text:s text:c="5"/>0.953 <text:s text:c="3"/>242.769 <text:s text:c="3"/>11.6313 <text:s text:c="2"/>4.021626 <text:s text:c="4"/>4.3633 <text:s text:c="3"/>241.000 <text:s text:c="3"/>11.6000 <text:s text:c="3"/>35.4555 <text:s/>1028.1009 <text:s text:c="3"/>27.0133 <text:s text:c="3"/>6.0809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991 164.453973 <text:s text:c="5"/>0.596 <text:s text:c="3"/>243.779 <text:s text:c="3"/>11.6279 <text:s text:c="2"/>4.021250 <text:s text:c="4"/>4.3694 <text:s text:c="3"/>242.000 <text:s text:c="3"/>11.5966 <text:s text:c="3"/>35.4546 <text:s/>1028.1054 <text:s text:c="3"/>27.0132 <text:s text:c="3"/>6.0814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056 164.454004 <text:s text:c="5"/>0.406 <text:s text:c="3"/>244.795 <text:s text:c="3"/>11.6066 <text:s text:c="2"/>4.018773 <text:s text:c="4"/>4.3683 <text:s text:c="3"/>243.000 <text:s text:c="3"/>11.5751 <text:s text:c="3"/>35.4501 <text:s/>1028.1106 <text:s text:c="3"/>27.0137 <text:s text:c="3"/>6.0843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083 164.454017 <text:s text:c="5"/>0.769 <text:s text:c="3"/>245.799 <text:s text:c="3"/>11.5822 <text:s text:c="2"/>4.016143 <text:s text:c="4"/>4.3661 <text:s text:c="3"/>244.000 <text:s text:c="3"/>11.5507 <text:s text:c="3"/>35.4470 <text:s/>1028.1174 <text:s text:c="3"/>27.0159 <text:s text:c="3"/>6.0875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111 164.454031 <text:s text:c="5"/>0.876 <text:s text:c="3"/>246.802 <text:s text:c="3"/>11.5578 <text:s text:c="2"/>4.013533 <text:s text:c="4"/>4.3689 <text:s text:c="3"/>245.000 <text:s text:c="3"/>11.5262 <text:s text:c="3"/>35.4442 <text:s/>1028.1243 <text:s text:c="3"/>27.0183 <text:s text:c="3"/>6.0908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148 164.454049 <text:s text:c="5"/>0.678 <text:s text:c="3"/>247.813 <text:s text:c="3"/>11.5468 <text:s text:c="2"/>4.012466 <text:s text:c="4"/>4.3701 <text:s text:c="3"/>246.000 <text:s text:c="3"/>11.5150 <text:s text:c="3"/>35.4437 <text:s/>1028.1306 <text:s text:c="3"/>27.0200 <text:s text:c="3"/>6.0922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187 164.454067 <text:s text:c="5"/>0.630 <text:s text:c="3"/>248.820 <text:s text:c="3"/>11.5402 <text:s text:c="2"/>4.011770 <text:s text:c="4"/>4.3705 <text:s text:c="3"/>247.000 <text:s text:c="3"/>11.5083 <text:s text:c="3"/>35.4427 <text:s/>1028.1356 <text:s text:c="3"/>27.0205 <text:s text:c="3"/>6.0931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240 164.454093 <text:s text:c="5"/>0.440 <text:s text:c="3"/>249.833 <text:s text:c="3"/>11.5353 <text:s text:c="2"/>4.011267 <text:s text:c="4"/>4.3713 <text:s text:c="3"/>248.000 <text:s text:c="3"/>11.5033 <text:s text:c="3"/>35.4420 <text:s/>1028.1405 <text:s text:c="3"/>27.0209 <text:s text:c="3"/>6.0937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279 164.454112 <text:s text:c="5"/>0.584 <text:s text:c="3"/>250.841 <text:s text:c="3"/>11.5327 <text:s text:c="2"/>4.011026 <text:s text:c="4"/>4.3682 <text:s text:c="3"/>249.000 <text:s text:c="3"/>11.5006 <text:s text:c="3"/>35.4416 <text:s/>1028.1452 <text:s text:c="3"/>27.0211 <text:s text:c="3"/>6.0941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309 164.454126 <text:s text:c="5"/>0.801 <text:s text:c="3"/>251.839 <text:s text:c="3"/>11.5314 <text:s text:c="2"/>4.010939 <text:s text:c="4"/>4.3660 <text:s text:c="3"/>250.000 <text:s text:c="3"/>11.4992 <text:s text:c="3"/>35.4416 <text:s/>1028.1499 <text:s text:c="3"/>27.0212 <text:s text:c="3"/>6.0942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397 164.454168 <text:s text:c="5"/>0.230 <text:s text:c="3"/>252.862 <text:s text:c="3"/>11.5311 <text:s text:c="2"/>4.010940 <text:s text:c="4"/>4.3673 <text:s text:c="3"/>251.000 <text:s text:c="3"/>11.4987 <text:s text:c="3"/>35.4414 <text:s/>1028.1544 <text:s text:c="3"/>27.0212 <text:s text:c="3"/>6.0943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432 164.454185 <text:s text:c="5"/>0.659 <text:s text:c="3"/>253.859 <text:s text:c="3"/>11.5272 <text:s text:c="2"/>4.010493 <text:s text:c="4"/>4.3669 <text:s text:c="3"/>252.000 <text:s text:c="3"/>11.4947 <text:s text:c="3"/>35.4403 <text:s/>1028.1587 <text:s text:c="3"/>27.0210 <text:s text:c="3"/>6.0948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461 164.454199 <text:s text:c="5"/>0.844 <text:s text:c="3"/>254.868 <text:s text:c="3"/>11.5192 <text:s text:c="2"/>4.009660 <text:s text:c="4"/>4.3676 <text:s text:c="3"/>253.000 <text:s text:c="3"/>11.4865 <text:s text:c="3"/>35.4393 <text:s/>1028.1640 <text:s text:c="3"/>27.0218 <text:s text:c="3"/>6.0959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495 164.454216 <text:s text:c="5"/>0.706 <text:s text:c="3"/>255.883 <text:s text:c="3"/>11.5107 <text:s text:c="2"/>4.008811 <text:s text:c="4"/>4.3698 <text:s text:c="3"/>254.000 <text:s text:c="3"/>11.4780 <text:s text:c="3"/>35.4385 <text:s/>1028.1696 <text:s text:c="3"/>27.0227 <text:s text:c="3"/>6.0970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525 164.454231 <text:s text:c="5"/>0.777 <text:s text:c="3"/>256.885 <text:s text:c="3"/>11.5084 <text:s text:c="2"/>4.008570 <text:s text:c="4"/>4.3668 <text:s text:c="3"/>255.000 <text:s text:c="3"/>11.4756 <text:s text:c="3"/>35.4379 <text:s/>1028.1740 <text:s text:c="3"/>27.0227 <text:s text:c="3"/>6.0973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554 164.454244 <text:s text:c="5"/>0.820 <text:s text:c="3"/>257.893 <text:s text:c="3"/>11.5068 <text:s text:c="2"/>4.008401 <text:s text:c="4"/>4.3676 <text:s text:c="3"/>256.000 <text:s text:c="3"/>11.4739 <text:s text:c="3"/>35.4373 <text:s/>1028.1784 <text:s text:c="3"/>27.0225 <text:s text:c="3"/>6.0976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583 164.454258 <text:s text:c="5"/>0.871 <text:s text:c="3"/>258.899 <text:s text:c="3"/>11.4905 <text:s text:c="2"/>4.006633 <text:s text:c="4"/>4.3691 <text:s text:c="3"/>257.000 <text:s text:c="3"/>11.4574 <text:s text:c="3"/>35.4350 <text:s/>1028.1842 <text:s text:c="3"/>27.0238 <text:s text:c="3"/>6.0997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622 164.454277 <text:s text:c="5"/>0.611 <text:s text:c="3"/>259.914 <text:s text:c="3"/>11.4820 <text:s text:c="2"/>4.005794 <text:s text:c="4"/>4.3654 <text:s text:c="3"/>258.000 <text:s text:c="3"/>11.4488 <text:s text:c="3"/>35.4344 <text:s/>1028.1899 <text:s text:c="3"/>27.0249 <text:s text:c="3"/>6.1009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656 164.454294 <text:s text:c="5"/>0.683 <text:s text:c="3"/>260.920 <text:s text:c="3"/>11.4788 <text:s text:c="2"/>4.005456 <text:s text:c="4"/>4.3692 <text:s text:c="3"/>259.000 <text:s text:c="3"/>11.4455 <text:s text:c="3"/>35.4337 <text:s/>1028.1945 <text:s text:c="3"/>27.0250 <text:s text:c="3"/>6.1013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684 164.454307 <text:s text:c="5"/>0.800 <text:s text:c="3"/>261.929 <text:s text:c="3"/>11.4691 <text:s text:c="2"/>4.004326 <text:s text:c="4"/>4.3719 <text:s text:c="3"/>260.000 <text:s text:c="3"/>11.4357 <text:s text:c="3"/>35.4313 <text:s/>1028.1990 <text:s text:c="3"/>27.0250 <text:s text:c="3"/>6.1026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708 164.454319 <text:s text:c="5"/>0.985 <text:s text:c="3"/>262.934 <text:s text:c="3"/>11.4603 <text:s text:c="2"/>4.003441 <text:s text:c="4"/>4.3730 <text:s text:c="3"/>261.000 <text:s text:c="3"/>11.4268 <text:s text:c="3"/>35.4306 <text:s/>1028.2046 <text:s text:c="3"/>27.0260 <text:s text:c="3"/>6.1038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734 164.454331 <text:s text:c="5"/>0.958 <text:s text:c="3"/>263.945 <text:s text:c="3"/>11.4334 <text:s text:c="2"/>3.999985 <text:s text:c="4"/>4.3703 <text:s text:c="3"/>262.000 <text:s text:c="3"/>11.3998 <text:s text:c="3"/>35.4217 <text:s/>1028.2074 <text:s text:c="3"/>27.0241 <text:s text:c="3"/>6.1076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757 164.454342 <text:s text:c="5"/>0.965 <text:s text:c="3"/>264.955 <text:s text:c="3"/>11.3772 <text:s text:c="2"/>3.994175 <text:s text:c="4"/>4.3579 <text:s text:c="3"/>263.000 <text:s text:c="3"/>11.3435 <text:s text:c="3"/>35.4176 <text:s/>1028.2194 <text:s text:c="3"/>27.0314 <text:s text:c="3"/>6.1150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777 164.454352 <text:s text:c="5"/>1.097 <text:s text:c="3"/>265.956 <text:s text:c="3"/>11.3431 <text:s text:c="2"/>3.990156 <text:s text:c="4"/>4.3481 <text:s text:c="3"/>264.000 <text:s text:c="3"/>11.3095 <text:s text:c="3"/>35.4099 <text:s/>1028.2244 <text:s text:c="3"/>27.0317 <text:s text:c="3"/>6.1197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799 164.454363 <text:s text:c="5"/>1.167 <text:s text:c="3"/>266.965 <text:s text:c="3"/>11.2828 <text:s text:c="2"/>3.983234 <text:s text:c="4"/>4.3531 <text:s text:c="3"/>265.000 <text:s text:c="3"/>11.2491 <text:s text:c="3"/>35.3986 <text:s/>1028.2317 <text:s text:c="3"/>27.0341 <text:s text:c="3"/>6.1280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843 164.454384 <text:s text:c="5"/>0.789 <text:s text:c="3"/>267.966 <text:s text:c="3"/>11.2221 <text:s text:c="2"/>3.976980 <text:s text:c="4"/>4.3565 <text:s text:c="3"/>266.000 <text:s text:c="3"/>11.1884 <text:s text:c="3"/>35.3942 <text:s/>1028.2442 <text:s text:c="3"/>27.0419 <text:s text:c="3"/>6.1360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934 164.454427 <text:s text:c="5"/>0.330 <text:s text:c="3"/>268.989 <text:s text:c="3"/>11.1525 <text:s text:c="2"/>3.969489 <text:s text:c="4"/>4.3297 <text:s text:c="3"/>267.000 <text:s text:c="3"/>11.1188 <text:s text:c="3"/>35.3861 <text:s/>1028.2557 <text:s text:c="3"/>27.0485 <text:s text:c="3"/>6.1454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959 164.454440 <text:s text:c="5"/>0.784 <text:s text:c="3"/>269.995 <text:s text:c="3"/>11.0972 <text:s text:c="2"/>3.963632 <text:s text:c="4"/>4.3262 <text:s text:c="3"/>268.000 <text:s text:c="3"/>11.0635 <text:s text:c="3"/>35.3804 <text:s/>1028.2662 <text:s text:c="3"/>27.0541 <text:s text:c="3"/>6.1529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989 164.454454 <text:s text:c="5"/>0.873 <text:s text:c="3"/>270.994 <text:s text:c="3"/>11.0855 <text:s text:c="2"/>3.962655 <text:s text:c="4"/>4.3247 <text:s text:c="3"/>269.000 <text:s text:c="3"/>11.0516 <text:s text:c="3"/>35.3815 <text:s/>1028.2737 <text:s text:c="3"/>27.0571 <text:s text:c="3"/>6.1543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030 164.454474 <text:s text:c="5"/>0.557 <text:s text:c="3"/>272.014 <text:s text:c="3"/>11.0863 <text:s text:c="2"/>3.962783 <text:s text:c="4"/>4.3221 <text:s text:c="3"/>270.000 <text:s text:c="3"/>11.0523 <text:s text:c="3"/>35.3815 <text:s/>1028.2782 <text:s text:c="3"/>27.0570 <text:s text:c="3"/>6.1542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057 164.454487 <text:s text:c="5"/>0.755 <text:s text:c="3"/>273.019 <text:s text:c="3"/>11.0730 <text:s text:c="2"/>3.961349 <text:s text:c="4"/>4.3200 <text:s text:c="3"/>271.000 <text:s text:c="3"/>11.0389 <text:s text:c="3"/>35.3795 <text:s/>1028.2836 <text:s text:c="3"/>27.0579 <text:s text:c="3"/>6.1561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079 164.454498 <text:s text:c="5"/>1.014 <text:s text:c="3"/>274.027 <text:s text:c="3"/>11.0791 <text:s text:c="2"/>3.962150 <text:s text:c="4"/>4.3150 <text:s text:c="3"/>272.000 <text:s text:c="3"/>11.0449 <text:s text:c="3"/>35.3812 <text:s/>1028.2883 <text:s text:c="3"/>27.0581 <text:s text:c="3"/>6.1552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100 164.454508 <text:s text:c="5"/>1.125 <text:s text:c="3"/>275.034 <text:s text:c="3"/>11.0757 <text:s text:c="2"/>3.961740 <text:s text:c="4"/>4.3122 <text:s text:c="3"/>273.000 <text:s text:c="3"/>11.0414 <text:s text:c="3"/>35.3799 <text:s/>1028.2924 <text:s text:c="3"/>27.0577 <text:s text:c="3"/>6.1557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120 164.454517 <text:s text:c="5"/>1.178 <text:s text:c="3"/>276.037 <text:s text:c="3"/>11.0673 <text:s text:c="2"/>3.960858 <text:s text:c="4"/>4.3131 <text:s text:c="3"/>274.000 <text:s text:c="3"/>11.0329 <text:s text:c="3"/>35.3788 <text:s/>1028.2976 <text:s text:c="3"/>27.0583 <text:s text:c="3"/>6.1568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142 164.454528 <text:s text:c="5"/>1.147 <text:s text:c="3"/>277.044 <text:s text:c="3"/>11.0325 <text:s text:c="2"/>3.957002 <text:s text:c="4"/>4.3159 <text:s text:c="3"/>275.000 <text:s text:c="3"/>10.9980 <text:s text:c="3"/>35.3733 <text:s/>1028.3044 <text:s text:c="3"/>27.0605 <text:s text:c="3"/>6.1616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173 164.454543 <text:s text:c="5"/>0.900 <text:s text:c="3"/>278.049 <text:s text:c="3"/>11.0469 <text:s text:c="2"/>3.958875 <text:s text:c="4"/>4.3252 <text:s text:c="3"/>276.000 <text:s text:c="3"/>11.0122 <text:s text:c="3"/>35.3777 <text:s/>1028.3096 <text:s text:c="3"/>27.0612 <text:s text:c="3"/>6.1595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223 164.454567 <text:s text:c="5"/>0.417 <text:s text:c="3"/>279.071 <text:s text:c="3"/>11.0513 <text:s text:c="2"/>3.959214 <text:s text:c="4"/>4.3212 <text:s text:c="3"/>277.000 <text:s text:c="3"/>11.0165 <text:s text:c="3"/>35.3764 <text:s/>1028.3123 <text:s text:c="3"/>27.0594 <text:s text:c="3"/>6.1590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252 164.454581 <text:s text:c="5"/>0.703 <text:s text:c="3"/>280.075 <text:s text:c="3"/>11.0362 <text:s text:c="2"/>3.957775 <text:s text:c="4"/>4.3114 <text:s text:c="3"/>278.000 <text:s text:c="3"/>11.0013 <text:s text:c="3"/>35.3761 <text:s/>1028.3194 <text:s text:c="3"/>27.0619 <text:s text:c="3"/>6.1610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273 164.454591 <text:s text:c="5"/>0.994 <text:s text:c="3"/>281.080 <text:s text:c="3"/>10.9128 <text:s text:c="2"/>3.942517 <text:s text:c="4"/>4.3190 <text:s text:c="3"/>279.000 <text:s text:c="3"/>10.8781 <text:s text:c="3"/>35.3418 <text:s/>1028.3204 <text:s text:c="3"/>27.0577 <text:s text:c="3"/>6.1786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297 164.454602 <text:s text:c="5"/>1.093 <text:s text:c="3"/>282.078 <text:s text:c="3"/>10.8074 <text:s text:c="2"/>3.932521 <text:s text:c="4"/>4.3454 <text:s text:c="3"/>280.000 <text:s text:c="3"/>10.7727 <text:s text:c="3"/>35.3427 <text:s/>1028.3452 <text:s text:c="3"/>27.0775 <text:s text:c="3"/>6.1924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332 164.454620 <text:s text:c="5"/>0.748 <text:s text:c="3"/>283.100 <text:s text:c="3"/>10.7872 <text:s text:c="2"/>3.930590 <text:s text:c="4"/>4.3166 <text:s text:c="3"/>281.000 <text:s text:c="3"/>10.7524 <text:s text:c="3"/>35.3424 <text:s/>1028.3532 <text:s text:c="3"/>27.0809 <text:s text:c="3"/>6.1951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361 164.454634 <text:s text:c="5"/>0.702 <text:s text:c="3"/>284.118 <text:s text:c="3"/>10.7632 <text:s text:c="2"/>3.926076 <text:s text:c="4"/>4.2807 <text:s text:c="3"/>282.000 <text:s text:c="3"/>10.7283 <text:s text:c="3"/>35.3197 <text:s/>1028.3446 <text:s text:c="3"/>27.0675 <text:s text:c="3"/>6.1992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379 164.454642 <text:s text:c="5"/>1.027 <text:s text:c="3"/>285.120 <text:s text:c="3"/>10.4567 <text:s text:c="2"/>3.890635 <text:s text:c="4"/>4.2802 <text:s text:c="3"/>283.000 <text:s text:c="3"/>10.4224 <text:s text:c="3"/>35.2580 <text:s/>1028.3573 <text:s text:c="3"/>27.0739 <text:s text:c="3"/>6.2425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395 164.454650 <text:s text:c="5"/>1.323 <text:s text:c="3"/>286.118 <text:s text:c="3"/>10.3118 <text:s text:c="2"/>3.878483 <text:s text:c="4"/>4.2993 <text:s text:c="3"/>284.000 <text:s text:c="3"/>10.2777 <text:s text:c="3"/>35.2748 <text:s/>1028.4011 <text:s text:c="3"/>27.1125 <text:s text:c="3"/>6.2613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411 164.454658 <text:s text:c="5"/>1.490 <text:s text:c="3"/>287.115 <text:s text:c="3"/>10.2945 <text:s text:c="2"/>3.876605 <text:s text:c="4"/>4.3084 <text:s text:c="3"/>285.000 <text:s text:c="3"/>10.2603 <text:s text:c="3"/>35.2720 <text:s/>1028.4066 <text:s text:c="3"/>27.1134 <text:s text:c="3"/>6.2637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460 164.454681 <text:s text:c="5"/>0.654 <text:s text:c="3"/>288.139 <text:s text:c="3"/>10.3310 <text:s text:c="2"/>3.879883 <text:s text:c="4"/>4.2988 <text:s text:c="3"/>286.000 <text:s text:c="3"/>10.2966 <text:s text:c="3"/>35.2694 <text:s/>1028.4025 <text:s text:c="3"/>27.1050 <text:s text:c="3"/>6.2589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506 164.454703 <text:s text:c="5"/>0.484 <text:s text:c="3"/>289.156 <text:s text:c="3"/>10.2211 <text:s text:c="2"/>3.867988 <text:s text:c="4"/>4.2866 <text:s text:c="3"/>287.000 <text:s text:c="3"/>10.1868 <text:s text:c="3"/>35.2547 <text:s/>1028.4155 <text:s text:c="3"/>27.1127 <text:s text:c="3"/>6.2744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523 164.454712 <text:s text:c="5"/>1.017 <text:s text:c="3"/>290.162 <text:s text:c="3"/>10.1579 <text:s text:c="2"/>3.861956 <text:s text:c="4"/>4.2806 <text:s text:c="3"/>288.000 <text:s text:c="3"/>10.1237 <text:s text:c="3"/>35.2542 <text:s/>1028.4309 <text:s text:c="3"/>27.1233 <text:s text:c="3"/>6.2829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538 164.454719 <text:s text:c="5"/>1.345 <text:s text:c="3"/>291.155 <text:s text:c="3"/>10.1392 <text:s text:c="2"/>3.859857 <text:s text:c="4"/>4.2860 <text:s text:c="3"/>289.000 <text:s text:c="3"/>10.1049 <text:s text:c="3"/>35.2505 <text:s/>1028.4358 <text:s text:c="3"/>27.1236 <text:s text:c="3"/>6.2856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560 164.454729 <text:s text:c="5"/>1.361 <text:s text:c="3"/>292.153 <text:s text:c="3"/>10.1228 <text:s text:c="2"/>3.858315 <text:s text:c="4"/>4.2883 <text:s text:c="3"/>290.000 <text:s text:c="3"/>10.0884 <text:s text:c="3"/>35.2503 <text:s/>1028.4431 <text:s text:c="3"/>27.1263 <text:s text:c="3"/>6.2879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661 164.454778 <text:s text:c="5"/>0.329 <text:s text:c="3"/>293.189 <text:s text:c="3"/>10.1039 <text:s text:c="2"/>3.856230 <text:s text:c="4"/>4.2890 <text:s text:c="3"/>291.000 <text:s text:c="3"/>10.0694 <text:s text:c="3"/>35.2469 <text:s/>1028.4485 <text:s text:c="3"/>27.1270 <text:s text:c="3"/>6.2906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695 164.454794 <text:s text:c="5"/>0.672 <text:s text:c="3"/>294.185 <text:s text:c="3"/>10.0631 <text:s text:c="2"/>3.851738 <text:s text:c="4"/>4.2860 <text:s text:c="3"/>292.000 <text:s text:c="3"/>10.0286 <text:s text:c="3"/>35.2403 <text:s/>1028.4551 <text:s text:c="3"/>27.1288 <text:s text:c="3"/>6.2964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726 164.454809 <text:s text:c="5"/>0.827 <text:s text:c="3"/>295.190 <text:s text:c="3"/>10.0220 <text:s text:c="2"/>3.847707 <text:s text:c="4"/>4.2846 <text:s text:c="3"/>293.000 <text:s text:c="4"/>9.9874 <text:s text:c="3"/>35.2386 <text:s/>1028.4656 <text:s text:c="3"/>27.1346 <text:s text:c="3"/>6.3021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777 164.454834 <text:s text:c="5"/>0.459 <text:s text:c="3"/>296.204 <text:s text:c="3"/>10.0018 <text:s text:c="2"/>3.845660 <text:s text:c="4"/>4.2839 <text:s text:c="3"/>294.000 <text:s text:c="4"/>9.9671 <text:s text:c="3"/>35.2370 <text:s/>1028.4725 <text:s text:c="3"/>27.1368 <text:s text:c="3"/>6.3049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826 164.454858 <text:s text:c="5"/>0.491 <text:s text:c="3"/>297.214 <text:s text:c="4"/>9.9888 <text:s text:c="2"/>3.844307 <text:s text:c="4"/>4.2807 <text:s text:c="3"/>295.000 <text:s text:c="4"/>9.9541 <text:s text:c="3"/>35.2352 <text:s/>1028.4780 <text:s text:c="3"/>27.1377 <text:s text:c="3"/>6.3067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863 164.454875 <text:s text:c="5"/>0.651 <text:s text:c="3"/>298.219 <text:s text:c="4"/>9.9805 <text:s text:c="2"/>3.843498 <text:s text:c="4"/>4.2810 <text:s text:c="3"/>296.000 <text:s text:c="4"/>9.9456 <text:s text:c="3"/>35.2347 <text:s/>1028.4835 <text:s text:c="3"/>27.1387 <text:s text:c="3"/>6.3079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903 164.454895 <text:s text:c="5"/>0.607 <text:s text:c="3"/>299.228 <text:s text:c="4"/>9.9712 <text:s text:c="2"/>3.842572 <text:s text:c="4"/>4.2812 <text:s text:c="3"/>297.000 <text:s text:c="4"/>9.9363 <text:s text:c="3"/>35.2337 <text:s/>1028.4889 <text:s text:c="3"/>27.1395 <text:s text:c="3"/>6.3092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948 164.454917 <text:s text:c="5"/>0.531 <text:s text:c="3"/>300.236 <text:s text:c="4"/>9.9619 <text:s text:c="2"/>3.841580 <text:s text:c="4"/>4.2816 <text:s text:c="3"/>298.000 <text:s text:c="4"/>9.9268 <text:s text:c="3"/>35.2322 <text:s/>1028.4940 <text:s text:c="3"/>27.1399 <text:s text:c="3"/>6.3105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991 164.454937 <text:s text:c="5"/>0.568 <text:s text:c="3"/>301.245 <text:s text:c="4"/>9.9460 <text:s text:c="2"/>3.839924 <text:s text:c="4"/>4.2783 <text:s text:c="3"/>299.000 <text:s text:c="4"/>9.9108 <text:s text:c="3"/>35.2303 <text:s/>1028.4998 <text:s text:c="3"/>27.1412 <text:s text:c="3"/>6.3128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030 164.454956 <text:s text:c="5"/>0.616 <text:s text:c="3"/>302.254 <text:s text:c="4"/>9.9336 <text:s text:c="2"/>3.838599 <text:s text:c="4"/>4.2779 <text:s text:c="3"/>300.000 <text:s text:c="4"/>9.8984 <text:s text:c="3"/>35.2284 <text:s/>1028.5050 <text:s text:c="3"/>27.1418 <text:s text:c="3"/>6.3146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068 164.454974 <text:s text:c="5"/>0.646 <text:s text:c="3"/>303.259 <text:s text:c="4"/>9.9210 <text:s text:c="2"/>3.837328 <text:s text:c="4"/>4.2832 <text:s text:c="3"/>301.000 <text:s text:c="4"/>9.8857 <text:s text:c="3"/>35.2271 <text:s/>1028.5109 <text:s text:c="3"/>27.1430 <text:s text:c="3"/>6.3163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111 164.454995 <text:s text:c="5"/>0.539 <text:s text:c="3"/>304.272 <text:s text:c="4"/>9.9110 <text:s text:c="2"/>3.836256 <text:s text:c="4"/>4.2834 <text:s text:c="3"/>302.000 <text:s text:c="4"/>9.8756 <text:s text:c="3"/>35.2254 <text:s/>1028.5158 <text:s text:c="3"/>27.1433 <text:s text:c="3"/>6.3178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139 164.455009 <text:s text:c="5"/>0.742 <text:s text:c="3"/>305.280 <text:s text:c="4"/>9.8963 <text:s text:c="2"/>3.834629 <text:s text:c="4"/>4.2805 <text:s text:c="3"/>303.000 <text:s text:c="4"/>9.8608 <text:s text:c="3"/>35.2226 <text:s/>1028.5208 <text:s text:c="3"/>27.1437 <text:s text:c="3"/>6.3199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163 164.455020 <text:s text:c="5"/>0.956 <text:s text:c="3"/>306.282 <text:s text:c="4"/>9.8739 <text:s text:c="2"/>3.832360 <text:s text:c="4"/>4.2805 <text:s text:c="3"/>304.000 <text:s text:c="4"/>9.8384 <text:s text:c="3"/>35.2207 <text:s/>1028.5277 <text:s text:c="3"/>27.1459 <text:s text:c="3"/>6.3231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192 164.455034 <text:s text:c="5"/>0.911 <text:s text:c="3"/>307.290 <text:s text:c="4"/>9.8691 <text:s text:c="2"/>3.831920 <text:s text:c="4"/>4.2814 <text:s text:c="3"/>305.000 <text:s text:c="4"/>9.8335 <text:s text:c="3"/>35.2204 <text:s/>1028.5329 <text:s text:c="3"/>27.1466 <text:s text:c="3"/>6.3237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231 164.455053 <text:s text:c="5"/>0.634 <text:s text:c="3"/>308.304 <text:s text:c="4"/>9.8644 <text:s text:c="2"/>3.831478 <text:s text:c="4"/>4.2787 <text:s text:c="3"/>306.000 <text:s text:c="4"/>9.8286 <text:s text:c="3"/>35.2200 <text:s/>1028.5380 <text:s text:c="3"/>27.1470 <text:s text:c="3"/>6.3244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266 164.455070 <text:s text:c="5"/>0.651 <text:s text:c="3"/>309.315 <text:s text:c="4"/>9.8577 <text:s text:c="2"/>3.830762 <text:s text:c="4"/>4.2775 <text:s text:c="3"/>307.000 <text:s text:c="4"/>9.8218 <text:s text:c="3"/>35.2187 <text:s/>1028.5427 <text:s text:c="3"/>27.1472 <text:s text:c="3"/>6.3254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291 164.455082 <text:s text:c="5"/>0.853 <text:s text:c="3"/>310.321 <text:s text:c="4"/>9.8537 <text:s text:c="2"/>3.830395 <text:s text:c="4"/>4.2768 <text:s text:c="3"/>308.000 <text:s text:c="4"/>9.8178 <text:s text:c="3"/>35.2184 <text:s/>1028.5476 <text:s text:c="3"/>27.1476 <text:s text:c="3"/>6.3259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314 164.455093 <text:s text:c="5"/>1.017 <text:s text:c="3"/>311.323 <text:s text:c="4"/>9.8494 <text:s text:c="2"/>3.829999 <text:s text:c="4"/>4.2793 <text:s text:c="3"/>309.000 <text:s text:c="4"/>9.8133 <text:s text:c="3"/>35.2180 <text:s/>1028.5526 <text:s text:c="3"/>27.1481 <text:s text:c="3"/>6.3265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348 164.455109 <text:s text:c="5"/>0.837 <text:s text:c="3"/>312.329 <text:s text:c="4"/>9.8447 <text:s text:c="2"/>3.829546 <text:s text:c="4"/>4.2849 <text:s text:c="3"/>310.000 <text:s text:c="4"/>9.8085 <text:s text:c="3"/>35.2175 <text:s/>1028.5576 <text:s text:c="3"/>27.1485 <text:s text:c="3"/>6.3272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407 164.455138 <text:s text:c="5"/>0.306 <text:s text:c="3"/>313.349 <text:s text:c="4"/>9.8373 <text:s text:c="2"/>3.828739 <text:s text:c="4"/>4.2841 <text:s text:c="3"/>311.000 <text:s text:c="4"/>9.8010 <text:s text:c="3"/>35.2160 <text:s/>1028.5623 <text:s text:c="3"/>27.1485 <text:s text:c="3"/>6.3283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435 164.455151 <text:s text:c="5"/>0.684 <text:s text:c="3"/>314.356 <text:s text:c="4"/>9.8118 <text:s text:c="2"/>3.825895 <text:s text:c="4"/>4.2786 <text:s text:c="3"/>312.000 <text:s text:c="4"/>9.7754 <text:s text:c="3"/>35.2112 <text:s/>1028.5676 <text:s text:c="3"/>27.1492 <text:s text:c="3"/>6.3320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456 164.455162 <text:s text:c="5"/>1.033 <text:s text:c="3"/>315.359 <text:s text:c="4"/>9.7900 <text:s text:c="2"/>3.823701 <text:s text:c="4"/>4.2799 <text:s text:c="3"/>313.000 <text:s text:c="4"/>9.7536 <text:s text:c="3"/>35.2094 <text:s/>1028.5746 <text:s text:c="3"/>27.1514 <text:s text:c="3"/>6.3350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484 164.455175 <text:s text:c="5"/>0.979 <text:s text:c="3"/>316.357 <text:s text:c="4"/>9.7721 <text:s text:c="2"/>3.821851 <text:s text:c="4"/>4.2814 <text:s text:c="3"/>314.000 <text:s text:c="4"/>9.7356 <text:s text:c="3"/>35.2075 <text:s/>1028.5807 <text:s text:c="3"/>27.1530 <text:s text:c="3"/>6.3376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547 164.455205 <text:s text:c="5"/>0.308 <text:s text:c="3"/>317.388 <text:s text:c="4"/>9.7652 <text:s text:c="2"/>3.821190 <text:s text:c="4"/>4.2817 <text:s text:c="3"/>315.000 <text:s text:c="4"/>9.7286 <text:s text:c="3"/>35.2069 <text:s/>1028.5861 <text:s text:c="3"/>27.1537 <text:s text:c="3"/>6.3386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580 164.455221 <text:s text:c="5"/>0.665 <text:s text:c="3"/>318.388 <text:s text:c="4"/>9.7500 <text:s text:c="2"/>3.819456 <text:s text:c="4"/>4.2828 <text:s text:c="3"/>316.000 <text:s text:c="4"/>9.7133 <text:s text:c="3"/>35.2035 <text:s/>1028.5906 <text:s text:c="3"/>27.1536 <text:s text:c="3"/>6.3408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605 164.455233 <text:s text:c="5"/>0.886 <text:s text:c="3"/>319.391 <text:s text:c="4"/>9.7363 <text:s text:c="2"/>3.818036 <text:s text:c="4"/>4.2811 <text:s text:c="3"/>317.000 <text:s text:c="4"/>9.6996 <text:s text:c="3"/>35.2018 <text:s/>1028.5961 <text:s text:c="3"/>27.1545 <text:s text:c="3"/>6.3428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632 164.455246 <text:s text:c="5"/>0.931 <text:s text:c="3"/>320.401 <text:s text:c="4"/>9.7197 <text:s text:c="2"/>3.816346 <text:s text:c="4"/>4.2839 <text:s text:c="3"/>318.000 <text:s text:c="4"/>9.6829 <text:s text:c="3"/>35.2001 <text:s/>1028.6023 <text:s text:c="3"/>27.1561 <text:s text:c="3"/>6.3451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659 164.455260 <text:s text:c="5"/>0.888 <text:s text:c="3"/>321.410 <text:s text:c="4"/>9.7033 <text:s text:c="2"/>3.814586 <text:s text:c="4"/>4.2841 <text:s text:c="3"/>319.000 <text:s text:c="4"/>9.6664 <text:s text:c="3"/>35.1976 <text:s/>1028.6078 <text:s text:c="3"/>27.1569 <text:s text:c="3"/>6.3475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688 164.455274 <text:s text:c="5"/>0.855 <text:s text:c="3"/>322.416 <text:s text:c="4"/>9.6947 <text:s text:c="2"/>3.813789 <text:s text:c="4"/>4.2841 <text:s text:c="3"/>320.000 <text:s text:c="4"/>9.6576 <text:s text:c="3"/>35.1974 <text:s/>1028.6136 <text:s text:c="3"/>27.1581 <text:s text:c="3"/>6.3487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725 164.455291 <text:s text:c="5"/>0.683 <text:s text:c="3"/>323.427 <text:s text:c="4"/>9.6882 <text:s text:c="2"/>3.813122 <text:s text:c="4"/>4.2845 <text:s text:c="3"/>321.000 <text:s text:c="4"/>9.6511 <text:s text:c="3"/>35.1963 <text:s/>1028.6185 <text:s text:c="3"/>27.1584 <text:s text:c="3"/>6.3496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764 164.455310 <text:s text:c="5"/>0.609 <text:s text:c="3"/>324.437 <text:s text:c="4"/>9.6809 <text:s text:c="2"/>3.812409 <text:s text:c="4"/>4.2843 <text:s text:c="3"/>322.000 <text:s text:c="4"/>9.6437 <text:s text:c="3"/>35.1957 <text:s/>1028.6238 <text:s text:c="3"/>27.1592 <text:s text:c="3"/>6.3507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800 164.455327 <text:s text:c="5"/>0.671 <text:s text:c="3"/>325.440 <text:s text:c="4"/>9.6809 <text:s text:c="2"/>3.812433 <text:s text:c="4"/>4.2828 <text:s text:c="3"/>323.000 <text:s text:c="4"/>9.6435 <text:s text:c="3"/>35.1955 <text:s/>1028.6282 <text:s text:c="3"/>27.1590 <text:s text:c="3"/>6.3507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836 164.455345 <text:s text:c="5"/>0.656 <text:s text:c="3"/>326.453 <text:s text:c="4"/>9.6567 <text:s text:c="2"/>3.809768 <text:s text:c="4"/>4.2831 <text:s text:c="3"/>324.000 <text:s text:c="4"/>9.6193 <text:s text:c="3"/>35.1912 <text:s/>1028.6336 <text:s text:c="3"/>27.1597 <text:s text:c="3"/>6.3542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870 164.455361 <text:s text:c="5"/>0.722 <text:s text:c="3"/>327.460 <text:s text:c="4"/>9.6362 <text:s text:c="2"/>3.807719 <text:s text:c="4"/>4.2804 <text:s text:c="3"/>325.000 <text:s text:c="4"/>9.5987 <text:s text:c="3"/>35.1896 <text:s/>1028.6405 <text:s text:c="3"/>27.1619 <text:s text:c="3"/>6.3571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906 164.455379 <text:s text:c="5"/>0.672 <text:s text:c="3"/>328.469 <text:s text:c="4"/>9.6246 <text:s text:c="2"/>3.806450 <text:s text:c="4"/>4.2765 <text:s text:c="3"/>326.000 <text:s text:c="4"/>9.5870 <text:s text:c="3"/>35.1874 <text:s/>1028.6453 <text:s text:c="3"/>27.1621 <text:s text:c="3"/>6.3588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936 164.455393 <text:s text:c="5"/>0.741 <text:s text:c="3"/>329.485 <text:s text:c="4"/>9.6039 <text:s text:c="2"/>3.804274 <text:s text:c="4"/>4.2787 <text:s text:c="3"/>327.000 <text:s text:c="4"/>9.5663 <text:s text:c="3"/>35.1847 <text:s/>1028.6514 <text:s text:c="3"/>27.1635 <text:s text:c="3"/>6.3618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958 164.455404 <text:s text:c="5"/>0.962 <text:s text:c="3"/>330.484 <text:s text:c="4"/>9.5884 <text:s text:c="2"/>3.802660 <text:s text:c="4"/>4.2790 <text:s text:c="3"/>328.000 <text:s text:c="4"/>9.5507 <text:s text:c="3"/>35.1828 <text:s/>1028.6571 <text:s text:c="3"/>27.1646 <text:s text:c="3"/>6.3640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981 164.455415 <text:s text:c="5"/>1.078 <text:s text:c="3"/>331.486 <text:s text:c="4"/>9.5824 <text:s text:c="2"/>3.802124 <text:s text:c="4"/>4.2796 <text:s text:c="3"/>329.000 <text:s text:c="4"/>9.5445 <text:s text:c="3"/>35.1827 <text:s/>1028.6626 <text:s text:c="3"/>27.1656 <text:s text:c="3"/>6.3649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020 164.455433 <text:s text:c="5"/>0.689 <text:s text:c="3"/>332.502 <text:s text:c="4"/>9.5501 <text:s text:c="2"/>3.798589 <text:s text:c="4"/>4.2825 <text:s text:c="3"/>330.000 <text:s text:c="4"/>9.5123 <text:s text:c="3"/>35.1772 <text:s/>1028.6685 <text:s text:c="3"/>27.1667 <text:s text:c="3"/>6.3696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060 164.455453 <text:s text:c="5"/>0.566 <text:s text:c="3"/>333.515 <text:s text:c="4"/>9.5159 <text:s text:c="2"/>3.795067 <text:s text:c="4"/>4.2825 <text:s text:c="3"/>331.000 <text:s text:c="4"/>9.4780 <text:s text:c="3"/>35.1738 <text:s/>1028.6763 <text:s text:c="3"/>27.1697 <text:s text:c="3"/>6.3745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086 164.455465 <text:s text:c="5"/>0.827 <text:s text:c="3"/>334.516 <text:s text:c="4"/>9.4992 <text:s text:c="2"/>3.793235 <text:s text:c="4"/>4.2838 <text:s text:c="3"/>332.000 <text:s text:c="4"/>9.4613 <text:s text:c="3"/>35.1708 <text:s/>1028.6814 <text:s text:c="3"/>27.1701 <text:s text:c="3"/>6.3769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116 164.455480 <text:s text:c="5"/>0.863 <text:s text:c="3"/>335.521 <text:s text:c="4"/>9.4846 <text:s text:c="2"/>3.791856 <text:s text:c="4"/>4.2843 <text:s text:c="3"/>333.000 <text:s text:c="4"/>9.4466 <text:s text:c="3"/>35.1704 <text:s/>1028.6881 <text:s text:c="3"/>27.1722 <text:s text:c="3"/>6.3790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167 164.455504 <text:s text:c="5"/>0.465 <text:s text:c="3"/>336.537 <text:s text:c="4"/>9.4723 <text:s text:c="2"/>3.790574 <text:s text:c="4"/>4.2815 <text:s text:c="3"/>334.000 <text:s text:c="4"/>9.4342 <text:s text:c="3"/>35.1687 <text:s/>1028.6935 <text:s text:c="3"/>27.1730 <text:s text:c="3"/>6.3808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209 164.455525 <text:s text:c="5"/>0.544 <text:s text:c="3"/>337.553 <text:s text:c="4"/>9.4493 <text:s text:c="2"/>3.788044 <text:s text:c="4"/>4.2784 <text:s text:c="3"/>335.000 <text:s text:c="4"/>9.4111 <text:s text:c="3"/>35.1646 <text:s/>1028.6988 <text:s text:c="3"/>27.1736 <text:s text:c="3"/>6.3842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234 164.455537 <text:s text:c="5"/>0.861 <text:s text:c="3"/>338.554 <text:s text:c="4"/>9.4312 <text:s text:c="2"/>3.786299 <text:s text:c="4"/>4.2775 <text:s text:c="3"/>336.000 <text:s text:c="4"/>9.3930 <text:s text:c="3"/>35.1637 <text:s/>1028.7058 <text:s text:c="3"/>27.1759 <text:s text:c="3"/>6.3867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257 164.455548 <text:s text:c="5"/>1.015 <text:s text:c="3"/>339.555 <text:s text:c="4"/>9.4208 <text:s text:c="2"/>3.785237 <text:s text:c="4"/>4.2757 <text:s text:c="3"/>337.000 <text:s text:c="4"/>9.3825 <text:s text:c="3"/>35.1625 <text:s/>1028.7111 <text:s text:c="3"/>27.1766 <text:s text:c="3"/>6.3882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295 164.455566 <text:s text:c="5"/>0.720 <text:s text:c="3"/>340.568 <text:s text:c="4"/>9.4059 <text:s text:c="2"/>3.783755 <text:s text:c="4"/>4.2766 <text:s text:c="3"/>338.000 <text:s text:c="4"/>9.3675 <text:s text:c="3"/>35.1613 <text:s/>1028.7173 <text:s text:c="3"/>27.1782 <text:s text:c="3"/>6.3904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337 164.455586 <text:s text:c="5"/>0.543 <text:s text:c="3"/>341.581 <text:s text:c="4"/>9.3842 <text:s text:c="2"/>3.781512 <text:s text:c="4"/>4.2762 <text:s text:c="3"/>339.000 <text:s text:c="4"/>9.3457 <text:s text:c="3"/>35.1588 <text:s/>1028.7236 <text:s text:c="3"/>27.1798 <text:s text:c="3"/>6.3935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366 164.455601 <text:s text:c="5"/>0.777 <text:s text:c="3"/>342.585 <text:s text:c="4"/>9.3887 <text:s text:c="2"/>3.782015 <text:s text:c="4"/>4.2793 <text:s text:c="3"/>340.000 <text:s text:c="4"/>9.3501 <text:s text:c="3"/>35.1591 <text:s/>1028.7276 <text:s text:c="3"/>27.1793 <text:s text:c="3"/>6.3928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408 164.455620 <text:s text:c="5"/>0.623 <text:s text:c="3"/>343.592 <text:s text:c="4"/>9.3832 <text:s text:c="2"/>3.781484 <text:s text:c="4"/>4.2781 <text:s text:c="3"/>341.000 <text:s text:c="4"/>9.3445 <text:s text:c="3"/>35.1585 <text:s/>1028.7327 <text:s text:c="3"/>27.1798 <text:s text:c="3"/>6.3936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461 164.455646 <text:s text:c="5"/>0.422 <text:s text:c="3"/>344.607 <text:s text:c="4"/>9.3772 <text:s text:c="2"/>3.780903 <text:s text:c="4"/>4.2751 <text:s text:c="3"/>342.000 <text:s text:c="4"/>9.3384 <text:s text:c="3"/>35.1579 <text:s/>1028.7378 <text:s text:c="3"/>27.1803 <text:s text:c="3"/>6.3945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496 164.455663 <text:s text:c="5"/>0.666 <text:s text:c="3"/>345.609 <text:s text:c="4"/>9.3790 <text:s text:c="2"/>3.781155 <text:s text:c="4"/>4.2781 <text:s text:c="3"/>343.000 <text:s text:c="4"/>9.3400 <text:s text:c="3"/>35.1583 <text:s/>1028.7423 <text:s text:c="3"/>27.1803 <text:s text:c="3"/>6.3942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546 164.455687 <text:s text:c="5"/>0.479 <text:s text:c="3"/>346.620 <text:s text:c="4"/>9.3814 <text:s text:c="2"/>3.781428 <text:s text:c="4"/>4.2751 <text:s text:c="3"/>344.000 <text:s text:c="4"/>9.3423 <text:s text:c="3"/>35.1583 <text:s/>1028.7465 <text:s text:c="3"/>27.1799 <text:s text:c="3"/>6.3939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601 164.455714 <text:s text:c="5"/>0.424 <text:s text:c="3"/>347.636 <text:s text:c="4"/>9.3799 <text:s text:c="2"/>3.781358 <text:s text:c="4"/>4.2735 <text:s text:c="3"/>345.000 <text:s text:c="4"/>9.3407 <text:s text:c="3"/>35.1586 <text:s/>1028.7516 <text:s text:c="3"/>27.1804 <text:s text:c="3"/>6.3941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627 164.455726 <text:s text:c="5"/>0.772 <text:s text:c="3"/>348.638 <text:s text:c="4"/>9.3847 <text:s text:c="2"/>3.781884 <text:s text:c="4"/>4.2761 <text:s text:c="3"/>346.000 <text:s text:c="4"/>9.3454 <text:s text:c="3"/>35.1589 <text:s/>1028.7554 <text:s text:c="3"/>27.1798 <text:s text:c="3"/>6.3934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653 164.455739 <text:s text:c="5"/>0.937 <text:s text:c="3"/>349.642 <text:s text:c="4"/>9.3855 <text:s text:c="2"/>3.782057 <text:s text:c="4"/>4.2750 <text:s text:c="3"/>347.000 <text:s text:c="4"/>9.3461 <text:s text:c="3"/>35.1594 <text:s/>1028.7602 <text:s text:c="3"/>27.1801 <text:s text:c="3"/>6.3933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683 164.455753 <text:s text:c="5"/>0.854 <text:s text:c="3"/>350.650 <text:s text:c="4"/>9.3868 <text:s text:c="2"/>3.782226 <text:s text:c="4"/>4.2749 <text:s text:c="3"/>348.000 <text:s text:c="4"/>9.3473 <text:s text:c="3"/>35.1594 <text:s/>1028.7646 <text:s text:c="3"/>27.1799 <text:s text:c="3"/>6.3931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718 164.455770 <text:s text:c="5"/>0.724 <text:s text:c="3"/>351.660 <text:s text:c="4"/>9.3811 <text:s text:c="2"/>3.781654 <text:s text:c="4"/>4.2757 <text:s text:c="3"/>349.000 <text:s text:c="4"/>9.3415 <text:s text:c="3"/>35.1586 <text:s/>1028.7694 <text:s text:c="3"/>27.1802 <text:s text:c="3"/>6.3939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768 164.455794 <text:s text:c="5"/>0.449 <text:s text:c="3"/>352.676 <text:s text:c="4"/>9.3834 <text:s text:c="2"/>3.781875 <text:s text:c="4"/>4.2769 <text:s text:c="3"/>350.000 <text:s text:c="4"/>9.3436 <text:s text:c="3"/>35.1582 <text:s/>1028.7733 <text:s text:c="3"/>27.1795 <text:s text:c="3"/>6.3936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800 164.455810 <text:s text:c="5"/>0.647 <text:s text:c="3"/>353.684 <text:s text:c="4"/>9.3777 <text:s text:c="2"/>3.781325 <text:s text:c="4"/>4.2769 <text:s text:c="3"/>351.000 <text:s text:c="4"/>9.3379 <text:s text:c="3"/>35.1576 <text:s/>1028.7784 <text:s text:c="3"/>27.1800 <text:s text:c="3"/>6.3945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821 164.455820 <text:s text:c="5"/>0.963 <text:s text:c="3"/>354.691 <text:s text:c="4"/>9.3723 <text:s text:c="2"/>3.780670 <text:s text:c="4"/>4.2744 <text:s text:c="3"/>352.000 <text:s text:c="4"/>9.3323 <text:s text:c="3"/>35.1557 <text:s/>1028.7823 <text:s text:c="3"/>27.1793 <text:s text:c="3"/>6.3953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841 164.455830 <text:s text:c="5"/>1.164 <text:s text:c="3"/>355.689 <text:s text:c="4"/>9.3458 <text:s text:c="2"/>3.777847 <text:s text:c="4"/>4.2772 <text:s text:c="3"/>353.000 <text:s text:c="4"/>9.3058 <text:s text:c="3"/>35.1519 <text:s/>1028.7884 <text:s text:c="3"/>27.1807 <text:s text:c="3"/>6.3992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875 164.455846 <text:s text:c="5"/>0.878 <text:s text:c="3"/>356.699 <text:s text:c="4"/>9.3398 <text:s text:c="2"/>3.777416 <text:s text:c="4"/>4.2777 <text:s text:c="3"/>354.000 <text:s text:c="4"/>9.2997 <text:s text:c="3"/>35.1529 <text:s/>1028.7948 <text:s text:c="3"/>27.1825 <text:s text:c="3"/>6.4000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922 164.455869 <text:s text:c="5"/>0.418 <text:s text:c="3"/>357.725 <text:s text:c="4"/>9.3318 <text:s text:c="2"/>3.776606 <text:s text:c="4"/>4.2775 <text:s text:c="3"/>355.000 <text:s text:c="4"/>9.2916 <text:s text:c="3"/>35.1518 <text:s/>1028.7999 <text:s text:c="3"/>27.1830 <text:s text:c="3"/>6.4011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946 164.455880 <text:s text:c="5"/>0.786 <text:s text:c="3"/>358.730 <text:s text:c="4"/>9.3246 <text:s text:c="2"/>3.775826 <text:s text:c="4"/>4.2761 <text:s text:c="3"/>356.000 <text:s text:c="4"/>9.2843 <text:s text:c="3"/>35.1503 <text:s/>1028.8045 <text:s text:c="3"/>27.1830 <text:s text:c="3"/>6.4022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965 164.455889 <text:s text:c="5"/>1.098 <text:s text:c="3"/>359.726 <text:s text:c="4"/>9.3142 <text:s text:c="2"/>3.774742 <text:s text:c="4"/>4.2763 <text:s text:c="3"/>357.000 <text:s text:c="4"/>9.2738 <text:s text:c="3"/>35.1488 <text:s/>1028.8096 <text:s text:c="3"/>27.1835 <text:s text:c="3"/>6.4037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985 164.455899 <text:s text:c="5"/>1.233 <text:s text:c="3"/>360.727 <text:s text:c="4"/>9.3019 <text:s text:c="2"/>3.773490 <text:s text:c="4"/>4.2755 <text:s text:c="3"/>358.000 <text:s text:c="4"/>9.2615 <text:s text:c="3"/>35.1473 <text:s/>1028.8151 <text:s text:c="3"/>27.1844 <text:s text:c="3"/>6.4055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36 164.455924 <text:s text:c="5"/>0.497 <text:s text:c="3"/>361.748 <text:s text:c="4"/>9.2940 <text:s text:c="2"/>3.772708 <text:s text:c="4"/>4.2769 <text:s text:c="3"/>359.000 <text:s text:c="4"/>9.2534 <text:s text:c="3"/>35.1465 <text:s/>1028.8204 <text:s text:c="3"/>27.1851 <text:s text:c="3"/>6.4067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78 164.455944 <text:s text:c="5"/>0.573 <text:s text:c="3"/>362.758 <text:s text:c="4"/>9.2895 <text:s text:c="2"/>3.772337 <text:s text:c="4"/>4.2805 <text:s text:c="3"/>360.000 <text:s text:c="4"/>9.2488 <text:s text:c="3"/>35.1466 <text:s/>1028.8258 <text:s text:c="3"/>27.1859 <text:s text:c="3"/>6.4073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07 164.455958 <text:s text:c="5"/>0.818 <text:s text:c="3"/>363.761 <text:s text:c="4"/>9.2887 <text:s text:c="2"/>3.772327 <text:s text:c="4"/>4.2837 <text:s text:c="3"/>361.000 <text:s text:c="4"/>9.2479 <text:s text:c="3"/>35.1469 <text:s/>1028.8307 <text:s text:c="3"/>27.1862 <text:s text:c="3"/>6.4074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45 164.455976 <text:s text:c="5"/>0.676 <text:s text:c="3"/>364.767 <text:s text:c="4"/>9.2783 <text:s text:c="2"/>3.771206 <text:s text:c="4"/>4.2833 <text:s text:c="3"/>362.000 <text:s text:c="4"/>9.2375 <text:s text:c="3"/>35.1449 <text:s/>1028.8354 <text:s text:c="3"/>27.1864 <text:s text:c="3"/>6.4089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96 164.456001 <text:s text:c="5"/>0.421 <text:s text:c="3"/>365.791 <text:s text:c="4"/>9.2415 <text:s text:c="2"/>3.767265 <text:s text:c="4"/>4.2813 <text:s text:c="3"/>363.000 <text:s text:c="4"/>9.2006 <text:s text:c="3"/>35.1396 <text:s/>1028.8422 <text:s text:c="3"/>27.1883 <text:s text:c="3"/>6.4143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223 164.456014 <text:s text:c="5"/>0.760 <text:s text:c="3"/>366.791 <text:s text:c="4"/>9.2159 <text:s text:c="2"/>3.764613 <text:s text:c="4"/>4.2830 <text:s text:c="3"/>364.000 <text:s text:c="4"/>9.1750 <text:s text:c="3"/>35.1367 <text:s/>1028.8488 <text:s text:c="3"/>27.1902 <text:s text:c="3"/>6.4181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251 164.456027 <text:s text:c="5"/>0.897 <text:s text:c="3"/>367.792 <text:s text:c="4"/>9.1926 <text:s text:c="2"/>3.762131 <text:s text:c="4"/>4.2858 <text:s text:c="3"/>365.000 <text:s text:c="4"/>9.1516 <text:s text:c="3"/>35.1333 <text:s/>1028.8546 <text:s text:c="3"/>27.1913 <text:s text:c="3"/>6.4215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293 164.456048 <text:s text:c="5"/>0.588 <text:s text:c="3"/>368.808 <text:s text:c="4"/>9.1361 <text:s text:c="2"/>3.756312 <text:s text:c="4"/>4.2793 <text:s text:c="3"/>366.000 <text:s text:c="4"/>9.0951 <text:s text:c="3"/>35.1277 <text:s/>1028.8645 <text:s text:c="3"/>27.1962 <text:s text:c="3"/>6.4297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340 164.456070 <text:s text:c="5"/>0.522 <text:s text:c="3"/>369.815 <text:s text:c="4"/>9.0268 <text:s text:c="2"/>3.744888 <text:s text:c="4"/>4.2778 <text:s text:c="3"/>367.000 <text:s text:c="4"/>8.9861 <text:s text:c="3"/>35.1153 <text:s/>1028.8779 <text:s text:c="3"/>27.2042 <text:s text:c="3"/>6.4457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397 164.456098 <text:s text:c="5"/>0.398 <text:s text:c="3"/>370.829 <text:s text:c="4"/>8.9840 <text:s text:c="2"/>3.740370 <text:s text:c="4"/>4.2787 <text:s text:c="3"/>368.000 <text:s text:c="4"/>8.9432 <text:s text:c="3"/>35.1098 <text:s/>1028.8854 <text:s text:c="3"/>27.2068 <text:s text:c="3"/>6.4520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430 164.456114 <text:s text:c="5"/>0.629 <text:s text:c="3"/>371.836 <text:s text:c="4"/>8.9876 <text:s text:c="2"/>3.740764 <text:s text:c="4"/>4.2795 <text:s text:c="3"/>369.000 <text:s text:c="4"/>8.9468 <text:s text:c="3"/>35.1099 <text:s/>1028.8894 <text:s text:c="3"/>27.2063 <text:s text:c="3"/>6.4515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453 164.456125 <text:s text:c="5"/>0.966 <text:s text:c="3"/>372.843 <text:s text:c="4"/>8.9866 <text:s text:c="2"/>3.740718 <text:s text:c="4"/>4.2788 <text:s text:c="3"/>370.000 <text:s text:c="4"/>8.9457 <text:s text:c="3"/>35.1099 <text:s/>1028.8941 <text:s text:c="3"/>27.2064 <text:s text:c="3"/>6.4517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476 164.456136 <text:s text:c="5"/>1.073 <text:s text:c="3"/>373.848 <text:s text:c="4"/>8.9857 <text:s text:c="2"/>3.740658 <text:s text:c="4"/>4.2818 <text:s text:c="3"/>371.000 <text:s text:c="4"/>8.9447 <text:s text:c="3"/>35.1097 <text:s/>1028.8986 <text:s text:c="3"/>27.2064 <text:s text:c="3"/>6.4518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505 164.456149 <text:s text:c="5"/>0.936 <text:s text:c="3"/>374.853 <text:s text:c="4"/>8.9839 <text:s text:c="2"/>3.740539 <text:s text:c="4"/>4.2806 <text:s text:c="3"/>372.000 <text:s text:c="4"/>8.9427 <text:s text:c="3"/>35.1098 <text:s/>1028.9035 <text:s text:c="3"/>27.2068 <text:s text:c="3"/>6.4521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548 164.456170 <text:s text:c="5"/>0.558 <text:s text:c="3"/>375.869 <text:s text:c="4"/>8.9798 <text:s text:c="2"/>3.740142 <text:s text:c="4"/>4.2792 <text:s text:c="3"/>373.000 <text:s text:c="4"/>8.9385 <text:s text:c="3"/>35.1092 <text:s/>1028.9083 <text:s text:c="3"/>27.2070 <text:s text:c="3"/>6.4527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588 164.456190 <text:s text:c="5"/>0.588 <text:s text:c="3"/>376.875 <text:s text:c="4"/>8.9668 <text:s text:c="2"/>3.738849 <text:s text:c="4"/>4.2778 <text:s text:c="3"/>374.000 <text:s text:c="4"/>8.9255 <text:s text:c="3"/>35.1080 <text:s/>1028.9141 <text:s text:c="3"/>27.2081 <text:s text:c="3"/>6.4546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632 164.456211 <text:s text:c="5"/>0.555 <text:s text:c="3"/>377.884 <text:s text:c="4"/>8.9641 <text:s text:c="2"/>3.738653 <text:s text:c="4"/>4.2811 <text:s text:c="3"/>375.000 <text:s text:c="4"/>8.9226 <text:s text:c="3"/>35.1081 <text:s/>1028.9192 <text:s text:c="3"/>27.2087 <text:s text:c="3"/>6.4549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686 164.456237 <text:s text:c="5"/>0.435 <text:s text:c="3"/>378.896 <text:s text:c="4"/>8.9653 <text:s text:c="2"/>3.738806 <text:s text:c="4"/>4.2824 <text:s text:c="3"/>376.000 <text:s text:c="4"/>8.9237 <text:s text:c="3"/>35.1081 <text:s/>1028.9235 <text:s text:c="3"/>27.2085 <text:s text:c="3"/>6.4548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721 164.456254 <text:s text:c="5"/>0.665 <text:s text:c="3"/>379.905 <text:s text:c="4"/>8.9630 <text:s text:c="2"/>3.738608 <text:s text:c="4"/>4.2807 <text:s text:c="3"/>377.000 <text:s text:c="4"/>8.9213 <text:s text:c="3"/>35.1078 <text:s/>1028.9283 <text:s text:c="3"/>27.2086 <text:s text:c="3"/>6.4551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748 164.456267 <text:s text:c="5"/>0.839 <text:s text:c="3"/>380.910 <text:s text:c="4"/>8.9605 <text:s text:c="2"/>3.738400 <text:s text:c="4"/>4.2783 <text:s text:c="3"/>378.000 <text:s text:c="4"/>8.9187 <text:s text:c="3"/>35.1076 <text:s/>1028.9331 <text:s text:c="3"/>27.2089 <text:s text:c="3"/>6.4555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774 164.456280 <text:s text:c="5"/>0.907 <text:s text:c="3"/>381.919 <text:s text:c="4"/>8.9612 <text:s text:c="2"/>3.738530 <text:s text:c="4"/>4.2798 <text:s text:c="3"/>379.000 <text:s text:c="4"/>8.9193 <text:s text:c="3"/>35.1078 <text:s/>1028.9377 <text:s text:c="3"/>27.2089 <text:s text:c="3"/>6.4554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801 164.456293 <text:s text:c="5"/>0.918 <text:s text:c="3"/>382.924 <text:s text:c="4"/>8.9668 <text:s text:c="2"/>3.739192 <text:s text:c="4"/>4.2848 <text:s text:c="3"/>380.000 <text:s text:c="4"/>8.9248 <text:s text:c="3"/>35.1087 <text:s/>1028.9420 <text:s text:c="3"/>27.2087 <text:s text:c="3"/>6.4545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840 164.456311 <text:s text:c="5"/>0.683 <text:s text:c="3"/>383.932 <text:s text:c="4"/>8.9658 <text:s text:c="2"/>3.739092 <text:s text:c="4"/>4.2852 <text:s text:c="3"/>381.000 <text:s text:c="4"/>8.9237 <text:s text:c="3"/>35.1082 <text:s/>1028.9462 <text:s text:c="3"/>27.2084 <text:s text:c="3"/>6.4547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890 164.456335 <text:s text:c="5"/>0.449 <text:s text:c="3"/>384.952 <text:s text:c="4"/>8.9194 <text:s text:c="2"/>3.734092 <text:s text:c="4"/>4.2828 <text:s text:c="3"/>382.000 <text:s text:c="4"/>8.8772 <text:s text:c="3"/>35.1011 <text:s/>1028.9531 <text:s text:c="3"/>27.2104 <text:s text:c="3"/>6.4616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919 164.456349 <text:s text:c="5"/>0.710 <text:s text:c="3"/>385.963 <text:s text:c="4"/>8.8880 <text:s text:c="2"/>3.730586 <text:s text:c="4"/>4.2798 <text:s text:c="3"/>383.000 <text:s text:c="4"/>8.8459 <text:s text:c="3"/>35.0948 <text:s/>1028.9580 <text:s text:c="3"/>27.2104 <text:s text:c="3"/>6.4664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938 164.456358 <text:s text:c="5"/>1.024 <text:s text:c="3"/>386.967 <text:s text:c="4"/>8.8513 <text:s text:c="2"/>3.727157 <text:s text:c="4"/>4.2783 <text:s text:c="3"/>384.000 <text:s text:c="4"/>8.8091 <text:s text:c="3"/>35.0945 <text:s/>1028.9685 <text:s text:c="3"/>27.2161 <text:s text:c="3"/>6.4716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955 164.456367 <text:s text:c="5"/>1.273 <text:s text:c="3"/>387.961 <text:s text:c="4"/>8.8461 <text:s text:c="2"/>3.726656 <text:s text:c="4"/>4.2606 <text:s text:c="3"/>385.000 <text:s text:c="4"/>8.8038 <text:s text:c="3"/>35.0940 <text:s/>1028.9734 <text:s text:c="3"/>27.2165 <text:s text:c="3"/>6.4724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987 164.456382 <text:s text:c="5"/>1.041 <text:s text:c="3"/>388.968 <text:s text:c="4"/>8.8459 <text:s text:c="2"/>3.726665 <text:s text:c="4"/>4.2059 <text:s text:c="3"/>386.000 <text:s text:c="4"/>8.8036 <text:s text:c="3"/>35.0938 <text:s/>1028.9778 <text:s text:c="3"/>27.2163 <text:s text:c="3"/>6.4724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060 164.456417 <text:s text:c="5"/>0.205 <text:s text:c="3"/>390.002 <text:s text:c="4"/>8.8473 <text:s text:c="2"/>3.727116 <text:s text:c="4"/>4.2479 <text:s text:c="3"/>387.000 <text:s text:c="4"/>8.8048 <text:s text:c="3"/>35.0966 <text:s/>1028.9845 <text:s text:c="3"/>27.2184 <text:s text:c="3"/>6.4721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079 164.456427 <text:s text:c="5"/>0.812 <text:s text:c="3"/>391.004 <text:s text:c="4"/>8.8195 <text:s text:c="2"/>3.724097 <text:s text:c="4"/>4.2531 <text:s text:c="3"/>388.000 <text:s text:c="4"/>8.7770 <text:s text:c="3"/>35.0919 <text:s/>1028.9900 <text:s text:c="3"/>27.2191 <text:s text:c="3"/>6.4763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097 164.456435 <text:s text:c="5"/>1.171 <text:s text:c="3"/>392.001 <text:s text:c="4"/>8.8138 <text:s text:c="2"/>3.723450 <text:s text:c="4"/>4.2224 <text:s text:c="3"/>389.000 <text:s text:c="4"/>8.7712 <text:s text:c="3"/>35.0903 <text:s/>1028.9942 <text:s text:c="3"/>27.2187 <text:s text:c="3"/>6.4772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120 164.456446 <text:s text:c="5"/>1.219 <text:s text:c="3"/>392.998 <text:s text:c="4"/>8.8118 <text:s text:c="2"/>3.723375 <text:s text:c="4"/>4.1333 <text:s text:c="3"/>390.000 <text:s text:c="4"/>8.7691 <text:s text:c="3"/>35.0910 <text:s/>1028.9996 <text:s text:c="3"/>27.2196 <text:s text:c="3"/>6.4774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213 164.456491 <text:s text:c="5"/>0.118 <text:s text:c="3"/>394.040 <text:s text:c="4"/>8.8156 <text:s text:c="2"/>3.724548 <text:s text:c="4"/>4.1708 <text:s text:c="3"/>391.000 <text:s text:c="4"/>8.7728 <text:s text:c="3"/>35.0991 <text:s/>1029.0099 <text:s text:c="3"/>27.2253 <text:s text:c="3"/>6.4765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233 164.456501 <text:s text:c="5"/>0.758 <text:s text:c="3"/>395.033 <text:s text:c="4"/>8.8027 <text:s text:c="2"/>3.722274 <text:s text:c="4"/>4.2110 <text:s text:c="3"/>392.000 <text:s text:c="4"/>8.7598 <text:s text:c="3"/>35.0874 <text:s/>1029.0074 <text:s text:c="3"/>27.2182 <text:s text:c="3"/>6.4789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255 164.456512 <text:s text:c="5"/>1.076 <text:s text:c="3"/>396.031 <text:s text:c="4"/>8.7740 <text:s text:c="2"/>3.719410 <text:s text:c="4"/>4.2136 <text:s text:c="3"/>393.000 <text:s text:c="4"/>8.7311 <text:s text:c="3"/>35.0852 <text:s/>1029.0150 <text:s text:c="3"/>27.2211 <text:s text:c="3"/>6.4831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297 164.456532 <text:s text:c="5"/>0.634 <text:s text:c="3"/>397.048 <text:s text:c="4"/>8.7200 <text:s text:c="2"/>3.713663 <text:s text:c="4"/>4.2047 <text:s text:c="3"/>394.000 <text:s text:c="4"/>8.6771 <text:s text:c="3"/>35.0776 <text:s/>1029.0226 <text:s text:c="3"/>27.2237 <text:s text:c="3"/>6.4912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341 164.456553 <text:s text:c="5"/>0.535 <text:s text:c="3"/>398.061 <text:s text:c="4"/>8.7210 <text:s text:c="2"/>3.713677 <text:s text:c="4"/>4.2311 <text:s text:c="3"/>395.000 <text:s text:c="4"/>8.6780 <text:s text:c="3"/>35.0762 <text:s/>1029.0260 <text:s text:c="3"/>27.2224 <text:s text:c="3"/>6.4911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373 164.456568 <text:s text:c="5"/>0.744 <text:s text:c="3"/>399.062 <text:s text:c="4"/>8.7006 <text:s text:c="2"/>3.711954 <text:s text:c="4"/>4.1411 <text:s text:c="3"/>396.000 <text:s text:c="4"/>8.6576 <text:s text:c="3"/>35.0777 <text:s/>1029.0351 <text:s text:c="3"/>27.2269 <text:s text:c="3"/>6.4940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439 164.456600 <text:s text:c="5"/>0.336 <text:s text:c="3"/>400.075 <text:s text:c="4"/>8.6983 <text:s text:c="2"/>3.713039 <text:s text:c="4"/>4.1475 <text:s text:c="3"/>397.000 <text:s text:c="4"/>8.6551 <text:s text:c="3"/>35.0910 <text:s/>1029.0504 <text:s text:c="3"/>27.2376 <text:s text:c="3"/>6.4937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482 164.456621 <text:s text:c="5"/>0.598 <text:s text:c="3"/>401.084 <text:s text:c="4"/>8.6667 <text:s text:c="2"/>3.708277 <text:s text:c="4"/>4.1360 <text:s text:c="3"/>398.000 <text:s text:c="4"/>8.6235 <text:s text:c="3"/>35.0715 <text:s/>1029.0450 <text:s text:c="3"/>27.2274 <text:s text:c="3"/>6.4991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530 164.456644 <text:s text:c="5"/>0.517 <text:s text:c="3"/>402.091 <text:s text:c="4"/>8.6625 <text:s text:c="2"/>3.708252 <text:s text:c="4"/>4.0623 <text:s text:c="3"/>399.000 <text:s text:c="4"/>8.6193 <text:s text:c="3"/>35.0749 <text:s/>1029.0529 <text:s text:c="3"/>27.2307 <text:s text:c="3"/>6.4996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591 164.456673 <text:s text:c="5"/>0.424 <text:s text:c="3"/>403.102 <text:s text:c="4"/>8.6546 <text:s text:c="2"/>3.707904 <text:s text:c="4"/>4.1765 <text:s text:c="3"/>400.000 <text:s text:c="4"/>8.6113 <text:s text:c="3"/>35.0786 <text:s/>1029.0616 <text:s text:c="3"/>27.2348 <text:s text:c="3"/>6.5006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623 164.456689 <text:s text:c="5"/>0.704 <text:s text:c="3"/>404.114 <text:s text:c="4"/>8.6474 <text:s text:c="2"/>3.706584 <text:s text:c="4"/>4.1989 <text:s text:c="3"/>401.000 <text:s text:c="4"/>8.6040 <text:s text:c="3"/>35.0714 <text:s/>1029.0617 <text:s text:c="3"/>27.2303 <text:s text:c="3"/>6.5019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649 164.456702 <text:s text:c="5"/>0.871 <text:s text:c="3"/>405.111 <text:s text:c="4"/>8.6425 <text:s text:c="2"/>3.705957 <text:s text:c="4"/>4.1195 <text:s text:c="3"/>402.000 <text:s text:c="4"/>8.5990 <text:s text:c="3"/>35.0691 <text:s/>1029.0653 <text:s text:c="3"/>27.2293 <text:s text:c="3"/>6.5027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704 164.456728 <text:s text:c="5"/>0.459 <text:s text:c="3"/>406.126 <text:s text:c="4"/>8.5983 <text:s text:c="2"/>3.704468 <text:s text:c="4"/>3.9430 <text:s text:c="3"/>403.000 <text:s text:c="4"/>8.5547 <text:s text:c="3"/>35.0967 <text:s/>1029.0987 <text:s text:c="3"/>27.2579 <text:s text:c="3"/>6.5079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773 164.456761 <text:s text:c="5"/>0.311 <text:s text:c="3"/>407.153 <text:s text:c="4"/>8.5920 <text:s text:c="2"/>3.704823 <text:s text:c="4"/>4.1274 <text:s text:c="3"/>404.000 <text:s text:c="4"/>8.5483 <text:s text:c="3"/>35.1062 <text:s/>1029.1118 <text:s text:c="3"/>27.2663 <text:s text:c="3"/>6.5084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791 164.456770 <text:s text:c="5"/>0.778 <text:s text:c="3"/>408.154 <text:s text:c="4"/>8.5886 <text:s text:c="2"/>3.700325 <text:s text:c="4"/>4.1731 <text:s text:c="3"/>405.000 <text:s text:c="4"/>8.5449 <text:s text:c="3"/>35.0616 <text:s/>1029.0820 <text:s text:c="3"/>27.2318 <text:s text:c="3"/>6.5108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809 164.456779 <text:s text:c="5"/>1.169 <text:s text:c="3"/>409.154 <text:s text:c="4"/>8.5595 <text:s text:c="2"/>3.697543 <text:s text:c="4"/>4.1869 <text:s text:c="3"/>406.000 <text:s text:c="4"/>8.5158 <text:s text:c="3"/>35.0605 <text:s/>1029.0905 <text:s text:c="3"/>27.2356 <text:s text:c="3"/>6.5151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827 164.456787 <text:s text:c="5"/>1.342 <text:s text:c="3"/>410.153 <text:s text:c="4"/>8.5350 <text:s text:c="2"/>3.694765 <text:s text:c="4"/>4.1575 <text:s text:c="3"/>407.000 <text:s text:c="4"/>8.4912 <text:s text:c="3"/>35.0549 <text:s/>1029.0947 <text:s text:c="3"/>27.2350 <text:s text:c="3"/>6.5189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862 164.456804 <text:s text:c="5"/>0.891 <text:s text:c="3"/>411.160 <text:s text:c="4"/>8.5213 <text:s text:c="2"/>3.691875 <text:s text:c="4"/>4.0794 <text:s text:c="3"/>408.000 <text:s text:c="4"/>8.4775 <text:s text:c="3"/>35.0375 <text:s/>1029.0878 <text:s text:c="3"/>27.2234 <text:s text:c="3"/>6.5216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925 164.456834 <text:s text:c="5"/>0.338 <text:s text:c="3"/>412.185 <text:s text:c="4"/>8.4982 <text:s text:c="2"/>3.691146 <text:s text:c="4"/>4.1614 <text:s text:c="3"/>409.000 <text:s text:c="4"/>8.4543 <text:s text:c="3"/>35.0521 <text:s/>1029.1077 <text:s text:c="3"/>27.2385 <text:s text:c="3"/>6.5243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961 164.456852 <text:s text:c="5"/>0.635 <text:s text:c="3"/>413.190 <text:s text:c="4"/>8.4046 <text:s text:c="2"/>3.681830 <text:s text:c="4"/>4.2333 <text:s text:c="3"/>410.000 <text:s text:c="4"/>8.3609 <text:s text:c="3"/>35.0457 <text:s/>1029.1225 <text:s text:c="3"/>27.2480 <text:s text:c="3"/>6.5382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990 164.456866 <text:s text:c="5"/>0.771 <text:s text:c="3"/>414.203 <text:s text:c="4"/>8.3877 <text:s text:c="2"/>3.680100 <text:s text:c="4"/>4.2157 <text:s text:c="3"/>411.000 <text:s text:c="4"/>8.3440 <text:s text:c="3"/>35.0435 <text:s/>1029.1282 <text:s text:c="3"/>27.2490 <text:s text:c="3"/>6.5408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4015 164.456878 <text:s text:c="5"/>0.923 <text:s text:c="3"/>415.197 <text:s text:c="4"/>8.3887 <text:s text:c="2"/>3.680257 <text:s text:c="4"/>4.1332 <text:s text:c="3"/>412.000 <text:s text:c="4"/>8.3449 <text:s text:c="3"/>35.0437 <text:s/>1029.1327 <text:s text:c="3"/>27.2490 <text:s text:c="3"/>6.5406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4100 164.456919 <text:s text:c="5"/>0.235 <text:s text:c="3"/>416.222 <text:s text:c="4"/>8.3829 <text:s text:c="2"/>3.681285 <text:s text:c="4"/>4.1512 <text:s text:c="3"/>413.000 <text:s text:c="4"/>8.3389 <text:s text:c="3"/>35.0600 <text:s/>1029.1510 <text:s text:c="3"/>27.2626 <text:s text:c="3"/>6.5408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4136 164.456936 <text:s text:c="5"/>0.632 <text:s text:c="3"/>417.234 <text:s text:c="4"/>8.1534 <text:s text:c="2"/>3.654985 <text:s text:c="4"/>4.0049 <text:s text:c="3"/>414.000 <text:s text:c="4"/>8.1101 <text:s text:c="3"/>35.0076 <text:s/>1029.1517 <text:s text:c="3"/>27.2566 <text:s text:c="3"/>6.5767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4154 164.456945 <text:s text:c="5"/>1.040 <text:s text:c="3"/>418.225 <text:s text:c="4"/>8.1782 <text:s text:c="2"/>3.658664 <text:s text:c="4"/>4.2198 <text:s text:c="3"/>415.000 <text:s text:c="4"/>8.1347 <text:s text:c="3"/>35.0217 <text:s/>1029.1632 <text:s text:c="3"/>27.2639 <text:s text:c="3"/>6.5724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4172 164.456953 <text:s text:c="5"/>1.351 <text:s text:c="3"/>419.121 <text:s text:c="4"/>8.1232 <text:s text:c="2"/>3.653391 <text:s text:c="4"/>4.1926 <text:s text:c="3"/>416.000 <text:s text:c="4"/>8.0797 <text:s text:c="3"/>35.0197 <text:s/>1029.1746 <text:s text:c="3"/>27.2708 <text:s text:c="3"/>6.5806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9.990e-29 -9.990e-29 -9.990e-29 -9.990e-29 -9.990e-29 -9.990e-29 -9.990e-29 <text:s text:c="3"/>417.000 -9.990e-29 -9.990e-29 -9.990e-29 -9.990e-29 -9.990e-29 -9.990e-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9.990e-29 -9.990e-29 -9.990e-29 -9.990e-29 -9.990e-29 -9.990e-29 -9.990e-29 <text:s text:c="3"/>418.000 -9.990e-29 -9.990e-29 -9.990e-29 -9.990e-29 -9.990e-29 -9.990e-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4323 164.457026 <text:s text:c="3"/>392.556 <text:s text:c="3"/>422.042 <text:s text:c="4"/>8.1313 <text:s text:c="2"/>3.654363 <text:s text:c="4"/>3.8991 <text:s text:c="3"/>419.000 <text:s text:c="4"/>8.0875 <text:s text:c="3"/>35.0206 <text:s/>1029.1872 <text:s text:c="3"/>27.2703 <text:s text:c="3"/>6.5794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4392 164.457060 <text:s text:c="2"/>-163.087 <text:s text:c="3"/>423.392 <text:s text:c="4"/>8.1348 <text:s text:c="2"/>3.657788 <text:s text:c="4"/>3.8094 <text:s text:c="3"/>420.000 <text:s text:c="4"/>8.0909 <text:s text:c="3"/>35.0531 <text:s/>1029.2181 <text:s text:c="3"/>27.2952 <text:s text:c="3"/>6.5775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9.990e-29 -9.990e-29 -9.990e-29 -9.990e-29 -9.990e-29 -9.990e-29 -9.990e-29 <text:s text:c="3"/>421.000 -9.990e-29 -9.990e-29 -9.990e-29 -9.990e-29 -9.990e-29 -9.990e-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4472 164.457098 <text:s text:c="3"/>352.691 <text:s text:c="3"/>425.208 <text:s text:c="4"/>8.1478 <text:s text:c="2"/>3.658615 <text:s text:c="4"/>3.5309 <text:s text:c="3"/>422.000 <text:s text:c="4"/>8.1036 <text:s text:c="3"/>35.0482 <text:s/>1029.2204 <text:s text:c="3"/>27.2894 <text:s text:c="3"/>6.5758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4515 164.457119 <text:s text:c="5"/>9.381 <text:s text:c="3"/>426.299 <text:s text:c="4"/>8.1361 <text:s text:c="2"/>3.659451 <text:s text:c="4"/>3.4355 <text:s text:c="3"/>423.000 <text:s text:c="4"/>8.0919 <text:s text:c="3"/>35.0681 <text:s/>1029.2428 <text:s text:c="3"/>27.3068 <text:s text:c="3"/>6.5766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4550 164.457136 <text:s text:c="5"/>0.689 <text:s text:c="3"/>427.312 <text:s text:c="4"/>8.1351 <text:s text:c="2"/>3.659482 <text:s text:c="4"/>3.3698 <text:s text:c="3"/>424.000 <text:s text:c="4"/>8.0908 <text:s text:c="3"/>35.0690 <text:s/>1029.2483 <text:s text:c="3"/>27.3077 <text:s text:c="3"/>6.5767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4586 164.457153 <text:s text:c="5"/>0.678 <text:s text:c="3"/>428.322 <text:s text:c="4"/>8.1570 <text:s text:c="2"/>3.659686 <text:s text:c="4"/>3.3134 <text:s text:c="3"/>425.000 <text:s text:c="4"/>8.1125 <text:s text:c="3"/>35.0489 <text:s/>1029.2336 <text:s text:c="3"/>27.2885 <text:s text:c="3"/>6.5744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4620 164.457170 <text:s text:c="5"/>0.708 <text:s text:c="3"/>429.337 <text:s text:c="4"/>8.1166 <text:s text:c="2"/>3.660825 <text:s text:c="4"/>3.2747 <text:s text:c="3"/>426.000 <text:s text:c="4"/>8.0721 <text:s text:c="3"/>35.1008 <text:s/>1029.2853 <text:s text:c="3"/>27.3355 <text:s text:c="3"/>6.5781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4662 164.457190 <text:s text:c="5"/>0.558 <text:s text:c="3"/>430.331 <text:s text:c="4"/>8.1521 <text:s text:c="2"/>3.659853 <text:s text:c="4"/>3.2378 <text:s text:c="3"/>427.000 <text:s text:c="4"/>8.1073 <text:s text:c="3"/>35.0547 <text:s/>1029.2480 <text:s text:c="3"/>27.2938 <text:s text:c="3"/>6.5749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4721 164.457218 <text:s text:c="5"/>0.398 <text:s text:c="3"/>431.353 <text:s text:c="4"/>8.1188 <text:s text:c="2"/>3.660302 <text:s text:c="4"/>3.1926 <text:s text:c="3"/>428.000 <text:s text:c="4"/>8.0741 <text:s text:c="3"/>35.0921 <text:s/>1029.2872 <text:s text:c="3"/>27.3283 <text:s text:c="3"/>6.5781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4763 164.457239 <text:s text:c="5"/>0.563 <text:s text:c="3"/>432.355 <text:s text:c="4"/>8.1361 <text:s text:c="2"/>3.659876 <text:s text:c="4"/>3.1833 <text:s text:c="3"/>429.000 <text:s text:c="4"/>8.0912 <text:s text:c="3"/>35.0698 <text:s/>1029.2715 <text:s text:c="3"/>27.3082 <text:s text:c="3"/>6.5765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4824 164.457268 <text:s text:c="5"/>0.339 <text:s text:c="3"/>433.374 <text:s text:c="4"/>8.1650 <text:s text:c="2"/>3.659793 <text:s text:c="4"/>3.5514 <text:s text:c="3"/>430.000 <text:s text:c="4"/>8.1199 <text:s text:c="3"/>35.0397 <text:s/>1029.2480 <text:s text:c="3"/>27.2801 <text:s text:c="3"/>6.5736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4848 164.457280 <text:s text:c="5"/>0.757 <text:s text:c="3"/>434.379 <text:s text:c="4"/>8.1194 <text:s text:c="2"/>3.659587 <text:s text:c="4"/>3.7758 <text:s text:c="3"/>431.000 <text:s text:c="4"/>8.0743 <text:s text:c="3"/>35.0825 <text:s/>1029.2933 <text:s text:c="3"/>27.3207 <text:s text:c="3"/>6.5785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4871 164.457291 <text:s text:c="5"/>1.022 <text:s text:c="3"/>435.378 <text:s text:c="4"/>8.1110 <text:s text:c="2"/>3.653023 <text:s text:c="4"/>3.8254 <text:s text:c="3"/>432.000 <text:s text:c="4"/>8.0659 <text:s text:c="3"/>35.0202 <text:s/>1029.2505 <text:s text:c="3"/>27.2730 <text:s text:c="3"/>6.5824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4911 164.457310 <text:s text:c="5"/>0.754 <text:s text:c="3"/>436.384 <text:s text:c="4"/>8.1104 <text:s text:c="2"/>3.653408 <text:s text:c="4"/>3.7597 <text:s text:c="3"/>433.000 <text:s text:c="4"/>8.0652 <text:s text:c="3"/>35.0244 <text:s/>1029.2584 <text:s text:c="3"/>27.2764 <text:s text:c="3"/>6.5823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4994 164.457350 <text:s text:c="5"/>0.101 <text:s text:c="3"/>437.396 <text:s text:c="4"/>8.1024 <text:s text:c="2"/>3.655138 <text:s text:c="4"/>3.5229 <text:s text:c="3"/>434.000 <text:s text:c="4"/>8.0570 <text:s text:c="3"/>35.0504 <text:s/>1029.2846 <text:s text:c="3"/>27.2981 <text:s text:c="3"/>6.5824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9.990e-29 -9.990e-29 -9.990e-29 -9.990e-29 -9.990e-29 -9.990e-29 -9.990e-29 <text:s text:c="3"/>435.000 -9.990e-29 -9.990e-29 -9.990e-29 -9.990e-29 -9.990e-29 -9.990e-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5067 164.457385 <text:s text:c="3"/>687.601 <text:s text:c="3"/>439.352 <text:s text:c="4"/>8.0901 <text:s text:c="2"/>3.656108 <text:s text:c="4"/>3.3459 <text:s text:c="3"/>436.000 <text:s text:c="4"/>8.0446 <text:s text:c="3"/>35.0721 <text:s/>1029.3124 <text:s text:c="3"/>27.3169 <text:s text:c="3"/>6.5832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5105 164.457404 <text:s text:c="3"/>-44.401 <text:s text:c="3"/>440.445 <text:s text:c="4"/>8.0871 <text:s text:c="2"/>3.655848 <text:s text:c="4"/>3.2879 <text:s text:c="3"/>437.000 <text:s text:c="4"/>8.0415 <text:s text:c="3"/>35.0718 <text:s/>1029.3176 <text:s text:c="3"/>27.3172 <text:s text:c="3"/>6.5837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5146 164.457423 <text:s text:c="5"/>0.581 <text:s text:c="3"/>441.440 <text:s text:c="4"/>8.0844 <text:s text:c="2"/>3.655907 <text:s text:c="4"/>3.2544 <text:s text:c="3"/>438.000 <text:s text:c="4"/>8.0387 <text:s text:c="3"/>35.0746 <text:s/>1029.3247 <text:s text:c="3"/>27.3198 <text:s text:c="3"/>6.5840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5176 164.457438 <text:s text:c="5"/>0.770 <text:s text:c="3"/>442.442 <text:s text:c="4"/>8.0723 <text:s text:c="2"/>3.656352 <text:s text:c="4"/>3.2337 <text:s text:c="3"/>439.000 <text:s text:c="4"/>8.0265 <text:s text:c="3"/>35.0910 <text:s/>1029.3439 <text:s text:c="3"/>27.3344 <text:s text:c="3"/>6.5851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5217 164.457458 <text:s text:c="5"/>0.643 <text:s text:c="3"/>443.452 <text:s text:c="4"/>8.0917 <text:s text:c="2"/>3.655739 <text:s text:c="4"/>3.1883 <text:s text:c="3"/>440.000 <text:s text:c="4"/>8.0458 <text:s text:c="3"/>35.0646 <text:s/>1029.3248 <text:s text:c="3"/>27.3108 <text:s text:c="3"/>6.5833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5317 164.457506 <text:s text:c="5"/>0.148 <text:s text:c="3"/>444.461 <text:s text:c="4"/>8.0983 <text:s text:c="2"/>3.655600 <text:s text:c="4"/>3.1742 <text:s text:c="3"/>441.000 <text:s text:c="4"/>8.0523 <text:s text:c="3"/>35.0561 <text:s/>1029.3216 <text:s text:c="3"/>27.3031 <text:s text:c="3"/>6.5827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9.990e-29 -9.990e-29 -9.990e-29 -9.990e-29 -9.990e-29 -9.990e-29 -9.990e-29 <text:s text:c="3"/>442.000 -9.990e-29 -9.990e-29 -9.990e-29 -9.990e-29 -9.990e-29 -9.990e-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9.990e-29 -9.990e-29 -9.990e-29 -9.990e-29 -9.990e-29 -9.990e-29 -9.990e-29 <text:s text:c="3"/>443.000 -9.990e-29 -9.990e-29 -9.990e-29 -9.990e-29 -9.990e-29 -9.990e-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5382 164.457537 <text:s text:c="3"/>159.716 <text:s text:c="3"/>445.742 <text:s text:c="4"/>8.0808 <text:s text:c="2"/>3.649854 <text:s text:c="4"/>3.9293 <text:s text:c="3"/>444.000 <text:s text:c="4"/>8.0346 <text:s text:c="3"/>35.0115 <text:s/>1029.2953 <text:s text:c="3"/>27.2708 <text:s text:c="3"/>6.5872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5552 164.457619 <text:s text:c="3"/>111.847 <text:s text:c="3"/>447.986 <text:s text:c="4"/>8.0123 <text:s text:c="2"/>3.649376 <text:s text:c="4"/>3.5573 <text:s text:c="3"/>445.000 <text:s text:c="4"/>7.9662 <text:s text:c="3"/>35.0736 <text:s/>1029.3650 <text:s text:c="3"/>27.3299 <text:s text:c="3"/>6.5947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5791 164.457734 <text:s text:c="3"/>-78.845 <text:s text:c="3"/>449.763 <text:s text:c="4"/>8.0187 <text:s text:c="2"/>3.646622 <text:s text:c="4"/>3.2955 <text:s text:c="3"/>446.000 <text:s text:c="4"/>7.9723 <text:s text:c="3"/>35.0369 <text:s/>1029.3433 <text:s text:c="3"/>27.3001 <text:s text:c="3"/>6.59536 0.0000e+00</text:p>
          </table:table-cell>
          <table:table-cell table:number-columns-repeated="1023"/>
        </table:table-row>
        <table:table-row table:style-name="ro1" table:number-rows-repeated="10479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16:19:51</meta:creation-date>
    <dc:date>2016-03-21T16:19:51</dc:date>
    <meta:generator>LibreOffice/5.0.5.2$Linux_x86 LibreOffice_project/00m0$Build-2</meta:generator>
    <meta:document-statistic meta:table-count="1" meta:cell-count="66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